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stination-2018-04-16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country_iso2</text:p>
          </table:table-cell>
          <table:table-cell office:value-type="string" calcext:value-type="string">
            <text:p>nb_prefix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FGHANISTAN</text:p>
          </table:table-cell>
          <table:table-cell/>
          <table:table-cell table:number-columns-repeated="2" table:style-name="ce3" office:value-type="string" calcext:value-type="string">
            <text:p>2018-04-16 17:27: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];&quot;*mobile*&quot;)&gt;0;3;(IF(COUNTIF([.B2];&quot;*FIXED*&quot;)&gt;0;2;(IF(COUNTIF([.B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FGHANI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];&quot;*mobile*&quot;)&gt;0;3;(IF(COUNTIF([.B3];&quot;*FIXED*&quot;)&gt;0;2;(IF(COUNTIF([.B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GHANISTAN MOBILE AWC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];&quot;*mobile*&quot;)&gt;0;3;(IF(COUNTIF([.B4];&quot;*FIXED*&quot;)&gt;0;2;(IF(COUNTIF([.B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GHANISTAN MOBILE ETISAL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];&quot;*mobile*&quot;)&gt;0;3;(IF(COUNTIF([.B5];&quot;*FIXED*&quot;)&gt;0;2;(IF(COUNTIF([.B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GHANISTA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];&quot;*mobile*&quot;)&gt;0;3;(IF(COUNTIF([.B6];&quot;*FIXED*&quot;)&gt;0;2;(IF(COUNTIF([.B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GHANISTAN MOBILE ROSH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];&quot;*mobile*&quot;)&gt;0;3;(IF(COUNTIF([.B7];&quot;*FIXED*&quot;)&gt;0;2;(IF(COUNTIF([.B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];&quot;*mobile*&quot;)&gt;0;3;(IF(COUNTIF([.B8];&quot;*FIXED*&quot;)&gt;0;2;(IF(COUNTIF([.B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BANIA FIXED ALB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];&quot;*mobile*&quot;)&gt;0;3;(IF(COUNTIF([.B9];&quot;*FIXED*&quot;)&gt;0;2;(IF(COUNTIF([.B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BANIA FIXED AM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];&quot;*mobile*&quot;)&gt;0;3;(IF(COUNTIF([.B10];&quot;*FIXED*&quot;)&gt;0;2;(IF(COUNTIF([.B10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BANIA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];&quot;*mobile*&quot;)&gt;0;3;(IF(COUNTIF([.B11];&quot;*FIXED*&quot;)&gt;0;2;(IF(COUNTIF([.B1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BA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];&quot;*mobile*&quot;)&gt;0;3;(IF(COUNTIF([.B12];&quot;*FIXED*&quot;)&gt;0;2;(IF(COUNTIF([.B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BANIA MOBILE AM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];&quot;*mobile*&quot;)&gt;0;3;(IF(COUNTIF([.B13];&quot;*FIXED*&quot;)&gt;0;2;(IF(COUNTIF([.B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BANIA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];&quot;*mobile*&quot;)&gt;0;3;(IF(COUNTIF([.B14];&quot;*FIXED*&quot;)&gt;0;2;(IF(COUNTIF([.B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BA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];&quot;*mobile*&quot;)&gt;0;3;(IF(COUNTIF([.B15];&quot;*FIXED*&quot;)&gt;0;2;(IF(COUNTIF([.B1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LBANIA TIR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];&quot;*mobile*&quot;)&gt;0;3;(IF(COUNTIF([.B16];&quot;*FIXED*&quot;)&gt;0;2;(IF(COUNTIF([.B1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];&quot;*mobile*&quot;)&gt;0;3;(IF(COUNTIF([.B17];&quot;*FIXED*&quot;)&gt;0;2;(IF(COUNTIF([.B1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GERIA C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];&quot;*mobile*&quot;)&gt;0;3;(IF(COUNTIF([.B18];&quot;*FIXED*&quot;)&gt;0;2;(IF(COUNTIF([.B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GE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];&quot;*mobile*&quot;)&gt;0;3;(IF(COUNTIF([.B19];&quot;*FIXED*&quot;)&gt;0;2;(IF(COUNTIF([.B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GERIA MOBILE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];&quot;*mobile*&quot;)&gt;0;3;(IF(COUNTIF([.B20];&quot;*FIXED*&quot;)&gt;0;2;(IF(COUNTIF([.B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GERIA MOBILE OPTIMU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];&quot;*mobile*&quot;)&gt;0;3;(IF(COUNTIF([.B21];&quot;*FIXED*&quot;)&gt;0;2;(IF(COUNTIF([.B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MERICAN SAMO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];&quot;*mobile*&quot;)&gt;0;3;(IF(COUNTIF([.B22];&quot;*FIXED*&quot;)&gt;0;2;(IF(COUNTIF([.B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];&quot;*mobile*&quot;)&gt;0;3;(IF(COUNTIF([.B23];&quot;*FIXED*&quot;)&gt;0;2;(IF(COUNTIF([.B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ORR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];&quot;*mobile*&quot;)&gt;0;3;(IF(COUNTIF([.B24];&quot;*FIXED*&quot;)&gt;0;2;(IF(COUNTIF([.B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];&quot;*mobile*&quot;)&gt;0;3;(IF(COUNTIF([.B25];&quot;*FIXED*&quot;)&gt;0;2;(IF(COUNTIF([.B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GOLA MOBILE MOV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];&quot;*mobile*&quot;)&gt;0;3;(IF(COUNTIF([.B26];&quot;*FIXED*&quot;)&gt;0;2;(IF(COUNTIF([.B2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GOLA MOBILE UN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];&quot;*mobile*&quot;)&gt;0;3;(IF(COUNTIF([.B27];&quot;*FIXED*&quot;)&gt;0;2;(IF(COUNTIF([.B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GOL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];&quot;*mobile*&quot;)&gt;0;3;(IF(COUNTIF([.B28];&quot;*FIXED*&quot;)&gt;0;2;(IF(COUNTIF([.B2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];&quot;*mobile*&quot;)&gt;0;3;(IF(COUNTIF([.B29];&quot;*FIXED*&quot;)&gt;0;2;(IF(COUNTIF([.B2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GUILL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];&quot;*mobile*&quot;)&gt;0;3;(IF(COUNTIF([.B30];&quot;*FIXED*&quot;)&gt;0;2;(IF(COUNTIF([.B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GUILL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];&quot;*mobile*&quot;)&gt;0;3;(IF(COUNTIF([.B31];&quot;*FIXED*&quot;)&gt;0;2;(IF(COUNTIF([.B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GUILL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];&quot;*mobile*&quot;)&gt;0;3;(IF(COUNTIF([.B32];&quot;*FIXED*&quot;)&gt;0;2;(IF(COUNTIF([.B3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TARCT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];&quot;*mobile*&quot;)&gt;0;3;(IF(COUNTIF([.B33];&quot;*FIXED*&quot;)&gt;0;2;(IF(COUNTIF([.B3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];&quot;*mobile*&quot;)&gt;0;3;(IF(COUNTIF([.B34];&quot;*FIXED*&quot;)&gt;0;2;(IF(COUNTIF([.B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TIGUA AND BARBUD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];&quot;*mobile*&quot;)&gt;0;3;(IF(COUNTIF([.B35];&quot;*FIXED*&quot;)&gt;0;2;(IF(COUNTIF([.B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];&quot;*mobile*&quot;)&gt;0;3;(IF(COUNTIF([.B36];&quot;*FIXED*&quot;)&gt;0;2;(IF(COUNTIF([.B3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GENTINA BUENOS AIR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];&quot;*mobile*&quot;)&gt;0;3;(IF(COUNTIF([.B37];&quot;*FIXED*&quot;)&gt;0;2;(IF(COUNTIF([.B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GENTINA CORRI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];&quot;*mobile*&quot;)&gt;0;3;(IF(COUNTIF([.B38];&quot;*FIXED*&quot;)&gt;0;2;(IF(COUNTIF([.B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GENTI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];&quot;*mobile*&quot;)&gt;0;3;(IF(COUNTIF([.B39];&quot;*FIXED*&quot;)&gt;0;2;(IF(COUNTIF([.B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GENTIN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];&quot;*mobile*&quot;)&gt;0;3;(IF(COUNTIF([.B40];&quot;*FIXED*&quot;)&gt;0;2;(IF(COUNTIF([.B40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RGENTINA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];&quot;*mobile*&quot;)&gt;0;3;(IF(COUNTIF([.B41];&quot;*FIXED*&quot;)&gt;0;2;(IF(COUNTIF([.B4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RGENTINA SPECIAL SERVICES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];&quot;*mobile*&quot;)&gt;0;3;(IF(COUNTIF([.B42];&quot;*FIXED*&quot;)&gt;0;2;(IF(COUNTIF([.B4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];&quot;*mobile*&quot;)&gt;0;3;(IF(COUNTIF([.B43];&quot;*FIXED*&quot;)&gt;0;2;(IF(COUNTIF([.B4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ME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];&quot;*mobile*&quot;)&gt;0;3;(IF(COUNTIF([.B44];&quot;*FIXED*&quot;)&gt;0;2;(IF(COUNTIF([.B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MENIA MOBILE ARMEN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];&quot;*mobile*&quot;)&gt;0;3;(IF(COUNTIF([.B45];&quot;*FIXED*&quot;)&gt;0;2;(IF(COUNTIF([.B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MENIA MOBILE KARABAKH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];&quot;*mobile*&quot;)&gt;0;3;(IF(COUNTIF([.B46];&quot;*FIXED*&quot;)&gt;0;2;(IF(COUNTIF([.B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MENI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];&quot;*mobile*&quot;)&gt;0;3;(IF(COUNTIF([.B47];&quot;*FIXED*&quot;)&gt;0;2;(IF(COUNTIF([.B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MENIA NAGORNO KARABAK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];&quot;*mobile*&quot;)&gt;0;3;(IF(COUNTIF([.B48];&quot;*FIXED*&quot;)&gt;0;2;(IF(COUNTIF([.B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ME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];&quot;*mobile*&quot;)&gt;0;3;(IF(COUNTIF([.B49];&quot;*FIXED*&quot;)&gt;0;2;(IF(COUNTIF([.B4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RMENIA YEREV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];&quot;*mobile*&quot;)&gt;0;3;(IF(COUNTIF([.B50];&quot;*FIXED*&quot;)&gt;0;2;(IF(COUNTIF([.B5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];&quot;*mobile*&quot;)&gt;0;3;(IF(COUNTIF([.B51];&quot;*FIXED*&quot;)&gt;0;2;(IF(COUNTIF([.B5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UB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];&quot;*mobile*&quot;)&gt;0;3;(IF(COUNTIF([.B52];&quot;*FIXED*&quot;)&gt;0;2;(IF(COUNTIF([.B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UB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];&quot;*mobile*&quot;)&gt;0;3;(IF(COUNTIF([.B53];&quot;*FIXED*&quot;)&gt;0;2;(IF(COUNTIF([.B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CENS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];&quot;*mobile*&quot;)&gt;0;3;(IF(COUNTIF([.B54];&quot;*FIXED*&quot;)&gt;0;2;(IF(COUNTIF([.B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SCENSIO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];&quot;*mobile*&quot;)&gt;0;3;(IF(COUNTIF([.B55];&quot;*FIXED*&quot;)&gt;0;2;(IF(COUNTIF([.B5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];&quot;*mobile*&quot;)&gt;0;3;(IF(COUNTIF([.B56];&quot;*FIXED*&quot;)&gt;0;2;(IF(COUNTIF([.B5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STRALIA CITY GROU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];&quot;*mobile*&quot;)&gt;0;3;(IF(COUNTIF([.B57];&quot;*FIXED*&quot;)&gt;0;2;(IF(COUNTIF([.B5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STRAL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];&quot;*mobile*&quot;)&gt;0;3;(IF(COUNTIF([.B58];&quot;*FIXED*&quot;)&gt;0;2;(IF(COUNTIF([.B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MOBILE OPT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];&quot;*mobile*&quot;)&gt;0;3;(IF(COUNTIF([.B59];&quot;*FIXED*&quot;)&gt;0;2;(IF(COUNTIF([.B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MOBILE TELST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];&quot;*mobile*&quot;)&gt;0;3;(IF(COUNTIF([.B60];&quot;*FIXED*&quot;)&gt;0;2;(IF(COUNTIF([.B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MOBILE TELSTRA AUSTRALIA VIA LYC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];&quot;*mobile*&quot;)&gt;0;3;(IF(COUNTIF([.B61];&quot;*FIXED*&quot;)&gt;0;2;(IF(COUNTIF([.B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MOBILE VODAFONE HUTCHIS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];&quot;*mobile*&quot;)&gt;0;3;(IF(COUNTIF([.B62];&quot;*FIXED*&quot;)&gt;0;2;(IF(COUNTIF([.B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];&quot;*mobile*&quot;)&gt;0;3;(IF(COUNTIF([.B63];&quot;*FIXED*&quot;)&gt;0;2;(IF(COUNTIF([.B6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STRALIA SATELLITE FIXED TELST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];&quot;*mobile*&quot;)&gt;0;3;(IF(COUNTIF([.B64];&quot;*FIXED*&quot;)&gt;0;2;(IF(COUNTIF([.B6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USTRALIA SATELLITE MOBILE OPT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];&quot;*mobile*&quot;)&gt;0;3;(IF(COUNTIF([.B65];&quot;*FIXED*&quot;)&gt;0;2;(IF(COUNTIF([.B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SATELLITE MOBILE TELST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];&quot;*mobile*&quot;)&gt;0;3;(IF(COUNTIF([.B66];&quot;*FIXED*&quot;)&gt;0;2;(IF(COUNTIF([.B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AL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];&quot;*mobile*&quot;)&gt;0;3;(IF(COUNTIF([.B67];&quot;*FIXED*&quot;)&gt;0;2;(IF(COUNTIF([.B6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];&quot;*mobile*&quot;)&gt;0;3;(IF(COUNTIF([.B68];&quot;*FIXED*&quot;)&gt;0;2;(IF(COUNTIF([.B6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ST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];&quot;*mobile*&quot;)&gt;0;3;(IF(COUNTIF([.B69];&quot;*FIXED*&quot;)&gt;0;2;(IF(COUNTIF([.B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IA MOBILE MOBIL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];&quot;*mobile*&quot;)&gt;0;3;(IF(COUNTIF([.B70];&quot;*FIXED*&quot;)&gt;0;2;(IF(COUNTIF([.B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IA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];&quot;*mobile*&quot;)&gt;0;3;(IF(COUNTIF([.B71];&quot;*FIXED*&quot;)&gt;0;2;(IF(COUNTIF([.B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IA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];&quot;*mobile*&quot;)&gt;0;3;(IF(COUNTIF([.B72];&quot;*FIXED*&quot;)&gt;0;2;(IF(COUNTIF([.B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USTR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];&quot;*mobile*&quot;)&gt;0;3;(IF(COUNTIF([.B73];&quot;*FIXED*&quot;)&gt;0;2;(IF(COUNTIF([.B7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STR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];&quot;*mobile*&quot;)&gt;0;3;(IF(COUNTIF([.B74];&quot;*FIXED*&quot;)&gt;0;2;(IF(COUNTIF([.B74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USTRIA VIEN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];&quot;*mobile*&quot;)&gt;0;3;(IF(COUNTIF([.B75];&quot;*FIXED*&quot;)&gt;0;2;(IF(COUNTIF([.B7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];&quot;*mobile*&quot;)&gt;0;3;(IF(COUNTIF([.B76];&quot;*FIXED*&quot;)&gt;0;2;(IF(COUNTIF([.B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ZERBAIJ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];&quot;*mobile*&quot;)&gt;0;3;(IF(COUNTIF([.B77];&quot;*FIXED*&quot;)&gt;0;2;(IF(COUNTIF([.B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ZERBAIJAN MOBILE BAK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];&quot;*mobile*&quot;)&gt;0;3;(IF(COUNTIF([.B78];&quot;*FIXED*&quot;)&gt;0;2;(IF(COUNTIF([.B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];&quot;*mobile*&quot;)&gt;0;3;(IF(COUNTIF([.B79];&quot;*FIXED*&quot;)&gt;0;2;(IF(COUNTIF([.B7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HAMA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];&quot;*mobile*&quot;)&gt;0;3;(IF(COUNTIF([.B80];&quot;*FIXED*&quot;)&gt;0;2;(IF(COUNTIF([.B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];&quot;*mobile*&quot;)&gt;0;3;(IF(COUNTIF([.B81];&quot;*FIXED*&quot;)&gt;0;2;(IF(COUNTIF([.B8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HRAIN BOADBAND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];&quot;*mobile*&quot;)&gt;0;3;(IF(COUNTIF([.B82];&quot;*FIXED*&quot;)&gt;0;2;(IF(COUNTIF([.B8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HRAI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];&quot;*mobile*&quot;)&gt;0;3;(IF(COUNTIF([.B83];&quot;*FIXED*&quot;)&gt;0;2;(IF(COUNTIF([.B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HRAIN MOBILE VIV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];&quot;*mobile*&quot;)&gt;0;3;(IF(COUNTIF([.B84];&quot;*FIXED*&quot;)&gt;0;2;(IF(COUNTIF([.B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HRAIN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];&quot;*mobile*&quot;)&gt;0;3;(IF(COUNTIF([.B85];&quot;*FIXED*&quot;)&gt;0;2;(IF(COUNTIF([.B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];&quot;*mobile*&quot;)&gt;0;3;(IF(COUNTIF([.B86];&quot;*FIXED*&quot;)&gt;0;2;(IF(COUNTIF([.B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NGLADESH CHITTAGO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];&quot;*mobile*&quot;)&gt;0;3;(IF(COUNTIF([.B87];&quot;*FIXED*&quot;)&gt;0;2;(IF(COUNTIF([.B8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NGLADESH DHAK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];&quot;*mobile*&quot;)&gt;0;3;(IF(COUNTIF([.B88];&quot;*FIXED*&quot;)&gt;0;2;(IF(COUNTIF([.B8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NGLADESH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];&quot;*mobile*&quot;)&gt;0;3;(IF(COUNTIF([.B89];&quot;*FIXED*&quot;)&gt;0;2;(IF(COUNTIF([.B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NGLADESH MOBILE BANGLALI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];&quot;*mobile*&quot;)&gt;0;3;(IF(COUNTIF([.B90];&quot;*FIXED*&quot;)&gt;0;2;(IF(COUNTIF([.B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NGLADESH MOBILE GRAMEENPH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];&quot;*mobile*&quot;)&gt;0;3;(IF(COUNTIF([.B91];&quot;*FIXED*&quot;)&gt;0;2;(IF(COUNTIF([.B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NGLADESH MOBILE ROBI AXIA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];&quot;*mobile*&quot;)&gt;0;3;(IF(COUNTIF([.B92];&quot;*FIXED*&quot;)&gt;0;2;(IF(COUNTIF([.B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NGLADESH SYLH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];&quot;*mobile*&quot;)&gt;0;3;(IF(COUNTIF([.B93];&quot;*FIXED*&quot;)&gt;0;2;(IF(COUNTIF([.B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];&quot;*mobile*&quot;)&gt;0;3;(IF(COUNTIF([.B94];&quot;*FIXED*&quot;)&gt;0;2;(IF(COUNTIF([.B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RBADO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];&quot;*mobile*&quot;)&gt;0;3;(IF(COUNTIF([.B95];&quot;*FIXED*&quot;)&gt;0;2;(IF(COUNTIF([.B9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RBADO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];&quot;*mobile*&quot;)&gt;0;3;(IF(COUNTIF([.B96];&quot;*FIXED*&quot;)&gt;0;2;(IF(COUNTIF([.B9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ARBADO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];&quot;*mobile*&quot;)&gt;0;3;(IF(COUNTIF([.B97];&quot;*FIXED*&quot;)&gt;0;2;(IF(COUNTIF([.B9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];&quot;*mobile*&quot;)&gt;0;3;(IF(COUNTIF([.B98];&quot;*FIXED*&quot;)&gt;0;2;(IF(COUNTIF([.B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ARUS MINS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];&quot;*mobile*&quot;)&gt;0;3;(IF(COUNTIF([.B99];&quot;*FIXED*&quot;)&gt;0;2;(IF(COUNTIF([.B9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ARU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];&quot;*mobile*&quot;)&gt;0;3;(IF(COUNTIF([.B100];&quot;*FIXED*&quot;)&gt;0;2;(IF(COUNTIF([.B1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ARUS MOBILE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];&quot;*mobile*&quot;)&gt;0;3;(IF(COUNTIF([.B101];&quot;*FIXED*&quot;)&gt;0;2;(IF(COUNTIF([.B1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ARU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];&quot;*mobile*&quot;)&gt;0;3;(IF(COUNTIF([.B102];&quot;*FIXED*&quot;)&gt;0;2;(IF(COUNTIF([.B1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ARU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];&quot;*mobile*&quot;)&gt;0;3;(IF(COUNTIF([.B103];&quot;*FIXED*&quot;)&gt;0;2;(IF(COUNTIF([.B10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];&quot;*mobile*&quot;)&gt;0;3;(IF(COUNTIF([.B104];&quot;*FIXED*&quot;)&gt;0;2;(IF(COUNTIF([.B10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GIUM FIXED PROXIM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];&quot;*mobile*&quot;)&gt;0;3;(IF(COUNTIF([.B105];&quot;*FIXED*&quot;)&gt;0;2;(IF(COUNTIF([.B10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ELGIUM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];&quot;*mobile*&quot;)&gt;0;3;(IF(COUNTIF([.B106];&quot;*FIXED*&quot;)&gt;0;2;(IF(COUNTIF([.B1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MOBILE BAS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];&quot;*mobile*&quot;)&gt;0;3;(IF(COUNTIF([.B107];&quot;*FIXED*&quot;)&gt;0;2;(IF(COUNTIF([.B1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MOBILE MEDIALA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];&quot;*mobile*&quot;)&gt;0;3;(IF(COUNTIF([.B108];&quot;*FIXED*&quot;)&gt;0;2;(IF(COUNTIF([.B1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];&quot;*mobile*&quot;)&gt;0;3;(IF(COUNTIF([.B109];&quot;*FIXED*&quot;)&gt;0;2;(IF(COUNTIF([.B1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MOBILE PROXIM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];&quot;*mobile*&quot;)&gt;0;3;(IF(COUNTIF([.B110];&quot;*FIXED*&quot;)&gt;0;2;(IF(COUNTIF([.B1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MOBILE TELE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];&quot;*mobile*&quot;)&gt;0;3;(IF(COUNTIF([.B111];&quot;*FIXED*&quot;)&gt;0;2;(IF(COUNTIF([.B1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LGIUM UNIVERSAL ACCESS NUMB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];&quot;*mobile*&quot;)&gt;0;3;(IF(COUNTIF([.B112];&quot;*FIXED*&quot;)&gt;0;2;(IF(COUNTIF([.B1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];&quot;*mobile*&quot;)&gt;0;3;(IF(COUNTIF([.B113];&quot;*FIXED*&quot;)&gt;0;2;(IF(COUNTIF([.B11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IZ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];&quot;*mobile*&quot;)&gt;0;3;(IF(COUNTIF([.B114];&quot;*FIXED*&quot;)&gt;0;2;(IF(COUNTIF([.B1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];&quot;*mobile*&quot;)&gt;0;3;(IF(COUNTIF([.B115];&quot;*FIXED*&quot;)&gt;0;2;(IF(COUNTIF([.B1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NIN MOBILE B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];&quot;*mobile*&quot;)&gt;0;3;(IF(COUNTIF([.B116];&quot;*FIXED*&quot;)&gt;0;2;(IF(COUNTIF([.B1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NIN MOBILE LIBER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];&quot;*mobile*&quot;)&gt;0;3;(IF(COUNTIF([.B117];&quot;*FIXED*&quot;)&gt;0;2;(IF(COUNTIF([.B1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NIN MOBILE MOO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];&quot;*mobile*&quot;)&gt;0;3;(IF(COUNTIF([.B118];&quot;*FIXED*&quot;)&gt;0;2;(IF(COUNTIF([.B1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NI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];&quot;*mobile*&quot;)&gt;0;3;(IF(COUNTIF([.B119];&quot;*FIXED*&quot;)&gt;0;2;(IF(COUNTIF([.B1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NI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];&quot;*mobile*&quot;)&gt;0;3;(IF(COUNTIF([.B120];&quot;*FIXED*&quot;)&gt;0;2;(IF(COUNTIF([.B1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];&quot;*mobile*&quot;)&gt;0;3;(IF(COUNTIF([.B121];&quot;*FIXED*&quot;)&gt;0;2;(IF(COUNTIF([.B12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];&quot;*mobile*&quot;)&gt;0;3;(IF(COUNTIF([.B122];&quot;*FIXED*&quot;)&gt;0;2;(IF(COUNTIF([.B1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HU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];&quot;*mobile*&quot;)&gt;0;3;(IF(COUNTIF([.B123];&quot;*FIXED*&quot;)&gt;0;2;(IF(COUNTIF([.B1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];&quot;*mobile*&quot;)&gt;0;3;(IF(COUNTIF([.B124];&quot;*FIXED*&quot;)&gt;0;2;(IF(COUNTIF([.B1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LIVIA COCHABAM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];&quot;*mobile*&quot;)&gt;0;3;(IF(COUNTIF([.B125];&quot;*FIXED*&quot;)&gt;0;2;(IF(COUNTIF([.B1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LIVIA LA PAZ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];&quot;*mobile*&quot;)&gt;0;3;(IF(COUNTIF([.B126];&quot;*FIXED*&quot;)&gt;0;2;(IF(COUNTIF([.B1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LIV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];&quot;*mobile*&quot;)&gt;0;3;(IF(COUNTIF([.B127];&quot;*FIXED*&quot;)&gt;0;2;(IF(COUNTIF([.B1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LIVIA MOBILE EN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];&quot;*mobile*&quot;)&gt;0;3;(IF(COUNTIF([.B128];&quot;*FIXED*&quot;)&gt;0;2;(IF(COUNTIF([.B1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LIVIA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];&quot;*mobile*&quot;)&gt;0;3;(IF(COUNTIF([.B129];&quot;*FIXED*&quot;)&gt;0;2;(IF(COUNTIF([.B1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LIVIA SANTA CRUZ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];&quot;*mobile*&quot;)&gt;0;3;(IF(COUNTIF([.B130];&quot;*FIXED*&quot;)&gt;0;2;(IF(COUNTIF([.B1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];&quot;*mobile*&quot;)&gt;0;3;(IF(COUNTIF([.B131];&quot;*FIXED*&quot;)&gt;0;2;(IF(COUNTIF([.B1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SNIA AND HERZEGOVINA BH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];&quot;*mobile*&quot;)&gt;0;3;(IF(COUNTIF([.B132];&quot;*FIXED*&quot;)&gt;0;2;(IF(COUNTIF([.B13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SNIA AND HERZEGOVINA M: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];&quot;*mobile*&quot;)&gt;0;3;(IF(COUNTIF([.B133];&quot;*FIXED*&quot;)&gt;0;2;(IF(COUNTIF([.B13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SNIA AND HERZEGOVINA MOBILE BH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];&quot;*mobile*&quot;)&gt;0;3;(IF(COUNTIF([.B134];&quot;*FIXED*&quot;)&gt;0;2;(IF(COUNTIF([.B1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SNIA AND HERZEGOVINA MOBILE ERO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5];&quot;*mobile*&quot;)&gt;0;3;(IF(COUNTIF([.B135];&quot;*FIXED*&quot;)&gt;0;2;(IF(COUNTIF([.B1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SNIA AND HERZEGOVINA MOBILE M: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6];&quot;*mobile*&quot;)&gt;0;3;(IF(COUNTIF([.B136];&quot;*FIXED*&quot;)&gt;0;2;(IF(COUNTIF([.B1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SNIA AND HERZEGOVINA MO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7];&quot;*mobile*&quot;)&gt;0;3;(IF(COUNTIF([.B137];&quot;*FIXED*&quot;)&gt;0;2;(IF(COUNTIF([.B1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8];&quot;*mobile*&quot;)&gt;0;3;(IF(COUNTIF([.B138];&quot;*FIXED*&quot;)&gt;0;2;(IF(COUNTIF([.B1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TSWA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9];&quot;*mobile*&quot;)&gt;0;3;(IF(COUNTIF([.B139];&quot;*FIXED*&quot;)&gt;0;2;(IF(COUNTIF([.B1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TSWAN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0];&quot;*mobile*&quot;)&gt;0;3;(IF(COUNTIF([.B140];&quot;*FIXED*&quot;)&gt;0;2;(IF(COUNTIF([.B1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OTSWAN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1];&quot;*mobile*&quot;)&gt;0;3;(IF(COUNTIF([.B141];&quot;*FIXED*&quot;)&gt;0;2;(IF(COUNTIF([.B14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2];&quot;*mobile*&quot;)&gt;0;3;(IF(COUNTIF([.B142];&quot;*FIXED*&quot;)&gt;0;2;(IF(COUNTIF([.B1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BELO HORIZON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3];&quot;*mobile*&quot;)&gt;0;3;(IF(COUNTIF([.B143];&quot;*FIXED*&quot;)&gt;0;2;(IF(COUNTIF([.B14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BRASI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4];&quot;*mobile*&quot;)&gt;0;3;(IF(COUNTIF([.B144];&quot;*FIXED*&quot;)&gt;0;2;(IF(COUNTIF([.B14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CAMPIN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5];&quot;*mobile*&quot;)&gt;0;3;(IF(COUNTIF([.B145];&quot;*FIXED*&quot;)&gt;0;2;(IF(COUNTIF([.B14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CURITI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6];&quot;*mobile*&quot;)&gt;0;3;(IF(COUNTIF([.B146];&quot;*FIXED*&quot;)&gt;0;2;(IF(COUNTIF([.B14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FLORIANOPOL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7];&quot;*mobile*&quot;)&gt;0;3;(IF(COUNTIF([.B147];&quot;*FIXED*&quot;)&gt;0;2;(IF(COUNTIF([.B14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GOI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8];&quot;*mobile*&quot;)&gt;0;3;(IF(COUNTIF([.B148];&quot;*FIXED*&quot;)&gt;0;2;(IF(COUNTIF([.B1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GOVERN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49];&quot;*mobile*&quot;)&gt;0;3;(IF(COUNTIF([.B149];&quot;*FIXED*&quot;)&gt;0;2;(IF(COUNTIF([.B14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0];&quot;*mobile*&quot;)&gt;0;3;(IF(COUNTIF([.B150];&quot;*FIXED*&quot;)&gt;0;2;(IF(COUNTIF([.B1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AZIL MOBILE TI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1];&quot;*mobile*&quot;)&gt;0;3;(IF(COUNTIF([.B151];&quot;*FIXED*&quot;)&gt;0;2;(IF(COUNTIF([.B1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AZIL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2];&quot;*mobile*&quot;)&gt;0;3;(IF(COUNTIF([.B152];&quot;*FIXED*&quot;)&gt;0;2;(IF(COUNTIF([.B15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PORTO ALEG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3];&quot;*mobile*&quot;)&gt;0;3;(IF(COUNTIF([.B153];&quot;*FIXED*&quot;)&gt;0;2;(IF(COUNTIF([.B15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RECIF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4];&quot;*mobile*&quot;)&gt;0;3;(IF(COUNTIF([.B154];&quot;*FIXED*&quot;)&gt;0;2;(IF(COUNTIF([.B1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RI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5];&quot;*mobile*&quot;)&gt;0;3;(IF(COUNTIF([.B155];&quot;*FIXED*&quot;)&gt;0;2;(IF(COUNTIF([.B15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SAO PAU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6];&quot;*mobile*&quot;)&gt;0;3;(IF(COUNTIF([.B156];&quot;*FIXED*&quot;)&gt;0;2;(IF(COUNTIF([.B15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STATE OF SAO PAU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7];&quot;*mobile*&quot;)&gt;0;3;(IF(COUNTIF([.B157];&quot;*FIXED*&quot;)&gt;0;2;(IF(COUNTIF([.B15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AZIL VITO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8];&quot;*mobile*&quot;)&gt;0;3;(IF(COUNTIF([.B158];&quot;*FIXED*&quot;)&gt;0;2;(IF(COUNTIF([.B15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ITISH VIRGIN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59];&quot;*mobile*&quot;)&gt;0;3;(IF(COUNTIF([.B159];&quot;*FIXED*&quot;)&gt;0;2;(IF(COUNTIF([.B15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ITISH VIRGIN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0];&quot;*mobile*&quot;)&gt;0;3;(IF(COUNTIF([.B160];&quot;*FIXED*&quot;)&gt;0;2;(IF(COUNTIF([.B1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ITISH VIRGIN ISLAND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1];&quot;*mobile*&quot;)&gt;0;3;(IF(COUNTIF([.B161];&quot;*FIXED*&quot;)&gt;0;2;(IF(COUNTIF([.B1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2];&quot;*mobile*&quot;)&gt;0;3;(IF(COUNTIF([.B162];&quot;*FIXED*&quot;)&gt;0;2;(IF(COUNTIF([.B16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UNE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3];&quot;*mobile*&quot;)&gt;0;3;(IF(COUNTIF([.B163];&quot;*FIXED*&quot;)&gt;0;2;(IF(COUNTIF([.B1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4];&quot;*mobile*&quot;)&gt;0;3;(IF(COUNTIF([.B164];&quot;*FIXED*&quot;)&gt;0;2;(IF(COUNTIF([.B16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LGARIA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5];&quot;*mobile*&quot;)&gt;0;3;(IF(COUNTIF([.B165];&quot;*FIXED*&quot;)&gt;0;2;(IF(COUNTIF([.B16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ULGA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6];&quot;*mobile*&quot;)&gt;0;3;(IF(COUNTIF([.B166];&quot;*FIXED*&quot;)&gt;0;2;(IF(COUNTIF([.B1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LGARIA MOBILE MOBIL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7];&quot;*mobile*&quot;)&gt;0;3;(IF(COUNTIF([.B167];&quot;*FIXED*&quot;)&gt;0;2;(IF(COUNTIF([.B1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LGARIA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8];&quot;*mobile*&quot;)&gt;0;3;(IF(COUNTIF([.B168];&quot;*FIXED*&quot;)&gt;0;2;(IF(COUNTIF([.B1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LGARIA MOBILE VIV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69];&quot;*mobile*&quot;)&gt;0;3;(IF(COUNTIF([.B169];&quot;*FIXED*&quot;)&gt;0;2;(IF(COUNTIF([.B1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LGARIA MOBILITY SERVICES MOBIL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0];&quot;*mobile*&quot;)&gt;0;3;(IF(COUNTIF([.B170];&quot;*FIXED*&quot;)&gt;0;2;(IF(COUNTIF([.B1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LGARIA MOBILITY SERVICES MOBILTEL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1];&quot;*mobile*&quot;)&gt;0;3;(IF(COUNTIF([.B171];&quot;*FIXED*&quot;)&gt;0;2;(IF(COUNTIF([.B17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LGARIA SOF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2];&quot;*mobile*&quot;)&gt;0;3;(IF(COUNTIF([.B172];&quot;*FIXED*&quot;)&gt;0;2;(IF(COUNTIF([.B17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LGAR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3];&quot;*mobile*&quot;)&gt;0;3;(IF(COUNTIF([.B173];&quot;*FIXED*&quot;)&gt;0;2;(IF(COUNTIF([.B17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4];&quot;*mobile*&quot;)&gt;0;3;(IF(COUNTIF([.B174];&quot;*FIXED*&quot;)&gt;0;2;(IF(COUNTIF([.B17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RKINA FAS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5];&quot;*mobile*&quot;)&gt;0;3;(IF(COUNTIF([.B175];&quot;*FIXED*&quot;)&gt;0;2;(IF(COUNTIF([.B1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KINA FASO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6];&quot;*mobile*&quot;)&gt;0;3;(IF(COUNTIF([.B176];&quot;*FIXED*&quot;)&gt;0;2;(IF(COUNTIF([.B1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KINA FASO MOBILE TELE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7];&quot;*mobile*&quot;)&gt;0;3;(IF(COUNTIF([.B177];&quot;*FIXED*&quot;)&gt;0;2;(IF(COUNTIF([.B1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KINA FASO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8];&quot;*mobile*&quot;)&gt;0;3;(IF(COUNTIF([.B178];&quot;*FIXED*&quot;)&gt;0;2;(IF(COUNTIF([.B17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79];&quot;*mobile*&quot;)&gt;0;3;(IF(COUNTIF([.B179];&quot;*FIXED*&quot;)&gt;0;2;(IF(COUNTIF([.B17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RUND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0];&quot;*mobile*&quot;)&gt;0;3;(IF(COUNTIF([.B180];&quot;*FIXED*&quot;)&gt;0;2;(IF(COUNTIF([.B1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UNDI MOBILE AFRI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1];&quot;*mobile*&quot;)&gt;0;3;(IF(COUNTIF([.B181];&quot;*FIXED*&quot;)&gt;0;2;(IF(COUNTIF([.B1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UNDI MOBILE ECONET WIREL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2];&quot;*mobile*&quot;)&gt;0;3;(IF(COUNTIF([.B182];&quot;*FIXED*&quot;)&gt;0;2;(IF(COUNTIF([.B1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UNDI MOBILE ON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3];&quot;*mobile*&quot;)&gt;0;3;(IF(COUNTIF([.B183];&quot;*FIXED*&quot;)&gt;0;2;(IF(COUNTIF([.B1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UNDI MOBILE SMA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4];&quot;*mobile*&quot;)&gt;0;3;(IF(COUNTIF([.B184];&quot;*FIXED*&quot;)&gt;0;2;(IF(COUNTIF([.B1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URUNDI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5];&quot;*mobile*&quot;)&gt;0;3;(IF(COUNTIF([.B185];&quot;*FIXED*&quot;)&gt;0;2;(IF(COUNTIF([.B18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6];&quot;*mobile*&quot;)&gt;0;3;(IF(COUNTIF([.B186];&quot;*FIXED*&quot;)&gt;0;2;(IF(COUNTIF([.B1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MBODIA FIXED VIET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7];&quot;*mobile*&quot;)&gt;0;3;(IF(COUNTIF([.B187];&quot;*FIXED*&quot;)&gt;0;2;(IF(COUNTIF([.B18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MBOD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8];&quot;*mobile*&quot;)&gt;0;3;(IF(COUNTIF([.B188];&quot;*FIXED*&quot;)&gt;0;2;(IF(COUNTIF([.B1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BODIA MOBILE MOB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89];&quot;*mobile*&quot;)&gt;0;3;(IF(COUNTIF([.B189];&quot;*FIXED*&quot;)&gt;0;2;(IF(COUNTIF([.B1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BODIA MOBILE SE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0];&quot;*mobile*&quot;)&gt;0;3;(IF(COUNTIF([.B190];&quot;*FIXED*&quot;)&gt;0;2;(IF(COUNTIF([.B1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BODIA MOBILE SMA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1];&quot;*mobile*&quot;)&gt;0;3;(IF(COUNTIF([.B191];&quot;*FIXED*&quot;)&gt;0;2;(IF(COUNTIF([.B1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BODIA MOBILE VIET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2];&quot;*mobile*&quot;)&gt;0;3;(IF(COUNTIF([.B192];&quot;*FIXED*&quot;)&gt;0;2;(IF(COUNTIF([.B1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3];&quot;*mobile*&quot;)&gt;0;3;(IF(COUNTIF([.B193];&quot;*FIXED*&quot;)&gt;0;2;(IF(COUNTIF([.B1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MEROON DOU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4];&quot;*mobile*&quot;)&gt;0;3;(IF(COUNTIF([.B194];&quot;*FIXED*&quot;)&gt;0;2;(IF(COUNTIF([.B1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MEROO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5];&quot;*mobile*&quot;)&gt;0;3;(IF(COUNTIF([.B195];&quot;*FIXED*&quot;)&gt;0;2;(IF(COUNTIF([.B19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EROO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6];&quot;*mobile*&quot;)&gt;0;3;(IF(COUNTIF([.B196];&quot;*FIXED*&quot;)&gt;0;2;(IF(COUNTIF([.B19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EROON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7];&quot;*mobile*&quot;)&gt;0;3;(IF(COUNTIF([.B197];&quot;*FIXED*&quot;)&gt;0;2;(IF(COUNTIF([.B19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EROON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8];&quot;*mobile*&quot;)&gt;0;3;(IF(COUNTIF([.B198];&quot;*FIXED*&quot;)&gt;0;2;(IF(COUNTIF([.B19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AMEROON SPECIAL SERVICES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99];&quot;*mobile*&quot;)&gt;0;3;(IF(COUNTIF([.B199];&quot;*FIXED*&quot;)&gt;0;2;(IF(COUNTIF([.B19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0];&quot;*mobile*&quot;)&gt;0;3;(IF(COUNTIF([.B200];&quot;*FIXED*&quot;)&gt;0;2;(IF(COUNTIF([.B20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NADA NORTHWEST TERRITORI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1];&quot;*mobile*&quot;)&gt;0;3;(IF(COUNTIF([.B201];&quot;*FIXED*&quot;)&gt;0;2;(IF(COUNTIF([.B20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2];&quot;*mobile*&quot;)&gt;0;3;(IF(COUNTIF([.B202];&quot;*FIXED*&quot;)&gt;0;2;(IF(COUNTIF([.B2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E VERD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3];&quot;*mobile*&quot;)&gt;0;3;(IF(COUNTIF([.B203];&quot;*FIXED*&quot;)&gt;0;2;(IF(COUNTIF([.B2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PE VERDE MOBILE UN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4];&quot;*mobile*&quot;)&gt;0;3;(IF(COUNTIF([.B204];&quot;*FIXED*&quot;)&gt;0;2;(IF(COUNTIF([.B2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5];&quot;*mobile*&quot;)&gt;0;3;(IF(COUNTIF([.B205];&quot;*FIXED*&quot;)&gt;0;2;(IF(COUNTIF([.B20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YMAN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6];&quot;*mobile*&quot;)&gt;0;3;(IF(COUNTIF([.B206];&quot;*FIXED*&quot;)&gt;0;2;(IF(COUNTIF([.B2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YMAN ISLAND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7];&quot;*mobile*&quot;)&gt;0;3;(IF(COUNTIF([.B207];&quot;*FIXED*&quot;)&gt;0;2;(IF(COUNTIF([.B2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8];&quot;*mobile*&quot;)&gt;0;3;(IF(COUNTIF([.B208];&quot;*FIXED*&quot;)&gt;0;2;(IF(COUNTIF([.B20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NTRAL AFRICAN REPUBLIC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09];&quot;*mobile*&quot;)&gt;0;3;(IF(COUNTIF([.B209];&quot;*FIXED*&quot;)&gt;0;2;(IF(COUNTIF([.B2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TRAL AFRICAN REPUBLIC MOBILE MOO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0];&quot;*mobile*&quot;)&gt;0;3;(IF(COUNTIF([.B210];&quot;*FIXED*&quot;)&gt;0;2;(IF(COUNTIF([.B2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TRAL AFRICAN REPUBLIC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1];&quot;*mobile*&quot;)&gt;0;3;(IF(COUNTIF([.B211];&quot;*FIXED*&quot;)&gt;0;2;(IF(COUNTIF([.B2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TRAL AFRICAN REPUBLIC MOBILE TELE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2];&quot;*mobile*&quot;)&gt;0;3;(IF(COUNTIF([.B212];&quot;*FIXED*&quot;)&gt;0;2;(IF(COUNTIF([.B2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TRAL AFRICAN REPUBLIC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3];&quot;*mobile*&quot;)&gt;0;3;(IF(COUNTIF([.B213];&quot;*FIXED*&quot;)&gt;0;2;(IF(COUNTIF([.B21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4];&quot;*mobile*&quot;)&gt;0;3;(IF(COUNTIF([.B214];&quot;*FIXED*&quot;)&gt;0;2;(IF(COUNTIF([.B21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5];&quot;*mobile*&quot;)&gt;0;3;(IF(COUNTIF([.B215];&quot;*FIXED*&quot;)&gt;0;2;(IF(COUNTIF([.B2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AD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6];&quot;*mobile*&quot;)&gt;0;3;(IF(COUNTIF([.B216];&quot;*FIXED*&quot;)&gt;0;2;(IF(COUNTIF([.B2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AD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7];&quot;*mobile*&quot;)&gt;0;3;(IF(COUNTIF([.B217];&quot;*FIXED*&quot;)&gt;0;2;(IF(COUNTIF([.B2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8];&quot;*mobile*&quot;)&gt;0;3;(IF(COUNTIF([.B218];&quot;*FIXED*&quot;)&gt;0;2;(IF(COUNTIF([.B2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E AUDIOTEX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19];&quot;*mobile*&quot;)&gt;0;3;(IF(COUNTIF([.B219];&quot;*FIXED*&quot;)&gt;0;2;(IF(COUNTIF([.B2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0];&quot;*mobile*&quot;)&gt;0;3;(IF(COUNTIF([.B220];&quot;*FIXED*&quot;)&gt;0;2;(IF(COUNTIF([.B2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ILE PUNTA AREN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1];&quot;*mobile*&quot;)&gt;0;3;(IF(COUNTIF([.B221];&quot;*FIXED*&quot;)&gt;0;2;(IF(COUNTIF([.B22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E RUR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2];&quot;*mobile*&quot;)&gt;0;3;(IF(COUNTIF([.B222];&quot;*FIXED*&quot;)&gt;0;2;(IF(COUNTIF([.B2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E SANTIA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3];&quot;*mobile*&quot;)&gt;0;3;(IF(COUNTIF([.B223];&quot;*FIXED*&quot;)&gt;0;2;(IF(COUNTIF([.B2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4];&quot;*mobile*&quot;)&gt;0;3;(IF(COUNTIF([.B224];&quot;*FIXED*&quot;)&gt;0;2;(IF(COUNTIF([.B224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5];&quot;*mobile*&quot;)&gt;0;3;(IF(COUNTIF([.B225];&quot;*FIXED*&quot;)&gt;0;2;(IF(COUNTIF([.B2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6];&quot;*mobile*&quot;)&gt;0;3;(IF(COUNTIF([.B226];&quot;*FIXED*&quot;)&gt;0;2;(IF(COUNTIF([.B22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INA MOBILE UNI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7];&quot;*mobile*&quot;)&gt;0;3;(IF(COUNTIF([.B227];&quot;*FIXED*&quot;)&gt;0;2;(IF(COUNTIF([.B2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8];&quot;*mobile*&quot;)&gt;0;3;(IF(COUNTIF([.B228];&quot;*FIXED*&quot;)&gt;0;2;(IF(COUNTIF([.B22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OMBIA BOGO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29];&quot;*mobile*&quot;)&gt;0;3;(IF(COUNTIF([.B229];&quot;*FIXED*&quot;)&gt;0;2;(IF(COUNTIF([.B22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OMBIA CAL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0];&quot;*mobile*&quot;)&gt;0;3;(IF(COUNTIF([.B230];&quot;*FIXED*&quot;)&gt;0;2;(IF(COUNTIF([.B2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OMBIA LE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1];&quot;*mobile*&quot;)&gt;0;3;(IF(COUNTIF([.B231];&quot;*FIXED*&quot;)&gt;0;2;(IF(COUNTIF([.B2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OMBIA MEDELL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2];&quot;*mobile*&quot;)&gt;0;3;(IF(COUNTIF([.B232];&quot;*FIXED*&quot;)&gt;0;2;(IF(COUNTIF([.B23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OMB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3];&quot;*mobile*&quot;)&gt;0;3;(IF(COUNTIF([.B233];&quot;*FIXED*&quot;)&gt;0;2;(IF(COUNTIF([.B2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OMBIA MOBILE INFRACEL (CLARO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4];&quot;*mobile*&quot;)&gt;0;3;(IF(COUNTIF([.B234];&quot;*FIXED*&quot;)&gt;0;2;(IF(COUNTIF([.B2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OMBI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5];&quot;*mobile*&quot;)&gt;0;3;(IF(COUNTIF([.B235];&quot;*FIXED*&quot;)&gt;0;2;(IF(COUNTIF([.B2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OMBIA MOBILE ORBITEL SERVICI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6];&quot;*mobile*&quot;)&gt;0;3;(IF(COUNTIF([.B236];&quot;*FIXED*&quot;)&gt;0;2;(IF(COUNTIF([.B2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OMBIA PEREI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7];&quot;*mobile*&quot;)&gt;0;3;(IF(COUNTIF([.B237];&quot;*FIXED*&quot;)&gt;0;2;(IF(COUNTIF([.B2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8];&quot;*mobile*&quot;)&gt;0;3;(IF(COUNTIF([.B238];&quot;*FIXED*&quot;)&gt;0;2;(IF(COUNTIF([.B2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ORO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39];&quot;*mobile*&quot;)&gt;0;3;(IF(COUNTIF([.B239];&quot;*FIXED*&quot;)&gt;0;2;(IF(COUNTIF([.B2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OROS MOBILE COMORES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0];&quot;*mobile*&quot;)&gt;0;3;(IF(COUNTIF([.B240];&quot;*FIXED*&quot;)&gt;0;2;(IF(COUNTIF([.B2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ORO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1];&quot;*mobile*&quot;)&gt;0;3;(IF(COUNTIF([.B241];&quot;*FIXED*&quot;)&gt;0;2;(IF(COUNTIF([.B2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ORO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2];&quot;*mobile*&quot;)&gt;0;3;(IF(COUNTIF([.B242];&quot;*FIXED*&quot;)&gt;0;2;(IF(COUNTIF([.B24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3];&quot;*mobile*&quot;)&gt;0;3;(IF(COUNTIF([.B243];&quot;*FIXED*&quot;)&gt;0;2;(IF(COUNTIF([.B24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NG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4];&quot;*mobile*&quot;)&gt;0;3;(IF(COUNTIF([.B244];&quot;*FIXED*&quot;)&gt;0;2;(IF(COUNTIF([.B2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NGO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5];&quot;*mobile*&quot;)&gt;0;3;(IF(COUNTIF([.B245];&quot;*FIXED*&quot;)&gt;0;2;(IF(COUNTIF([.B2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NGO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6];&quot;*mobile*&quot;)&gt;0;3;(IF(COUNTIF([.B246];&quot;*FIXED*&quot;)&gt;0;2;(IF(COUNTIF([.B2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NGO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7];&quot;*mobile*&quot;)&gt;0;3;(IF(COUNTIF([.B247];&quot;*FIXED*&quot;)&gt;0;2;(IF(COUNTIF([.B24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K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8];&quot;*mobile*&quot;)&gt;0;3;(IF(COUNTIF([.B248];&quot;*FIXED*&quot;)&gt;0;2;(IF(COUNTIF([.B2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K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49];&quot;*mobile*&quot;)&gt;0;3;(IF(COUNTIF([.B249];&quot;*FIXED*&quot;)&gt;0;2;(IF(COUNTIF([.B2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0];&quot;*mobile*&quot;)&gt;0;3;(IF(COUNTIF([.B250];&quot;*FIXED*&quot;)&gt;0;2;(IF(COUNTIF([.B25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STA RIC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1];&quot;*mobile*&quot;)&gt;0;3;(IF(COUNTIF([.B251];&quot;*FIXED*&quot;)&gt;0;2;(IF(COUNTIF([.B2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STA RICA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2];&quot;*mobile*&quot;)&gt;0;3;(IF(COUNTIF([.B252];&quot;*FIXED*&quot;)&gt;0;2;(IF(COUNTIF([.B2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STA RIC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3];&quot;*mobile*&quot;)&gt;0;3;(IF(COUNTIF([.B253];&quot;*FIXED*&quot;)&gt;0;2;(IF(COUNTIF([.B2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4];&quot;*mobile*&quot;)&gt;0;3;(IF(COUNTIF([.B254];&quot;*FIXED*&quot;)&gt;0;2;(IF(COUNTIF([.B2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AT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5];&quot;*mobile*&quot;)&gt;0;3;(IF(COUNTIF([.B255];&quot;*FIXED*&quot;)&gt;0;2;(IF(COUNTIF([.B2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OATIA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6];&quot;*mobile*&quot;)&gt;0;3;(IF(COUNTIF([.B256];&quot;*FIXED*&quot;)&gt;0;2;(IF(COUNTIF([.B2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OATIA MOBILE VIP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7];&quot;*mobile*&quot;)&gt;0;3;(IF(COUNTIF([.B257];&quot;*FIXED*&quot;)&gt;0;2;(IF(COUNTIF([.B2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OAT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8];&quot;*mobile*&quot;)&gt;0;3;(IF(COUNTIF([.B258];&quot;*FIXED*&quot;)&gt;0;2;(IF(COUNTIF([.B25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59];&quot;*mobile*&quot;)&gt;0;3;(IF(COUNTIF([.B259];&quot;*FIXED*&quot;)&gt;0;2;(IF(COUNTIF([.B25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UBA GUANTANAM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0];&quot;*mobile*&quot;)&gt;0;3;(IF(COUNTIF([.B260];&quot;*FIXED*&quot;)&gt;0;2;(IF(COUNTIF([.B26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UB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1];&quot;*mobile*&quot;)&gt;0;3;(IF(COUNTIF([.B261];&quot;*FIXED*&quot;)&gt;0;2;(IF(COUNTIF([.B2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2];&quot;*mobile*&quot;)&gt;0;3;(IF(COUNTIF([.B262];&quot;*FIXED*&quot;)&gt;0;2;(IF(COUNTIF([.B26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YPRUS FIXED CALLSAT INTERNATIO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3];&quot;*mobile*&quot;)&gt;0;3;(IF(COUNTIF([.B263];&quot;*FIXED*&quot;)&gt;0;2;(IF(COUNTIF([.B26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YPRUS FIXED HIGH CO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4];&quot;*mobile*&quot;)&gt;0;3;(IF(COUNTIF([.B264];&quot;*FIXED*&quot;)&gt;0;2;(IF(COUNTIF([.B26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YPRUS FIXED OTHER LICENSED OPE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5];&quot;*mobile*&quot;)&gt;0;3;(IF(COUNTIF([.B265];&quot;*FIXED*&quot;)&gt;0;2;(IF(COUNTIF([.B26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YPRU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6];&quot;*mobile*&quot;)&gt;0;3;(IF(COUNTIF([.B266];&quot;*FIXED*&quot;)&gt;0;2;(IF(COUNTIF([.B2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YPRUS MOBILE CYTA-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7];&quot;*mobile*&quot;)&gt;0;3;(IF(COUNTIF([.B267];&quot;*FIXED*&quot;)&gt;0;2;(IF(COUNTIF([.B2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YPRUS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8];&quot;*mobile*&quot;)&gt;0;3;(IF(COUNTIF([.B268];&quot;*FIXED*&quot;)&gt;0;2;(IF(COUNTIF([.B2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YPRU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69];&quot;*mobile*&quot;)&gt;0;3;(IF(COUNTIF([.B269];&quot;*FIXED*&quot;)&gt;0;2;(IF(COUNTIF([.B26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YPRUS PERSONAL NUMBER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0];&quot;*mobile*&quot;)&gt;0;3;(IF(COUNTIF([.B270];&quot;*FIXED*&quot;)&gt;0;2;(IF(COUNTIF([.B2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1];&quot;*mobile*&quot;)&gt;0;3;(IF(COUNTIF([.B271];&quot;*FIXED*&quot;)&gt;0;2;(IF(COUNTIF([.B27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ZECH REPUBLIC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2];&quot;*mobile*&quot;)&gt;0;3;(IF(COUNTIF([.B272];&quot;*FIXED*&quot;)&gt;0;2;(IF(COUNTIF([.B2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ZECH REPUBLIC MOBILE O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3];&quot;*mobile*&quot;)&gt;0;3;(IF(COUNTIF([.B273];&quot;*FIXED*&quot;)&gt;0;2;(IF(COUNTIF([.B2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ZECH REPUBLIC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4];&quot;*mobile*&quot;)&gt;0;3;(IF(COUNTIF([.B274];&quot;*FIXED*&quot;)&gt;0;2;(IF(COUNTIF([.B2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ZECH REPUBLIC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5];&quot;*mobile*&quot;)&gt;0;3;(IF(COUNTIF([.B275];&quot;*FIXED*&quot;)&gt;0;2;(IF(COUNTIF([.B2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ZECH REPUBLIC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6];&quot;*mobile*&quot;)&gt;0;3;(IF(COUNTIF([.B276];&quot;*FIXED*&quot;)&gt;0;2;(IF(COUNTIF([.B2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ZECH REPUBLIC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7];&quot;*mobile*&quot;)&gt;0;3;(IF(COUNTIF([.B277];&quot;*FIXED*&quot;)&gt;0;2;(IF(COUNTIF([.B27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8];&quot;*mobile*&quot;)&gt;0;3;(IF(COUNTIF([.B278];&quot;*FIXED*&quot;)&gt;0;2;(IF(COUNTIF([.B27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79];&quot;*mobile*&quot;)&gt;0;3;(IF(COUNTIF([.B279];&quot;*FIXED*&quot;)&gt;0;2;(IF(COUNTIF([.B2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 AFRI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0];&quot;*mobile*&quot;)&gt;0;3;(IF(COUNTIF([.B280];&quot;*FIXED*&quot;)&gt;0;2;(IF(COUNTIF([.B2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1];&quot;*mobile*&quot;)&gt;0;3;(IF(COUNTIF([.B281];&quot;*FIXED*&quot;)&gt;0;2;(IF(COUNTIF([.B2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2];&quot;*mobile*&quot;)&gt;0;3;(IF(COUNTIF([.B282];&quot;*FIXED*&quot;)&gt;0;2;(IF(COUNTIF([.B2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 TATE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3];&quot;*mobile*&quot;)&gt;0;3;(IF(COUNTIF([.B283];&quot;*FIXED*&quot;)&gt;0;2;(IF(COUNTIF([.B2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E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4];&quot;*mobile*&quot;)&gt;0;3;(IF(COUNTIF([.B284];&quot;*FIXED*&quot;)&gt;0;2;(IF(COUNTIF([.B2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5];&quot;*mobile*&quot;)&gt;0;3;(IF(COUNTIF([.B285];&quot;*FIXED*&quot;)&gt;0;2;(IF(COUNTIF([.B28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MOBILITY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6];&quot;*mobile*&quot;)&gt;0;3;(IF(COUNTIF([.B286];&quot;*FIXED*&quot;)&gt;0;2;(IF(COUNTIF([.B2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7];&quot;*mobile*&quot;)&gt;0;3;(IF(COUNTIF([.B287];&quot;*FIXED*&quot;)&gt;0;2;(IF(COUNTIF([.B28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8];&quot;*mobile*&quot;)&gt;0;3;(IF(COUNTIF([.B288];&quot;*FIXED*&quot;)&gt;0;2;(IF(COUNTIF([.B28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NMARK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89];&quot;*mobile*&quot;)&gt;0;3;(IF(COUNTIF([.B289];&quot;*FIXED*&quot;)&gt;0;2;(IF(COUNTIF([.B2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MOBILE TD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0];&quot;*mobile*&quot;)&gt;0;3;(IF(COUNTIF([.B290];&quot;*FIXED*&quot;)&gt;0;2;(IF(COUNTIF([.B2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1];&quot;*mobile*&quot;)&gt;0;3;(IF(COUNTIF([.B291];&quot;*FIXED*&quot;)&gt;0;2;(IF(COUNTIF([.B2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MOBILE TE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2];&quot;*mobile*&quot;)&gt;0;3;(IF(COUNTIF([.B292];&quot;*FIXED*&quot;)&gt;0;2;(IF(COUNTIF([.B2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3];&quot;*mobile*&quot;)&gt;0;3;(IF(COUNTIF([.B293];&quot;*FIXED*&quot;)&gt;0;2;(IF(COUNTIF([.B29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MOBILE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4];&quot;*mobile*&quot;)&gt;0;3;(IF(COUNTIF([.B294];&quot;*FIXED*&quot;)&gt;0;2;(IF(COUNTIF([.B29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NMARK PAID 8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5];&quot;*mobile*&quot;)&gt;0;3;(IF(COUNTIF([.B295];&quot;*FIXED*&quot;)&gt;0;2;(IF(COUNTIF([.B29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EGO GARC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6];&quot;*mobile*&quot;)&gt;0;3;(IF(COUNTIF([.B296];&quot;*FIXED*&quot;)&gt;0;2;(IF(COUNTIF([.B2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EGO GARC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7];&quot;*mobile*&quot;)&gt;0;3;(IF(COUNTIF([.B297];&quot;*FIXED*&quot;)&gt;0;2;(IF(COUNTIF([.B29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8];&quot;*mobile*&quot;)&gt;0;3;(IF(COUNTIF([.B298];&quot;*FIXED*&quot;)&gt;0;2;(IF(COUNTIF([.B2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JIBOUT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299];&quot;*mobile*&quot;)&gt;0;3;(IF(COUNTIF([.B299];&quot;*FIXED*&quot;)&gt;0;2;(IF(COUNTIF([.B2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0];&quot;*mobile*&quot;)&gt;0;3;(IF(COUNTIF([.B300];&quot;*FIXED*&quot;)&gt;0;2;(IF(COUNTIF([.B30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MINIC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1];&quot;*mobile*&quot;)&gt;0;3;(IF(COUNTIF([.B301];&quot;*FIXED*&quot;)&gt;0;2;(IF(COUNTIF([.B3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2];&quot;*mobile*&quot;)&gt;0;3;(IF(COUNTIF([.B302];&quot;*FIXED*&quot;)&gt;0;2;(IF(COUNTIF([.B3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3];&quot;*mobile*&quot;)&gt;0;3;(IF(COUNTIF([.B303];&quot;*FIXED*&quot;)&gt;0;2;(IF(COUNTIF([.B30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OMINICA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4];&quot;*mobile*&quot;)&gt;0;3;(IF(COUNTIF([.B304];&quot;*FIXED*&quot;)&gt;0;2;(IF(COUNTIF([.B304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5];&quot;*mobile*&quot;)&gt;0;3;(IF(COUNTIF([.B305];&quot;*FIXED*&quot;)&gt;0;2;(IF(COUNTIF([.B30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MINICAN REPUBLIC FIXED VIV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6];&quot;*mobile*&quot;)&gt;0;3;(IF(COUNTIF([.B306];&quot;*FIXED*&quot;)&gt;0;2;(IF(COUNTIF([.B30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OMINICAN REPUBLIC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7];&quot;*mobile*&quot;)&gt;0;3;(IF(COUNTIF([.B307];&quot;*FIXED*&quot;)&gt;0;2;(IF(COUNTIF([.B3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N REPUBLIC MOBILE ALTICE DOMINIC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8];&quot;*mobile*&quot;)&gt;0;3;(IF(COUNTIF([.B308];&quot;*FIXED*&quot;)&gt;0;2;(IF(COUNTIF([.B3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N REPUBLIC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09];&quot;*mobile*&quot;)&gt;0;3;(IF(COUNTIF([.B309];&quot;*FIXED*&quot;)&gt;0;2;(IF(COUNTIF([.B3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N REPUBLIC MOBILE VIV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0];&quot;*mobile*&quot;)&gt;0;3;(IF(COUNTIF([.B310];&quot;*FIXED*&quot;)&gt;0;2;(IF(COUNTIF([.B3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OMINICAN REPUBLIC SANTO DOMIN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1];&quot;*mobile*&quot;)&gt;0;3;(IF(COUNTIF([.B311];&quot;*FIXED*&quot;)&gt;0;2;(IF(COUNTIF([.B31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T TIM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2];&quot;*mobile*&quot;)&gt;0;3;(IF(COUNTIF([.B312];&quot;*FIXED*&quot;)&gt;0;2;(IF(COUNTIF([.B3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T TIMO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3];&quot;*mobile*&quot;)&gt;0;3;(IF(COUNTIF([.B313];&quot;*FIXED*&quot;)&gt;0;2;(IF(COUNTIF([.B3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AST TIMOR MOBILE TELKOM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4];&quot;*mobile*&quot;)&gt;0;3;(IF(COUNTIF([.B314];&quot;*FIXED*&quot;)&gt;0;2;(IF(COUNTIF([.B3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5];&quot;*mobile*&quot;)&gt;0;3;(IF(COUNTIF([.B315];&quot;*FIXED*&quot;)&gt;0;2;(IF(COUNTIF([.B3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UADOR FIXED ETAP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6];&quot;*mobile*&quot;)&gt;0;3;(IF(COUNTIF([.B316];&quot;*FIXED*&quot;)&gt;0;2;(IF(COUNTIF([.B31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CUADO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7];&quot;*mobile*&quot;)&gt;0;3;(IF(COUNTIF([.B317];&quot;*FIXED*&quot;)&gt;0;2;(IF(COUNTIF([.B3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CUADOR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8];&quot;*mobile*&quot;)&gt;0;3;(IF(COUNTIF([.B318];&quot;*FIXED*&quot;)&gt;0;2;(IF(COUNTIF([.B3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CUADOR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19];&quot;*mobile*&quot;)&gt;0;3;(IF(COUNTIF([.B319];&quot;*FIXED*&quot;)&gt;0;2;(IF(COUNTIF([.B3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CUADOR QUIT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0];&quot;*mobile*&quot;)&gt;0;3;(IF(COUNTIF([.B320];&quot;*FIXED*&quot;)&gt;0;2;(IF(COUNTIF([.B3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1];&quot;*mobile*&quot;)&gt;0;3;(IF(COUNTIF([.B321];&quot;*FIXED*&quot;)&gt;0;2;(IF(COUNTIF([.B32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GYPT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2];&quot;*mobile*&quot;)&gt;0;3;(IF(COUNTIF([.B322];&quot;*FIXED*&quot;)&gt;0;2;(IF(COUNTIF([.B3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GYPT MOBILE ETISAL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3];&quot;*mobile*&quot;)&gt;0;3;(IF(COUNTIF([.B323];&quot;*FIXED*&quot;)&gt;0;2;(IF(COUNTIF([.B3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GYPT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4];&quot;*mobile*&quot;)&gt;0;3;(IF(COUNTIF([.B324];&quot;*FIXED*&quot;)&gt;0;2;(IF(COUNTIF([.B3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5];&quot;*mobile*&quot;)&gt;0;3;(IF(COUNTIF([.B325];&quot;*FIXED*&quot;)&gt;0;2;(IF(COUNTIF([.B3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L SALVADOR FIXED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6];&quot;*mobile*&quot;)&gt;0;3;(IF(COUNTIF([.B326];&quot;*FIXED*&quot;)&gt;0;2;(IF(COUNTIF([.B32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L SALVADOR FIXED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7];&quot;*mobile*&quot;)&gt;0;3;(IF(COUNTIF([.B327];&quot;*FIXED*&quot;)&gt;0;2;(IF(COUNTIF([.B32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L SALVADO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8];&quot;*mobile*&quot;)&gt;0;3;(IF(COUNTIF([.B328];&quot;*FIXED*&quot;)&gt;0;2;(IF(COUNTIF([.B3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 SALVADOR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29];&quot;*mobile*&quot;)&gt;0;3;(IF(COUNTIF([.B329];&quot;*FIXED*&quot;)&gt;0;2;(IF(COUNTIF([.B3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 SALVADOR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0];&quot;*mobile*&quot;)&gt;0;3;(IF(COUNTIF([.B330];&quot;*FIXED*&quot;)&gt;0;2;(IF(COUNTIF([.B3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 SALVADOR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1];&quot;*mobile*&quot;)&gt;0;3;(IF(COUNTIF([.B331];&quot;*FIXED*&quot;)&gt;0;2;(IF(COUNTIF([.B3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 SALVADOR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2];&quot;*mobile*&quot;)&gt;0;3;(IF(COUNTIF([.B332];&quot;*FIXED*&quot;)&gt;0;2;(IF(COUNTIF([.B3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3];&quot;*mobile*&quot;)&gt;0;3;(IF(COUNTIF([.B333];&quot;*FIXED*&quot;)&gt;0;2;(IF(COUNTIF([.B33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QUATORIAL GUINEA FIXED GETE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4];&quot;*mobile*&quot;)&gt;0;3;(IF(COUNTIF([.B334];&quot;*FIXED*&quot;)&gt;0;2;(IF(COUNTIF([.B33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QUATORIAL GUINEA FIXED MU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5];&quot;*mobile*&quot;)&gt;0;3;(IF(COUNTIF([.B335];&quot;*FIXED*&quot;)&gt;0;2;(IF(COUNTIF([.B33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QUATORIAL GUINE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6];&quot;*mobile*&quot;)&gt;0;3;(IF(COUNTIF([.B336];&quot;*FIXED*&quot;)&gt;0;2;(IF(COUNTIF([.B3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QUATORIAL GUINEA MOBILE GETE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7];&quot;*mobile*&quot;)&gt;0;3;(IF(COUNTIF([.B337];&quot;*FIXED*&quot;)&gt;0;2;(IF(COUNTIF([.B3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QUATORIAL GUINEA MOBILE MU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8];&quot;*mobile*&quot;)&gt;0;3;(IF(COUNTIF([.B338];&quot;*FIXED*&quot;)&gt;0;2;(IF(COUNTIF([.B3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39];&quot;*mobile*&quot;)&gt;0;3;(IF(COUNTIF([.B339];&quot;*FIXED*&quot;)&gt;0;2;(IF(COUNTIF([.B33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ITRE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0];&quot;*mobile*&quot;)&gt;0;3;(IF(COUNTIF([.B340];&quot;*FIXED*&quot;)&gt;0;2;(IF(COUNTIF([.B3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1];&quot;*mobile*&quot;)&gt;0;3;(IF(COUNTIF([.B341];&quot;*FIXED*&quot;)&gt;0;2;(IF(COUNTIF([.B3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STO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2];&quot;*mobile*&quot;)&gt;0;3;(IF(COUNTIF([.B342];&quot;*FIXED*&quot;)&gt;0;2;(IF(COUNTIF([.B34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STONIA MOBILE ELI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3];&quot;*mobile*&quot;)&gt;0;3;(IF(COUNTIF([.B343];&quot;*FIXED*&quot;)&gt;0;2;(IF(COUNTIF([.B3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STONIA MOBILE EM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4];&quot;*mobile*&quot;)&gt;0;3;(IF(COUNTIF([.B344];&quot;*FIXED*&quot;)&gt;0;2;(IF(COUNTIF([.B3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STONIA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5];&quot;*mobile*&quot;)&gt;0;3;(IF(COUNTIF([.B345];&quot;*FIXED*&quot;)&gt;0;2;(IF(COUNTIF([.B3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STON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6];&quot;*mobile*&quot;)&gt;0;3;(IF(COUNTIF([.B346];&quot;*FIXED*&quot;)&gt;0;2;(IF(COUNTIF([.B34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STO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7];&quot;*mobile*&quot;)&gt;0;3;(IF(COUNTIF([.B347];&quot;*FIXED*&quot;)&gt;0;2;(IF(COUNTIF([.B34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8];&quot;*mobile*&quot;)&gt;0;3;(IF(COUNTIF([.B348];&quot;*FIXED*&quot;)&gt;0;2;(IF(COUNTIF([.B3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THIOPIA ADDIS ABE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49];&quot;*mobile*&quot;)&gt;0;3;(IF(COUNTIF([.B349];&quot;*FIXED*&quot;)&gt;0;2;(IF(COUNTIF([.B34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THIOP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0];&quot;*mobile*&quot;)&gt;0;3;(IF(COUNTIF([.B350];&quot;*FIXED*&quot;)&gt;0;2;(IF(COUNTIF([.B3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THIOPIA MOBILE ETA ADDIS ABE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1];&quot;*mobile*&quot;)&gt;0;3;(IF(COUNTIF([.B351];&quot;*FIXED*&quot;)&gt;0;2;(IF(COUNTIF([.B3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KLAND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2];&quot;*mobile*&quot;)&gt;0;3;(IF(COUNTIF([.B352];&quot;*FIXED*&quot;)&gt;0;2;(IF(COUNTIF([.B35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KLAND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3];&quot;*mobile*&quot;)&gt;0;3;(IF(COUNTIF([.B353];&quot;*FIXED*&quot;)&gt;0;2;(IF(COUNTIF([.B3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4];&quot;*mobile*&quot;)&gt;0;3;(IF(COUNTIF([.B354];&quot;*FIXED*&quot;)&gt;0;2;(IF(COUNTIF([.B3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ROE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5];&quot;*mobile*&quot;)&gt;0;3;(IF(COUNTIF([.B355];&quot;*FIXED*&quot;)&gt;0;2;(IF(COUNTIF([.B3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6];&quot;*mobile*&quot;)&gt;0;3;(IF(COUNTIF([.B356];&quot;*FIXED*&quot;)&gt;0;2;(IF(COUNTIF([.B35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J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7];&quot;*mobile*&quot;)&gt;0;3;(IF(COUNTIF([.B357];&quot;*FIXED*&quot;)&gt;0;2;(IF(COUNTIF([.B3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8];&quot;*mobile*&quot;)&gt;0;3;(IF(COUNTIF([.B358];&quot;*FIXED*&quot;)&gt;0;2;(IF(COUNTIF([.B35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59];&quot;*mobile*&quot;)&gt;0;3;(IF(COUNTIF([.B359];&quot;*FIXED*&quot;)&gt;0;2;(IF(COUNTIF([.B3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NLAND MOBILE ELI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0];&quot;*mobile*&quot;)&gt;0;3;(IF(COUNTIF([.B360];&quot;*FIXED*&quot;)&gt;0;2;(IF(COUNTIF([.B3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NLAND MOBILE TELIA COMPAN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1];&quot;*mobile*&quot;)&gt;0;3;(IF(COUNTIF([.B361];&quot;*FIXED*&quot;)&gt;0;2;(IF(COUNTIF([.B3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NLAND MOBILE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2];&quot;*mobile*&quot;)&gt;0;3;(IF(COUNTIF([.B362];&quot;*FIXED*&quot;)&gt;0;2;(IF(COUNTIF([.B3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INLAND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3];&quot;*mobile*&quot;)&gt;0;3;(IF(COUNTIF([.B363];&quot;*FIXED*&quot;)&gt;0;2;(IF(COUNTIF([.B36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LAND PERSONAL NUMBER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4];&quot;*mobile*&quot;)&gt;0;3;(IF(COUNTIF([.B364];&quot;*FIXED*&quot;)&gt;0;2;(IF(COUNTIF([.B36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LAND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5];&quot;*mobile*&quot;)&gt;0;3;(IF(COUNTIF([.B365];&quot;*FIXED*&quot;)&gt;0;2;(IF(COUNTIF([.B36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6];&quot;*mobile*&quot;)&gt;0;3;(IF(COUNTIF([.B366];&quot;*FIXED*&quot;)&gt;0;2;(IF(COUNTIF([.B36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NCE FIXED F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7];&quot;*mobile*&quot;)&gt;0;3;(IF(COUNTIF([.B367];&quot;*FIXED*&quot;)&gt;0;2;(IF(COUNTIF([.B36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NC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8];&quot;*mobile*&quot;)&gt;0;3;(IF(COUNTIF([.B368];&quot;*FIXED*&quot;)&gt;0;2;(IF(COUNTIF([.B3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BOUYGU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69];&quot;*mobile*&quot;)&gt;0;3;(IF(COUNTIF([.B369];&quot;*FIXED*&quot;)&gt;0;2;(IF(COUNTIF([.B3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FRE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0];&quot;*mobile*&quot;)&gt;0;3;(IF(COUNTIF([.B370];&quot;*FIXED*&quot;)&gt;0;2;(IF(COUNTIF([.B3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GLOBAL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1];&quot;*mobile*&quot;)&gt;0;3;(IF(COUNTIF([.B371];&quot;*FIXED*&quot;)&gt;0;2;(IF(COUNTIF([.B3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NR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2];&quot;*mobile*&quot;)&gt;0;3;(IF(COUNTIF([.B372];&quot;*FIXED*&quot;)&gt;0;2;(IF(COUNTIF([.B3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3];&quot;*mobile*&quot;)&gt;0;3;(IF(COUNTIF([.B373];&quot;*FIXED*&quot;)&gt;0;2;(IF(COUNTIF([.B3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MOBILE SF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4];&quot;*mobile*&quot;)&gt;0;3;(IF(COUNTIF([.B374];&quot;*FIXED*&quot;)&gt;0;2;(IF(COUNTIF([.B3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C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5];&quot;*mobile*&quot;)&gt;0;3;(IF(COUNTIF([.B375];&quot;*FIXED*&quot;)&gt;0;2;(IF(COUNTIF([.B37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6];&quot;*mobile*&quot;)&gt;0;3;(IF(COUNTIF([.B376];&quot;*FIXED*&quot;)&gt;0;2;(IF(COUNTIF([.B3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ENCH GUIA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7];&quot;*mobile*&quot;)&gt;0;3;(IF(COUNTIF([.B377];&quot;*FIXED*&quot;)&gt;0;2;(IF(COUNTIF([.B3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ENCH GUIAN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8];&quot;*mobile*&quot;)&gt;0;3;(IF(COUNTIF([.B378];&quot;*FIXED*&quot;)&gt;0;2;(IF(COUNTIF([.B3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ENCH GUIAN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79];&quot;*mobile*&quot;)&gt;0;3;(IF(COUNTIF([.B379];&quot;*FIXED*&quot;)&gt;0;2;(IF(COUNTIF([.B3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ENCH GUIANA MOBILE OUTREM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0];&quot;*mobile*&quot;)&gt;0;3;(IF(COUNTIF([.B380];&quot;*FIXED*&quot;)&gt;0;2;(IF(COUNTIF([.B3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1];&quot;*mobile*&quot;)&gt;0;3;(IF(COUNTIF([.B381];&quot;*FIXED*&quot;)&gt;0;2;(IF(COUNTIF([.B38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ENCH POLYNES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2];&quot;*mobile*&quot;)&gt;0;3;(IF(COUNTIF([.B382];&quot;*FIXED*&quot;)&gt;0;2;(IF(COUNTIF([.B3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3];&quot;*mobile*&quot;)&gt;0;3;(IF(COUNTIF([.B383];&quot;*FIXED*&quot;)&gt;0;2;(IF(COUNTIF([.B38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O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4];&quot;*mobile*&quot;)&gt;0;3;(IF(COUNTIF([.B384];&quot;*FIXED*&quot;)&gt;0;2;(IF(COUNTIF([.B3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ON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5];&quot;*mobile*&quot;)&gt;0;3;(IF(COUNTIF([.B385];&quot;*FIXED*&quot;)&gt;0;2;(IF(COUNTIF([.B3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ON MOBILE AZU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6];&quot;*mobile*&quot;)&gt;0;3;(IF(COUNTIF([.B386];&quot;*FIXED*&quot;)&gt;0;2;(IF(COUNTIF([.B38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7];&quot;*mobile*&quot;)&gt;0;3;(IF(COUNTIF([.B387];&quot;*FIXED*&quot;)&gt;0;2;(IF(COUNTIF([.B38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MB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8];&quot;*mobile*&quot;)&gt;0;3;(IF(COUNTIF([.B388];&quot;*FIXED*&quot;)&gt;0;2;(IF(COUNTIF([.B3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MB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89];&quot;*mobile*&quot;)&gt;0;3;(IF(COUNTIF([.B389];&quot;*FIXED*&quot;)&gt;0;2;(IF(COUNTIF([.B38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0];&quot;*mobile*&quot;)&gt;0;3;(IF(COUNTIF([.B390];&quot;*FIXED*&quot;)&gt;0;2;(IF(COUNTIF([.B39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ORG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1];&quot;*mobile*&quot;)&gt;0;3;(IF(COUNTIF([.B391];&quot;*FIXED*&quot;)&gt;0;2;(IF(COUNTIF([.B3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ORGIA MOBILE GEO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2];&quot;*mobile*&quot;)&gt;0;3;(IF(COUNTIF([.B392];&quot;*FIXED*&quot;)&gt;0;2;(IF(COUNTIF([.B3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ORGIA MOBILE MAGTI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3];&quot;*mobile*&quot;)&gt;0;3;(IF(COUNTIF([.B393];&quot;*FIXED*&quot;)&gt;0;2;(IF(COUNTIF([.B39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ORG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4];&quot;*mobile*&quot;)&gt;0;3;(IF(COUNTIF([.B394];&quot;*FIXED*&quot;)&gt;0;2;(IF(COUNTIF([.B3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ORG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5];&quot;*mobile*&quot;)&gt;0;3;(IF(COUNTIF([.B395];&quot;*FIXED*&quot;)&gt;0;2;(IF(COUNTIF([.B39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ORGIA TBILIS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6];&quot;*mobile*&quot;)&gt;0;3;(IF(COUNTIF([.B396];&quot;*FIXED*&quot;)&gt;0;2;(IF(COUNTIF([.B3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7];&quot;*mobile*&quot;)&gt;0;3;(IF(COUNTIF([.B397];&quot;*FIXED*&quot;)&gt;0;2;(IF(COUNTIF([.B3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MANY IP PH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8];&quot;*mobile*&quot;)&gt;0;3;(IF(COUNTIF([.B398];&quot;*FIXED*&quot;)&gt;0;2;(IF(COUNTIF([.B3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MAN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399];&quot;*mobile*&quot;)&gt;0;3;(IF(COUNTIF([.B399];&quot;*FIXED*&quot;)&gt;0;2;(IF(COUNTIF([.B3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MOBILE E-PL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0];&quot;*mobile*&quot;)&gt;0;3;(IF(COUNTIF([.B400];&quot;*FIXED*&quot;)&gt;0;2;(IF(COUNTIF([.B4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1];&quot;*mobile*&quot;)&gt;0;3;(IF(COUNTIF([.B401];&quot;*FIXED*&quot;)&gt;0;2;(IF(COUNTIF([.B4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MOBILE TELEFON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2];&quot;*mobile*&quot;)&gt;0;3;(IF(COUNTIF([.B402];&quot;*FIXED*&quot;)&gt;0;2;(IF(COUNTIF([.B4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MOBILE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3];&quot;*mobile*&quot;)&gt;0;3;(IF(COUNTIF([.B403];&quot;*FIXED*&quot;)&gt;0;2;(IF(COUNTIF([.B4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4];&quot;*mobile*&quot;)&gt;0;3;(IF(COUNTIF([.B404];&quot;*FIXED*&quot;)&gt;0;2;(IF(COUNTIF([.B4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Y PERSONAL NUMBER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5];&quot;*mobile*&quot;)&gt;0;3;(IF(COUNTIF([.B405];&quot;*FIXED*&quot;)&gt;0;2;(IF(COUNTIF([.B40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MANY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6];&quot;*mobile*&quot;)&gt;0;3;(IF(COUNTIF([.B406];&quot;*FIXED*&quot;)&gt;0;2;(IF(COUNTIF([.B40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7];&quot;*mobile*&quot;)&gt;0;3;(IF(COUNTIF([.B407];&quot;*FIXED*&quot;)&gt;0;2;(IF(COUNTIF([.B40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HANA FIXED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8];&quot;*mobile*&quot;)&gt;0;3;(IF(COUNTIF([.B408];&quot;*FIXED*&quot;)&gt;0;2;(IF(COUNTIF([.B40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HA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09];&quot;*mobile*&quot;)&gt;0;3;(IF(COUNTIF([.B409];&quot;*FIXED*&quot;)&gt;0;2;(IF(COUNTIF([.B4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HAN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0];&quot;*mobile*&quot;)&gt;0;3;(IF(COUNTIF([.B410];&quot;*FIXED*&quot;)&gt;0;2;(IF(COUNTIF([.B4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HANA MOBILE G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1];&quot;*mobile*&quot;)&gt;0;3;(IF(COUNTIF([.B411];&quot;*FIXED*&quot;)&gt;0;2;(IF(COUNTIF([.B4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HAN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2];&quot;*mobile*&quot;)&gt;0;3;(IF(COUNTIF([.B412];&quot;*FIXED*&quot;)&gt;0;2;(IF(COUNTIF([.B4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HANA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3];&quot;*mobile*&quot;)&gt;0;3;(IF(COUNTIF([.B413];&quot;*FIXED*&quot;)&gt;0;2;(IF(COUNTIF([.B4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HANA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4];&quot;*mobile*&quot;)&gt;0;3;(IF(COUNTIF([.B414];&quot;*FIXED*&quot;)&gt;0;2;(IF(COUNTIF([.B4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5];&quot;*mobile*&quot;)&gt;0;3;(IF(COUNTIF([.B415];&quot;*FIXED*&quot;)&gt;0;2;(IF(COUNTIF([.B4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IBRALTA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6];&quot;*mobile*&quot;)&gt;0;3;(IF(COUNTIF([.B416];&quot;*FIXED*&quot;)&gt;0;2;(IF(COUNTIF([.B4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LOBAL MOBILE SATELLITE SYSTEM MOBILE ELLIPS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7];&quot;*mobile*&quot;)&gt;0;3;(IF(COUNTIF([.B417];&quot;*FIXED*&quot;)&gt;0;2;(IF(COUNTIF([.B4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LOBAL MOBILE SATELLITE SYSTEM MOBILE GLOBALSTAR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8];&quot;*mobile*&quot;)&gt;0;3;(IF(COUNTIF([.B418];&quot;*FIXED*&quot;)&gt;0;2;(IF(COUNTIF([.B4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LOBAL MOBILE SATELLITE SYSTEM MOBILE GLOBALSTAR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19];&quot;*mobile*&quot;)&gt;0;3;(IF(COUNTIF([.B419];&quot;*FIXED*&quot;)&gt;0;2;(IF(COUNTIF([.B4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LOBAL MOBILE SATELLITE SYSTEM MOBILE GLOBALSTAR TYPE_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0];&quot;*mobile*&quot;)&gt;0;3;(IF(COUNTIF([.B420];&quot;*FIXED*&quot;)&gt;0;2;(IF(COUNTIF([.B4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LOBAL MOBILE SATELLITE SYSTEM MOBILE IRIDIU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1];&quot;*mobile*&quot;)&gt;0;3;(IF(COUNTIF([.B421];&quot;*FIXED*&quot;)&gt;0;2;(IF(COUNTIF([.B4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2];&quot;*mobile*&quot;)&gt;0;3;(IF(COUNTIF([.B422];&quot;*FIXED*&quot;)&gt;0;2;(IF(COUNTIF([.B4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ECE ATHEN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3];&quot;*mobile*&quot;)&gt;0;3;(IF(COUNTIF([.B423];&quot;*FIXED*&quot;)&gt;0;2;(IF(COUNTIF([.B4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EC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4];&quot;*mobile*&quot;)&gt;0;3;(IF(COUNTIF([.B424];&quot;*FIXED*&quot;)&gt;0;2;(IF(COUNTIF([.B4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CE MOBILE COSMO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5];&quot;*mobile*&quot;)&gt;0;3;(IF(COUNTIF([.B425];&quot;*FIXED*&quot;)&gt;0;2;(IF(COUNTIF([.B42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CE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6];&quot;*mobile*&quot;)&gt;0;3;(IF(COUNTIF([.B426];&quot;*FIXED*&quot;)&gt;0;2;(IF(COUNTIF([.B42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CE MOBILE W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7];&quot;*mobile*&quot;)&gt;0;3;(IF(COUNTIF([.B427];&quot;*FIXED*&quot;)&gt;0;2;(IF(COUNTIF([.B4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CE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8];&quot;*mobile*&quot;)&gt;0;3;(IF(COUNTIF([.B428];&quot;*FIXED*&quot;)&gt;0;2;(IF(COUNTIF([.B42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EC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29];&quot;*mobile*&quot;)&gt;0;3;(IF(COUNTIF([.B429];&quot;*FIXED*&quot;)&gt;0;2;(IF(COUNTIF([.B42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REEN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0];&quot;*mobile*&quot;)&gt;0;3;(IF(COUNTIF([.B430];&quot;*FIXED*&quot;)&gt;0;2;(IF(COUNTIF([.B4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EN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1];&quot;*mobile*&quot;)&gt;0;3;(IF(COUNTIF([.B431];&quot;*FIXED*&quot;)&gt;0;2;(IF(COUNTIF([.B4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2];&quot;*mobile*&quot;)&gt;0;3;(IF(COUNTIF([.B432];&quot;*FIXED*&quot;)&gt;0;2;(IF(COUNTIF([.B43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NAD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3];&quot;*mobile*&quot;)&gt;0;3;(IF(COUNTIF([.B433];&quot;*FIXED*&quot;)&gt;0;2;(IF(COUNTIF([.B4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NAD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4];&quot;*mobile*&quot;)&gt;0;3;(IF(COUNTIF([.B434];&quot;*FIXED*&quot;)&gt;0;2;(IF(COUNTIF([.B4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NAD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5];&quot;*mobile*&quot;)&gt;0;3;(IF(COUNTIF([.B435];&quot;*FIXED*&quot;)&gt;0;2;(IF(COUNTIF([.B43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ENAD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6];&quot;*mobile*&quot;)&gt;0;3;(IF(COUNTIF([.B436];&quot;*FIXED*&quot;)&gt;0;2;(IF(COUNTIF([.B43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ADELOUP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7];&quot;*mobile*&quot;)&gt;0;3;(IF(COUNTIF([.B437];&quot;*FIXED*&quot;)&gt;0;2;(IF(COUNTIF([.B4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DELOUP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8];&quot;*mobile*&quot;)&gt;0;3;(IF(COUNTIF([.B438];&quot;*FIXED*&quot;)&gt;0;2;(IF(COUNTIF([.B4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DELOUPE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39];&quot;*mobile*&quot;)&gt;0;3;(IF(COUNTIF([.B439];&quot;*FIXED*&quot;)&gt;0;2;(IF(COUNTIF([.B4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DELOUPE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0];&quot;*mobile*&quot;)&gt;0;3;(IF(COUNTIF([.B440];&quot;*FIXED*&quot;)&gt;0;2;(IF(COUNTIF([.B4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DELOUPE MOBILE OUTREM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1];&quot;*mobile*&quot;)&gt;0;3;(IF(COUNTIF([.B441];&quot;*FIXED*&quot;)&gt;0;2;(IF(COUNTIF([.B44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2];&quot;*mobile*&quot;)&gt;0;3;(IF(COUNTIF([.B442];&quot;*FIXED*&quot;)&gt;0;2;(IF(COUNTIF([.B4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3];&quot;*mobile*&quot;)&gt;0;3;(IF(COUNTIF([.B443];&quot;*FIXED*&quot;)&gt;0;2;(IF(COUNTIF([.B44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TEMALA FIXED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4];&quot;*mobile*&quot;)&gt;0;3;(IF(COUNTIF([.B444];&quot;*FIXED*&quot;)&gt;0;2;(IF(COUNTIF([.B44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ATEMAL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5];&quot;*mobile*&quot;)&gt;0;3;(IF(COUNTIF([.B445];&quot;*FIXED*&quot;)&gt;0;2;(IF(COUNTIF([.B4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TEMALA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6];&quot;*mobile*&quot;)&gt;0;3;(IF(COUNTIF([.B446];&quot;*FIXED*&quot;)&gt;0;2;(IF(COUNTIF([.B4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TEMAL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7];&quot;*mobile*&quot;)&gt;0;3;(IF(COUNTIF([.B447];&quot;*FIXED*&quot;)&gt;0;2;(IF(COUNTIF([.B4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ATEMALA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8];&quot;*mobile*&quot;)&gt;0;3;(IF(COUNTIF([.B448];&quot;*FIXED*&quot;)&gt;0;2;(IF(COUNTIF([.B44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49];&quot;*mobile*&quot;)&gt;0;3;(IF(COUNTIF([.B449];&quot;*FIXED*&quot;)&gt;0;2;(IF(COUNTIF([.B44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NEA MOBILE CELL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0];&quot;*mobile*&quot;)&gt;0;3;(IF(COUNTIF([.B450];&quot;*FIXED*&quot;)&gt;0;2;(IF(COUNTIF([.B4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 MOBILE INTER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1];&quot;*mobile*&quot;)&gt;0;3;(IF(COUNTIF([.B451];&quot;*FIXED*&quot;)&gt;0;2;(IF(COUNTIF([.B4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 MOBILE MA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2];&quot;*mobile*&quot;)&gt;0;3;(IF(COUNTIF([.B452];&quot;*FIXED*&quot;)&gt;0;2;(IF(COUNTIF([.B4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3];&quot;*mobile*&quot;)&gt;0;3;(IF(COUNTIF([.B453];&quot;*FIXED*&quot;)&gt;0;2;(IF(COUNTIF([.B4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4];&quot;*mobile*&quot;)&gt;0;3;(IF(COUNTIF([.B454];&quot;*FIXED*&quot;)&gt;0;2;(IF(COUNTIF([.B45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5];&quot;*mobile*&quot;)&gt;0;3;(IF(COUNTIF([.B455];&quot;*FIXED*&quot;)&gt;0;2;(IF(COUNTIF([.B45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6];&quot;*mobile*&quot;)&gt;0;3;(IF(COUNTIF([.B456];&quot;*FIXED*&quot;)&gt;0;2;(IF(COUNTIF([.B45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NEA-BISSAU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7];&quot;*mobile*&quot;)&gt;0;3;(IF(COUNTIF([.B457];&quot;*FIXED*&quot;)&gt;0;2;(IF(COUNTIF([.B4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-BISSAU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8];&quot;*mobile*&quot;)&gt;0;3;(IF(COUNTIF([.B458];&quot;*FIXED*&quot;)&gt;0;2;(IF(COUNTIF([.B4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-BISSAU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59];&quot;*mobile*&quot;)&gt;0;3;(IF(COUNTIF([.B459];&quot;*FIXED*&quot;)&gt;0;2;(IF(COUNTIF([.B4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NEA-BISSAU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0];&quot;*mobile*&quot;)&gt;0;3;(IF(COUNTIF([.B460];&quot;*FIXED*&quot;)&gt;0;2;(IF(COUNTIF([.B460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1];&quot;*mobile*&quot;)&gt;0;3;(IF(COUNTIF([.B461];&quot;*FIXED*&quot;)&gt;0;2;(IF(COUNTIF([.B46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YA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2];&quot;*mobile*&quot;)&gt;0;3;(IF(COUNTIF([.B462];&quot;*FIXED*&quot;)&gt;0;2;(IF(COUNTIF([.B4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YAN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3];&quot;*mobile*&quot;)&gt;0;3;(IF(COUNTIF([.B463];&quot;*FIXED*&quot;)&gt;0;2;(IF(COUNTIF([.B4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4];&quot;*mobile*&quot;)&gt;0;3;(IF(COUNTIF([.B464];&quot;*FIXED*&quot;)&gt;0;2;(IF(COUNTIF([.B46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ITI HA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5];&quot;*mobile*&quot;)&gt;0;3;(IF(COUNTIF([.B465];&quot;*FIXED*&quot;)&gt;0;2;(IF(COUNTIF([.B46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IT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6];&quot;*mobile*&quot;)&gt;0;3;(IF(COUNTIF([.B466];&quot;*FIXED*&quot;)&gt;0;2;(IF(COUNTIF([.B4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AITI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7];&quot;*mobile*&quot;)&gt;0;3;(IF(COUNTIF([.B467];&quot;*FIXED*&quot;)&gt;0;2;(IF(COUNTIF([.B4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AITI MOBILE HA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8];&quot;*mobile*&quot;)&gt;0;3;(IF(COUNTIF([.B468];&quot;*FIXED*&quot;)&gt;0;2;(IF(COUNTIF([.B4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AITI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69];&quot;*mobile*&quot;)&gt;0;3;(IF(COUNTIF([.B469];&quot;*FIXED*&quot;)&gt;0;2;(IF(COUNTIF([.B46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0];&quot;*mobile*&quot;)&gt;0;3;(IF(COUNTIF([.B470];&quot;*FIXED*&quot;)&gt;0;2;(IF(COUNTIF([.B4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NDURA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1];&quot;*mobile*&quot;)&gt;0;3;(IF(COUNTIF([.B471];&quot;*FIXED*&quot;)&gt;0;2;(IF(COUNTIF([.B4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DURAS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2];&quot;*mobile*&quot;)&gt;0;3;(IF(COUNTIF([.B472];&quot;*FIXED*&quot;)&gt;0;2;(IF(COUNTIF([.B4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DURAS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3];&quot;*mobile*&quot;)&gt;0;3;(IF(COUNTIF([.B473];&quot;*FIXED*&quot;)&gt;0;2;(IF(COUNTIF([.B4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4];&quot;*mobile*&quot;)&gt;0;3;(IF(COUNTIF([.B474];&quot;*FIXED*&quot;)&gt;0;2;(IF(COUNTIF([.B47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NG KONG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5];&quot;*mobile*&quot;)&gt;0;3;(IF(COUNTIF([.B475];&quot;*FIXED*&quot;)&gt;0;2;(IF(COUNTIF([.B4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G KONG MOBILE CS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6];&quot;*mobile*&quot;)&gt;0;3;(IF(COUNTIF([.B476];&quot;*FIXED*&quot;)&gt;0;2;(IF(COUNTIF([.B4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G KONG MOBILE HGC GLOBAL COM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7];&quot;*mobile*&quot;)&gt;0;3;(IF(COUNTIF([.B477];&quot;*FIXED*&quot;)&gt;0;2;(IF(COUNTIF([.B4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NG KONG MOBILE SMART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8];&quot;*mobile*&quot;)&gt;0;3;(IF(COUNTIF([.B478];&quot;*FIXED*&quot;)&gt;0;2;(IF(COUNTIF([.B4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79];&quot;*mobile*&quot;)&gt;0;3;(IF(COUNTIF([.B479];&quot;*FIXED*&quot;)&gt;0;2;(IF(COUNTIF([.B47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UNGARY BUDAP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0];&quot;*mobile*&quot;)&gt;0;3;(IF(COUNTIF([.B480];&quot;*FIXED*&quot;)&gt;0;2;(IF(COUNTIF([.B48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UNGAR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1];&quot;*mobile*&quot;)&gt;0;3;(IF(COUNTIF([.B481];&quot;*FIXED*&quot;)&gt;0;2;(IF(COUNTIF([.B4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NGARY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2];&quot;*mobile*&quot;)&gt;0;3;(IF(COUNTIF([.B482];&quot;*FIXED*&quot;)&gt;0;2;(IF(COUNTIF([.B4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NGARY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3];&quot;*mobile*&quot;)&gt;0;3;(IF(COUNTIF([.B483];&quot;*FIXED*&quot;)&gt;0;2;(IF(COUNTIF([.B4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NGARY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4];&quot;*mobile*&quot;)&gt;0;3;(IF(COUNTIF([.B484];&quot;*FIXED*&quot;)&gt;0;2;(IF(COUNTIF([.B4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NGARY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5];&quot;*mobile*&quot;)&gt;0;3;(IF(COUNTIF([.B485];&quot;*FIXED*&quot;)&gt;0;2;(IF(COUNTIF([.B48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6];&quot;*mobile*&quot;)&gt;0;3;(IF(COUNTIF([.B486];&quot;*FIXED*&quot;)&gt;0;2;(IF(COUNTIF([.B4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CE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7];&quot;*mobile*&quot;)&gt;0;3;(IF(COUNTIF([.B487];&quot;*FIXED*&quot;)&gt;0;2;(IF(COUNTIF([.B4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CELAND MOBILE SIMIN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8];&quot;*mobile*&quot;)&gt;0;3;(IF(COUNTIF([.B488];&quot;*FIXED*&quot;)&gt;0;2;(IF(COUNTIF([.B4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CELAND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89];&quot;*mobile*&quot;)&gt;0;3;(IF(COUNTIF([.B489];&quot;*FIXED*&quot;)&gt;0;2;(IF(COUNTIF([.B4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0];&quot;*mobile*&quot;)&gt;0;3;(IF(COUNTIF([.B490];&quot;*FIXED*&quot;)&gt;0;2;(IF(COUNTIF([.B49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AHMEDAB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1];&quot;*mobile*&quot;)&gt;0;3;(IF(COUNTIF([.B491];&quot;*FIXED*&quot;)&gt;0;2;(IF(COUNTIF([.B49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BANGALO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2];&quot;*mobile*&quot;)&gt;0;3;(IF(COUNTIF([.B492];&quot;*FIXED*&quot;)&gt;0;2;(IF(COUNTIF([.B49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CALCUT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3];&quot;*mobile*&quot;)&gt;0;3;(IF(COUNTIF([.B493];&quot;*FIXED*&quot;)&gt;0;2;(IF(COUNTIF([.B4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ERNAKULA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4];&quot;*mobile*&quot;)&gt;0;3;(IF(COUNTIF([.B494];&quot;*FIXED*&quot;)&gt;0;2;(IF(COUNTIF([.B4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GUJA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5];&quot;*mobile*&quot;)&gt;0;3;(IF(COUNTIF([.B495];&quot;*FIXED*&quot;)&gt;0;2;(IF(COUNTIF([.B49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HYDERAB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6];&quot;*mobile*&quot;)&gt;0;3;(IF(COUNTIF([.B496];&quot;*FIXED*&quot;)&gt;0;2;(IF(COUNTIF([.B4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JULLUNDU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7];&quot;*mobile*&quot;)&gt;0;3;(IF(COUNTIF([.B497];&quot;*FIXED*&quot;)&gt;0;2;(IF(COUNTIF([.B4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KER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8];&quot;*mobile*&quot;)&gt;0;3;(IF(COUNTIF([.B498];&quot;*FIXED*&quot;)&gt;0;2;(IF(COUNTIF([.B4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MADR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499];&quot;*mobile*&quot;)&gt;0;3;(IF(COUNTIF([.B499];&quot;*FIXED*&quot;)&gt;0;2;(IF(COUNTIF([.B49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0];&quot;*mobile*&quot;)&gt;0;3;(IF(COUNTIF([.B500];&quot;*FIXED*&quot;)&gt;0;2;(IF(COUNTIF([.B5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AIR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1];&quot;*mobile*&quot;)&gt;0;3;(IF(COUNTIF([.B501];&quot;*FIXED*&quot;)&gt;0;2;(IF(COUNTIF([.B5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2];&quot;*mobile*&quot;)&gt;0;3;(IF(COUNTIF([.B502];&quot;*FIXED*&quot;)&gt;0;2;(IF(COUNTIF([.B5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BSN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3];&quot;*mobile*&quot;)&gt;0;3;(IF(COUNTIF([.B503];&quot;*FIXED*&quot;)&gt;0;2;(IF(COUNTIF([.B5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ID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4];&quot;*mobile*&quot;)&gt;0;3;(IF(COUNTIF([.B504];&quot;*FIXED*&quot;)&gt;0;2;(IF(COUNTIF([.B5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RELIAN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5];&quot;*mobile*&quot;)&gt;0;3;(IF(COUNTIF([.B505];&quot;*FIXED*&quot;)&gt;0;2;(IF(COUNTIF([.B50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RELIANCE JI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6];&quot;*mobile*&quot;)&gt;0;3;(IF(COUNTIF([.B506];&quot;*FIXED*&quot;)&gt;0;2;(IF(COUNTIF([.B5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TA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7];&quot;*mobile*&quot;)&gt;0;3;(IF(COUNTIF([.B507];&quot;*FIXED*&quot;)&gt;0;2;(IF(COUNTIF([.B5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OBILE VODAFONE JAMMU AND KASHM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8];&quot;*mobile*&quot;)&gt;0;3;(IF(COUNTIF([.B508];&quot;*FIXED*&quot;)&gt;0;2;(IF(COUNTIF([.B5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IA MUMBA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09];&quot;*mobile*&quot;)&gt;0;3;(IF(COUNTIF([.B509];&quot;*FIXED*&quot;)&gt;0;2;(IF(COUNTIF([.B50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NEW DELH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0];&quot;*mobile*&quot;)&gt;0;3;(IF(COUNTIF([.B510];&quot;*FIXED*&quot;)&gt;0;2;(IF(COUNTIF([.B5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PU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1];&quot;*mobile*&quot;)&gt;0;3;(IF(COUNTIF([.B511];&quot;*FIXED*&quot;)&gt;0;2;(IF(COUNTIF([.B51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PUNJA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2];&quot;*mobile*&quot;)&gt;0;3;(IF(COUNTIF([.B512];&quot;*FIXED*&quot;)&gt;0;2;(IF(COUNTIF([.B5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IA TAMIL NAD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3];&quot;*mobile*&quot;)&gt;0;3;(IF(COUNTIF([.B513];&quot;*FIXED*&quot;)&gt;0;2;(IF(COUNTIF([.B51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4];&quot;*mobile*&quot;)&gt;0;3;(IF(COUNTIF([.B514];&quot;*FIXED*&quot;)&gt;0;2;(IF(COUNTIF([.B51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BANDU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5];&quot;*mobile*&quot;)&gt;0;3;(IF(COUNTIF([.B515];&quot;*FIXED*&quot;)&gt;0;2;(IF(COUNTIF([.B5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BATA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6];&quot;*mobile*&quot;)&gt;0;3;(IF(COUNTIF([.B516];&quot;*FIXED*&quot;)&gt;0;2;(IF(COUNTIF([.B51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BOG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7];&quot;*mobile*&quot;)&gt;0;3;(IF(COUNTIF([.B517];&quot;*FIXED*&quot;)&gt;0;2;(IF(COUNTIF([.B51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DENPAS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8];&quot;*mobile*&quot;)&gt;0;3;(IF(COUNTIF([.B518];&quot;*FIXED*&quot;)&gt;0;2;(IF(COUNTIF([.B5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JAKAR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19];&quot;*mobile*&quot;)&gt;0;3;(IF(COUNTIF([.B519];&quot;*FIXED*&quot;)&gt;0;2;(IF(COUNTIF([.B5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MALA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0];&quot;*mobile*&quot;)&gt;0;3;(IF(COUNTIF([.B520];&quot;*FIXED*&quot;)&gt;0;2;(IF(COUNTIF([.B5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MED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1];&quot;*mobile*&quot;)&gt;0;3;(IF(COUNTIF([.B521];&quot;*FIXED*&quot;)&gt;0;2;(IF(COUNTIF([.B52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DONES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2];&quot;*mobile*&quot;)&gt;0;3;(IF(COUNTIF([.B522];&quot;*FIXED*&quot;)&gt;0;2;(IF(COUNTIF([.B5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MOBILE INDOSAT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3];&quot;*mobile*&quot;)&gt;0;3;(IF(COUNTIF([.B523];&quot;*FIXED*&quot;)&gt;0;2;(IF(COUNTIF([.B5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MOBILE TELKOMS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4];&quot;*mobile*&quot;)&gt;0;3;(IF(COUNTIF([.B524];&quot;*FIXED*&quot;)&gt;0;2;(IF(COUNTIF([.B5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5];&quot;*mobile*&quot;)&gt;0;3;(IF(COUNTIF([.B525];&quot;*FIXED*&quot;)&gt;0;2;(IF(COUNTIF([.B52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MOBILE X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6];&quot;*mobile*&quot;)&gt;0;3;(IF(COUNTIF([.B526];&quot;*FIXED*&quot;)&gt;0;2;(IF(COUNTIF([.B52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SATELLIT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7];&quot;*mobile*&quot;)&gt;0;3;(IF(COUNTIF([.B527];&quot;*FIXED*&quot;)&gt;0;2;(IF(COUNTIF([.B5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DONESIA SURABA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8];&quot;*mobile*&quot;)&gt;0;3;(IF(COUNTIF([.B528];&quot;*FIXED*&quot;)&gt;0;2;(IF(COUNTIF([.B52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EMNIF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29];&quot;*mobile*&quot;)&gt;0;3;(IF(COUNTIF([.B529];&quot;*FIXED*&quot;)&gt;0;2;(IF(COUNTIF([.B52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MEDIALIN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0];&quot;*mobile*&quot;)&gt;0;3;(IF(COUNTIF([.B530];&quot;*FIXED*&quot;)&gt;0;2;(IF(COUNTIF([.B5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MT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1];&quot;*mobile*&quot;)&gt;0;3;(IF(COUNTIF([.B531];&quot;*FIXED*&quot;)&gt;0;2;(IF(COUNTIF([.B5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2];&quot;*mobile*&quot;)&gt;0;3;(IF(COUNTIF([.B532];&quot;*FIXED*&quot;)&gt;0;2;(IF(COUNTIF([.B53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TELECOM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3];&quot;*mobile*&quot;)&gt;0;3;(IF(COUNTIF([.B533];&quot;*FIXED*&quot;)&gt;0;2;(IF(COUNTIF([.B53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VOXB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4];&quot;*mobile*&quot;)&gt;0;3;(IF(COUNTIF([.B534];&quot;*FIXED*&quot;)&gt;0;2;(IF(COUNTIF([.B5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1 WINS AE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5];&quot;*mobile*&quot;)&gt;0;3;(IF(COUNTIF([.B535];&quot;*FIXED*&quot;)&gt;0;2;(IF(COUNTIF([.B53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AER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6];&quot;*mobile*&quot;)&gt;0;3;(IF(COUNTIF([.B536];&quot;*FIXED*&quot;)&gt;0;2;(IF(COUNTIF([.B5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TERNATIONAL NETWORKS ELLIPS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7];&quot;*mobile*&quot;)&gt;0;3;(IF(COUNTIF([.B537];&quot;*FIXED*&quot;)&gt;0;2;(IF(COUNTIF([.B5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EMS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8];&quot;*mobile*&quot;)&gt;0;3;(IF(COUNTIF([.B538];&quot;*FIXED*&quot;)&gt;0;2;(IF(COUNTIF([.B5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GLOBAL NETWORK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39];&quot;*mobile*&quot;)&gt;0;3;(IF(COUNTIF([.B539];&quot;*FIXED*&quot;)&gt;0;2;(IF(COUNTIF([.B53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IN&amp;PH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0];&quot;*mobile*&quot;)&gt;0;3;(IF(COUNTIF([.B540];&quot;*FIXED*&quot;)&gt;0;2;(IF(COUNTIF([.B5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INTERMAT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1];&quot;*mobile*&quot;)&gt;0;3;(IF(COUNTIF([.B541];&quot;*FIXED*&quot;)&gt;0;2;(IF(COUNTIF([.B5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J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2];&quot;*mobile*&quot;)&gt;0;3;(IF(COUNTIF([.B542];&quot;*FIXED*&quot;)&gt;0;2;(IF(COUNTIF([.B5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MAR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3];&quot;*mobile*&quot;)&gt;0;3;(IF(COUNTIF([.B543];&quot;*FIXED*&quot;)&gt;0;2;(IF(COUNTIF([.B54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MONACO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4];&quot;*mobile*&quot;)&gt;0;3;(IF(COUNTIF([.B544];&quot;*FIXED*&quot;)&gt;0;2;(IF(COUNTIF([.B54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ONA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5];&quot;*mobile*&quot;)&gt;0;3;(IF(COUNTIF([.B545];&quot;*FIXED*&quot;)&gt;0;2;(IF(COUNTIF([.B54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ORATION TP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6];&quot;*mobile*&quot;)&gt;0;3;(IF(COUNTIF([.B546];&quot;*FIXED*&quot;)&gt;0;2;(IF(COUNTIF([.B54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SPECIAL SERVICES EMS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7];&quot;*mobile*&quot;)&gt;0;3;(IF(COUNTIF([.B547];&quot;*FIXED*&quot;)&gt;0;2;(IF(COUNTIF([.B54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TERNATIONAL NETWORKS SPECIAL SERVICES GLOBAL NETWORK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8];&quot;*mobile*&quot;)&gt;0;3;(IF(COUNTIF([.B548];&quot;*FIXED*&quot;)&gt;0;2;(IF(COUNTIF([.B54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TERNATIONAL NETWORKS SPECIAL SERVICES T-SYSTEMS DE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49];&quot;*mobile*&quot;)&gt;0;3;(IF(COUNTIF([.B549];&quot;*FIXED*&quot;)&gt;0;2;(IF(COUNTIF([.B54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TERNATIONAL NETWORKS T-SYSTEMS DE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0];&quot;*mobile*&quot;)&gt;0;3;(IF(COUNTIF([.B550];&quot;*FIXED*&quot;)&gt;0;2;(IF(COUNTIF([.B55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THURA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1];&quot;*mobile*&quot;)&gt;0;3;(IF(COUNTIF([.B551];&quot;*FIXED*&quot;)&gt;0;2;(IF(COUNTIF([.B55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TP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2];&quot;*mobile*&quot;)&gt;0;3;(IF(COUNTIF([.B552];&quot;*FIXED*&quot;)&gt;0;2;(IF(COUNTIF([.B55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ATIONAL NETWORKS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3];&quot;*mobile*&quot;)&gt;0;3;(IF(COUNTIF([.B553];&quot;*FIXED*&quot;)&gt;0;2;(IF(COUNTIF([.B55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4];&quot;*mobile*&quot;)&gt;0;3;(IF(COUNTIF([.B554];&quot;*FIXED*&quot;)&gt;0;2;(IF(COUNTIF([.B5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5];&quot;*mobile*&quot;)&gt;0;3;(IF(COUNTIF([.B555];&quot;*FIXED*&quot;)&gt;0;2;(IF(COUNTIF([.B5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N MOBILE IRAN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6];&quot;*mobile*&quot;)&gt;0;3;(IF(COUNTIF([.B556];&quot;*FIXED*&quot;)&gt;0;2;(IF(COUNTIF([.B5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N TEHR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7];&quot;*mobile*&quot;)&gt;0;3;(IF(COUNTIF([.B557];&quot;*FIXED*&quot;)&gt;0;2;(IF(COUNTIF([.B55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8];&quot;*mobile*&quot;)&gt;0;3;(IF(COUNTIF([.B558];&quot;*FIXED*&quot;)&gt;0;2;(IF(COUNTIF([.B55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AQ BAGHD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59];&quot;*mobile*&quot;)&gt;0;3;(IF(COUNTIF([.B559];&quot;*FIXED*&quot;)&gt;0;2;(IF(COUNTIF([.B55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AQ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0];&quot;*mobile*&quot;)&gt;0;3;(IF(COUNTIF([.B560];&quot;*FIXED*&quot;)&gt;0;2;(IF(COUNTIF([.B5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Q MOBILE ASIA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1];&quot;*mobile*&quot;)&gt;0;3;(IF(COUNTIF([.B561];&quot;*FIXED*&quot;)&gt;0;2;(IF(COUNTIF([.B5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Q MOBILE KOREK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2];&quot;*mobile*&quot;)&gt;0;3;(IF(COUNTIF([.B562];&quot;*FIXED*&quot;)&gt;0;2;(IF(COUNTIF([.B5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Q MOBILE S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3];&quot;*mobile*&quot;)&gt;0;3;(IF(COUNTIF([.B563];&quot;*FIXED*&quot;)&gt;0;2;(IF(COUNTIF([.B5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Q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4];&quot;*mobile*&quot;)&gt;0;3;(IF(COUNTIF([.B564];&quot;*FIXED*&quot;)&gt;0;2;(IF(COUNTIF([.B5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AQ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5];&quot;*mobile*&quot;)&gt;0;3;(IF(COUNTIF([.B565];&quot;*FIXED*&quot;)&gt;0;2;(IF(COUNTIF([.B56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6];&quot;*mobile*&quot;)&gt;0;3;(IF(COUNTIF([.B566];&quot;*FIXED*&quot;)&gt;0;2;(IF(COUNTIF([.B56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RE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7];&quot;*mobile*&quot;)&gt;0;3;(IF(COUNTIF([.B567];&quot;*FIXED*&quot;)&gt;0;2;(IF(COUNTIF([.B5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MOBILE METE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8];&quot;*mobile*&quot;)&gt;0;3;(IF(COUNTIF([.B568];&quot;*FIXED*&quot;)&gt;0;2;(IF(COUNTIF([.B5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MOBILE O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69];&quot;*mobile*&quot;)&gt;0;3;(IF(COUNTIF([.B569];&quot;*FIXED*&quot;)&gt;0;2;(IF(COUNTIF([.B5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MOBILE TES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0];&quot;*mobile*&quot;)&gt;0;3;(IF(COUNTIF([.B570];&quot;*FIXED*&quot;)&gt;0;2;(IF(COUNTIF([.B5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1];&quot;*mobile*&quot;)&gt;0;3;(IF(COUNTIF([.B571];&quot;*FIXED*&quot;)&gt;0;2;(IF(COUNTIF([.B5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MOBILE VODAFONE IRELAND L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2];&quot;*mobile*&quot;)&gt;0;3;(IF(COUNTIF([.B572];&quot;*FIXED*&quot;)&gt;0;2;(IF(COUNTIF([.B5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RELAND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3];&quot;*mobile*&quot;)&gt;0;3;(IF(COUNTIF([.B573];&quot;*FIXED*&quot;)&gt;0;2;(IF(COUNTIF([.B57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4];&quot;*mobile*&quot;)&gt;0;3;(IF(COUNTIF([.B574];&quot;*FIXED*&quot;)&gt;0;2;(IF(COUNTIF([.B57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SRAEL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5];&quot;*mobile*&quot;)&gt;0;3;(IF(COUNTIF([.B575];&quot;*FIXED*&quot;)&gt;0;2;(IF(COUNTIF([.B5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RAEL MOBILE CELL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6];&quot;*mobile*&quot;)&gt;0;3;(IF(COUNTIF([.B576];&quot;*FIXED*&quot;)&gt;0;2;(IF(COUNTIF([.B5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RAEL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7];&quot;*mobile*&quot;)&gt;0;3;(IF(COUNTIF([.B577];&quot;*FIXED*&quot;)&gt;0;2;(IF(COUNTIF([.B5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RAEL MOBILE PALEST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8];&quot;*mobile*&quot;)&gt;0;3;(IF(COUNTIF([.B578];&quot;*FIXED*&quot;)&gt;0;2;(IF(COUNTIF([.B5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RAEL PALEST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79];&quot;*mobile*&quot;)&gt;0;3;(IF(COUNTIF([.B579];&quot;*FIXED*&quot;)&gt;0;2;(IF(COUNTIF([.B57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0];&quot;*mobile*&quot;)&gt;0;3;(IF(COUNTIF([.B580];&quot;*FIXED*&quot;)&gt;0;2;(IF(COUNTIF([.B58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AL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1];&quot;*mobile*&quot;)&gt;0;3;(IF(COUNTIF([.B581];&quot;*FIXED*&quot;)&gt;0;2;(IF(COUNTIF([.B5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FASTWE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2];&quot;*mobile*&quot;)&gt;0;3;(IF(COUNTIF([.B582];&quot;*FIXED*&quot;)&gt;0;2;(IF(COUNTIF([.B5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ILI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3];&quot;*mobile*&quot;)&gt;0;3;(IF(COUNTIF([.B583];&quot;*FIXED*&quot;)&gt;0;2;(IF(COUNTIF([.B5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INTERMAT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4];&quot;*mobile*&quot;)&gt;0;3;(IF(COUNTIF([.B584];&quot;*FIXED*&quot;)&gt;0;2;(IF(COUNTIF([.B5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LYCAT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5];&quot;*mobile*&quot;)&gt;0;3;(IF(COUNTIF([.B585];&quot;*FIXED*&quot;)&gt;0;2;(IF(COUNTIF([.B5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6];&quot;*mobile*&quot;)&gt;0;3;(IF(COUNTIF([.B586];&quot;*FIXED*&quot;)&gt;0;2;(IF(COUNTIF([.B58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TI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7];&quot;*mobile*&quot;)&gt;0;3;(IF(COUNTIF([.B587];&quot;*FIXED*&quot;)&gt;0;2;(IF(COUNTIF([.B5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8];&quot;*mobile*&quot;)&gt;0;3;(IF(COUNTIF([.B588];&quot;*FIXED*&quot;)&gt;0;2;(IF(COUNTIF([.B5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TALY MOBILE W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89];&quot;*mobile*&quot;)&gt;0;3;(IF(COUNTIF([.B589];&quot;*FIXED*&quot;)&gt;0;2;(IF(COUNTIF([.B5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VORY COA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0];&quot;*mobile*&quot;)&gt;0;3;(IF(COUNTIF([.B590];&quot;*FIXED*&quot;)&gt;0;2;(IF(COUNTIF([.B59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VORY COAST FIXED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1];&quot;*mobile*&quot;)&gt;0;3;(IF(COUNTIF([.B591];&quot;*FIXED*&quot;)&gt;0;2;(IF(COUNTIF([.B59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VORY COAST MOBILE MOO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2];&quot;*mobile*&quot;)&gt;0;3;(IF(COUNTIF([.B592];&quot;*FIXED*&quot;)&gt;0;2;(IF(COUNTIF([.B5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VORY COAST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3];&quot;*mobile*&quot;)&gt;0;3;(IF(COUNTIF([.B593];&quot;*FIXED*&quot;)&gt;0;2;(IF(COUNTIF([.B59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VORY COAST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4];&quot;*mobile*&quot;)&gt;0;3;(IF(COUNTIF([.B594];&quot;*FIXED*&quot;)&gt;0;2;(IF(COUNTIF([.B59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VORY COAST MOBILE OR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5];&quot;*mobile*&quot;)&gt;0;3;(IF(COUNTIF([.B595];&quot;*FIXED*&quot;)&gt;0;2;(IF(COUNTIF([.B59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VORY COAST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6];&quot;*mobile*&quot;)&gt;0;3;(IF(COUNTIF([.B596];&quot;*FIXED*&quot;)&gt;0;2;(IF(COUNTIF([.B5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VORY COAST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7];&quot;*mobile*&quot;)&gt;0;3;(IF(COUNTIF([.B597];&quot;*FIXED*&quot;)&gt;0;2;(IF(COUNTIF([.B59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8];&quot;*mobile*&quot;)&gt;0;3;(IF(COUNTIF([.B598];&quot;*FIXED*&quot;)&gt;0;2;(IF(COUNTIF([.B5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MAIC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599];&quot;*mobile*&quot;)&gt;0;3;(IF(COUNTIF([.B599];&quot;*FIXED*&quot;)&gt;0;2;(IF(COUNTIF([.B5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AMAICA MOBILE LI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0];&quot;*mobile*&quot;)&gt;0;3;(IF(COUNTIF([.B600];&quot;*FIXED*&quot;)&gt;0;2;(IF(COUNTIF([.B6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1];&quot;*mobile*&quot;)&gt;0;3;(IF(COUNTIF([.B601];&quot;*FIXED*&quot;)&gt;0;2;(IF(COUNTIF([.B60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PAN IP PH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2];&quot;*mobile*&quot;)&gt;0;3;(IF(COUNTIF([.B602];&quot;*FIXED*&quot;)&gt;0;2;(IF(COUNTIF([.B6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P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3];&quot;*mobile*&quot;)&gt;0;3;(IF(COUNTIF([.B603];&quot;*FIXED*&quot;)&gt;0;2;(IF(COUNTIF([.B6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APAN MOBILE NTT DOCOM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4];&quot;*mobile*&quot;)&gt;0;3;(IF(COUNTIF([.B604];&quot;*FIXED*&quot;)&gt;0;2;(IF(COUNTIF([.B6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5];&quot;*mobile*&quot;)&gt;0;3;(IF(COUNTIF([.B605];&quot;*FIXED*&quot;)&gt;0;2;(IF(COUNTIF([.B60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RD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6];&quot;*mobile*&quot;)&gt;0;3;(IF(COUNTIF([.B606];&quot;*FIXED*&quot;)&gt;0;2;(IF(COUNTIF([.B6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RDAN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7];&quot;*mobile*&quot;)&gt;0;3;(IF(COUNTIF([.B607];&quot;*FIXED*&quot;)&gt;0;2;(IF(COUNTIF([.B6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RDAN MOBILE UMNIA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8];&quot;*mobile*&quot;)&gt;0;3;(IF(COUNTIF([.B608];&quot;*FIXED*&quot;)&gt;0;2;(IF(COUNTIF([.B6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RDAN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09];&quot;*mobile*&quot;)&gt;0;3;(IF(COUNTIF([.B609];&quot;*FIXED*&quot;)&gt;0;2;(IF(COUNTIF([.B6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0];&quot;*mobile*&quot;)&gt;0;3;(IF(COUNTIF([.B610];&quot;*FIXED*&quot;)&gt;0;2;(IF(COUNTIF([.B6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ZAKHSTAN ALMAT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1];&quot;*mobile*&quot;)&gt;0;3;(IF(COUNTIF([.B611];&quot;*FIXED*&quot;)&gt;0;2;(IF(COUNTIF([.B61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ZAKHSTAN AST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2];&quot;*mobile*&quot;)&gt;0;3;(IF(COUNTIF([.B612];&quot;*FIXED*&quot;)&gt;0;2;(IF(COUNTIF([.B6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ZAKHSTAN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3];&quot;*mobile*&quot;)&gt;0;3;(IF(COUNTIF([.B613];&quot;*FIXED*&quot;)&gt;0;2;(IF(COUNTIF([.B61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AZAKHSTAN KARAGAN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4];&quot;*mobile*&quot;)&gt;0;3;(IF(COUNTIF([.B614];&quot;*FIXED*&quot;)&gt;0;2;(IF(COUNTIF([.B61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ZAKH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5];&quot;*mobile*&quot;)&gt;0;3;(IF(COUNTIF([.B615];&quot;*FIXED*&quot;)&gt;0;2;(IF(COUNTIF([.B6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AZAKHSTAN MOBILE BEEL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6];&quot;*mobile*&quot;)&gt;0;3;(IF(COUNTIF([.B616];&quot;*FIXED*&quot;)&gt;0;2;(IF(COUNTIF([.B6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AZAKHSTAN MOBILE K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7];&quot;*mobile*&quot;)&gt;0;3;(IF(COUNTIF([.B617];&quot;*FIXED*&quot;)&gt;0;2;(IF(COUNTIF([.B6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AZAKHSTA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8];&quot;*mobile*&quot;)&gt;0;3;(IF(COUNTIF([.B618];&quot;*FIXED*&quot;)&gt;0;2;(IF(COUNTIF([.B6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ZAKHST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19];&quot;*mobile*&quot;)&gt;0;3;(IF(COUNTIF([.B619];&quot;*FIXED*&quot;)&gt;0;2;(IF(COUNTIF([.B61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0];&quot;*mobile*&quot;)&gt;0;3;(IF(COUNTIF([.B620];&quot;*FIXED*&quot;)&gt;0;2;(IF(COUNTIF([.B6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ENY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1];&quot;*mobile*&quot;)&gt;0;3;(IF(COUNTIF([.B621];&quot;*FIXED*&quot;)&gt;0;2;(IF(COUNTIF([.B6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NY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2];&quot;*mobile*&quot;)&gt;0;3;(IF(COUNTIF([.B622];&quot;*FIXED*&quot;)&gt;0;2;(IF(COUNTIF([.B6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NYA MOBILE JT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3];&quot;*mobile*&quot;)&gt;0;3;(IF(COUNTIF([.B623];&quot;*FIXED*&quot;)&gt;0;2;(IF(COUNTIF([.B6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NYA MOBILE SAFARI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4];&quot;*mobile*&quot;)&gt;0;3;(IF(COUNTIF([.B624];&quot;*FIXED*&quot;)&gt;0;2;(IF(COUNTIF([.B6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NYA MOBILE TEL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5];&quot;*mobile*&quot;)&gt;0;3;(IF(COUNTIF([.B625];&quot;*FIXED*&quot;)&gt;0;2;(IF(COUNTIF([.B62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NY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6];&quot;*mobile*&quot;)&gt;0;3;(IF(COUNTIF([.B626];&quot;*FIXED*&quot;)&gt;0;2;(IF(COUNTIF([.B62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7];&quot;*mobile*&quot;)&gt;0;3;(IF(COUNTIF([.B627];&quot;*FIXED*&quot;)&gt;0;2;(IF(COUNTIF([.B62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8];&quot;*mobile*&quot;)&gt;0;3;(IF(COUNTIF([.B628];&quot;*FIXED*&quot;)&gt;0;2;(IF(COUNTIF([.B62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OSOV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29];&quot;*mobile*&quot;)&gt;0;3;(IF(COUNTIF([.B629];&quot;*FIXED*&quot;)&gt;0;2;(IF(COUNTIF([.B6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0];&quot;*mobile*&quot;)&gt;0;3;(IF(COUNTIF([.B630];&quot;*FIXED*&quot;)&gt;0;2;(IF(COUNTIF([.B6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UWAIT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1];&quot;*mobile*&quot;)&gt;0;3;(IF(COUNTIF([.B631];&quot;*FIXED*&quot;)&gt;0;2;(IF(COUNTIF([.B6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UWAIT MOBILE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2];&quot;*mobile*&quot;)&gt;0;3;(IF(COUNTIF([.B632];&quot;*FIXED*&quot;)&gt;0;2;(IF(COUNTIF([.B6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UWAIT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3];&quot;*mobile*&quot;)&gt;0;3;(IF(COUNTIF([.B633];&quot;*FIXED*&quot;)&gt;0;2;(IF(COUNTIF([.B6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4];&quot;*mobile*&quot;)&gt;0;3;(IF(COUNTIF([.B634];&quot;*FIXED*&quot;)&gt;0;2;(IF(COUNTIF([.B6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YRGYZSTAN BISHK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5];&quot;*mobile*&quot;)&gt;0;3;(IF(COUNTIF([.B635];&quot;*FIXED*&quot;)&gt;0;2;(IF(COUNTIF([.B63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YRGYZ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6];&quot;*mobile*&quot;)&gt;0;3;(IF(COUNTIF([.B636];&quot;*FIXED*&quot;)&gt;0;2;(IF(COUNTIF([.B6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RGYZSTAN MOBILE AYS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7];&quot;*mobile*&quot;)&gt;0;3;(IF(COUNTIF([.B637];&quot;*FIXED*&quot;)&gt;0;2;(IF(COUNTIF([.B6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RGYZSTAN MOBILE MEG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8];&quot;*mobile*&quot;)&gt;0;3;(IF(COUNTIF([.B638];&quot;*FIXED*&quot;)&gt;0;2;(IF(COUNTIF([.B6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RGYZSTAN MOBILE O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39];&quot;*mobile*&quot;)&gt;0;3;(IF(COUNTIF([.B639];&quot;*FIXED*&quot;)&gt;0;2;(IF(COUNTIF([.B6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RGYZSTA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0];&quot;*mobile*&quot;)&gt;0;3;(IF(COUNTIF([.B640];&quot;*FIXED*&quot;)&gt;0;2;(IF(COUNTIF([.B6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YRGYZST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1];&quot;*mobile*&quot;)&gt;0;3;(IF(COUNTIF([.B641];&quot;*FIXED*&quot;)&gt;0;2;(IF(COUNTIF([.B64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2];&quot;*mobile*&quot;)&gt;0;3;(IF(COUNTIF([.B642];&quot;*FIXED*&quot;)&gt;0;2;(IF(COUNTIF([.B6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O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3];&quot;*mobile*&quot;)&gt;0;3;(IF(COUNTIF([.B643];&quot;*FIXED*&quot;)&gt;0;2;(IF(COUNTIF([.B6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4];&quot;*mobile*&quot;)&gt;0;3;(IF(COUNTIF([.B644];&quot;*FIXED*&quot;)&gt;0;2;(IF(COUNTIF([.B64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VIA FIXED LM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5];&quot;*mobile*&quot;)&gt;0;3;(IF(COUNTIF([.B645];&quot;*FIXED*&quot;)&gt;0;2;(IF(COUNTIF([.B64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TVIA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6];&quot;*mobile*&quot;)&gt;0;3;(IF(COUNTIF([.B646];&quot;*FIXED*&quot;)&gt;0;2;(IF(COUNTIF([.B64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TVIA FIXED OLO ZONE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7];&quot;*mobile*&quot;)&gt;0;3;(IF(COUNTIF([.B647];&quot;*FIXED*&quot;)&gt;0;2;(IF(COUNTIF([.B64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TV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8];&quot;*mobile*&quot;)&gt;0;3;(IF(COUNTIF([.B648];&quot;*FIXED*&quot;)&gt;0;2;(IF(COUNTIF([.B64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E B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49];&quot;*mobile*&quot;)&gt;0;3;(IF(COUNTIF([.B649];&quot;*FIXED*&quot;)&gt;0;2;(IF(COUNTIF([.B6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E LM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0];&quot;*mobile*&quot;)&gt;0;3;(IF(COUNTIF([.B650];&quot;*FIXED*&quot;)&gt;0;2;(IF(COUNTIF([.B6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1];&quot;*mobile*&quot;)&gt;0;3;(IF(COUNTIF([.B651];&quot;*FIXED*&quot;)&gt;0;2;(IF(COUNTIF([.B6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E VENTA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2];&quot;*mobile*&quot;)&gt;0;3;(IF(COUNTIF([.B652];&quot;*FIXED*&quot;)&gt;0;2;(IF(COUNTIF([.B6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E XOMOBILE 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3];&quot;*mobile*&quot;)&gt;0;3;(IF(COUNTIF([.B653];&quot;*FIXED*&quot;)&gt;0;2;(IF(COUNTIF([.B6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TV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4];&quot;*mobile*&quot;)&gt;0;3;(IF(COUNTIF([.B654];&quot;*FIXED*&quot;)&gt;0;2;(IF(COUNTIF([.B6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V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5];&quot;*mobile*&quot;)&gt;0;3;(IF(COUNTIF([.B655];&quot;*FIXED*&quot;)&gt;0;2;(IF(COUNTIF([.B65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TVIA SPECIAL SERVICES LAT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6];&quot;*mobile*&quot;)&gt;0;3;(IF(COUNTIF([.B656];&quot;*FIXED*&quot;)&gt;0;2;(IF(COUNTIF([.B65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7];&quot;*mobile*&quot;)&gt;0;3;(IF(COUNTIF([.B657];&quot;*FIXED*&quot;)&gt;0;2;(IF(COUNTIF([.B65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BANO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8];&quot;*mobile*&quot;)&gt;0;3;(IF(COUNTIF([.B658];&quot;*FIXED*&quot;)&gt;0;2;(IF(COUNTIF([.B6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59];&quot;*mobile*&quot;)&gt;0;3;(IF(COUNTIF([.B659];&quot;*FIXED*&quot;)&gt;0;2;(IF(COUNTIF([.B65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SOTHO MOBILE ECO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0];&quot;*mobile*&quot;)&gt;0;3;(IF(COUNTIF([.B660];&quot;*FIXED*&quot;)&gt;0;2;(IF(COUNTIF([.B6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SOTHO MOBILE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1];&quot;*mobile*&quot;)&gt;0;3;(IF(COUNTIF([.B661];&quot;*FIXED*&quot;)&gt;0;2;(IF(COUNTIF([.B6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2];&quot;*mobile*&quot;)&gt;0;3;(IF(COUNTIF([.B662];&quot;*FIXED*&quot;)&gt;0;2;(IF(COUNTIF([.B66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BE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3];&quot;*mobile*&quot;)&gt;0;3;(IF(COUNTIF([.B663];&quot;*FIXED*&quot;)&gt;0;2;(IF(COUNTIF([.B6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ERIA MOBILE COMIU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4];&quot;*mobile*&quot;)&gt;0;3;(IF(COUNTIF([.B664];&quot;*FIXED*&quot;)&gt;0;2;(IF(COUNTIF([.B6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ERI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5];&quot;*mobile*&quot;)&gt;0;3;(IF(COUNTIF([.B665];&quot;*FIXED*&quot;)&gt;0;2;(IF(COUNTIF([.B6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ERIA MOBILE ORANGE LIBE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6];&quot;*mobile*&quot;)&gt;0;3;(IF(COUNTIF([.B666];&quot;*FIXED*&quot;)&gt;0;2;(IF(COUNTIF([.B6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ER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7];&quot;*mobile*&quot;)&gt;0;3;(IF(COUNTIF([.B667];&quot;*FIXED*&quot;)&gt;0;2;(IF(COUNTIF([.B66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BER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8];&quot;*mobile*&quot;)&gt;0;3;(IF(COUNTIF([.B668];&quot;*FIXED*&quot;)&gt;0;2;(IF(COUNTIF([.B66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69];&quot;*mobile*&quot;)&gt;0;3;(IF(COUNTIF([.B669];&quot;*FIXED*&quot;)&gt;0;2;(IF(COUNTIF([.B66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BY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0];&quot;*mobile*&quot;)&gt;0;3;(IF(COUNTIF([.B670];&quot;*FIXED*&quot;)&gt;0;2;(IF(COUNTIF([.B6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BYA MOBILE ALMAD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1];&quot;*mobile*&quot;)&gt;0;3;(IF(COUNTIF([.B671];&quot;*FIXED*&quot;)&gt;0;2;(IF(COUNTIF([.B6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ECHTENSTE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2];&quot;*mobile*&quot;)&gt;0;3;(IF(COUNTIF([.B672];&quot;*FIXED*&quot;)&gt;0;2;(IF(COUNTIF([.B67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ECHTENSTEI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3];&quot;*mobile*&quot;)&gt;0;3;(IF(COUNTIF([.B673];&quot;*FIXED*&quot;)&gt;0;2;(IF(COUNTIF([.B6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ECHTENSTEIN MOBILE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4];&quot;*mobile*&quot;)&gt;0;3;(IF(COUNTIF([.B674];&quot;*FIXED*&quot;)&gt;0;2;(IF(COUNTIF([.B6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ECHTENSTEIN VOICE MAI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5];&quot;*mobile*&quot;)&gt;0;3;(IF(COUNTIF([.B675];&quot;*FIXED*&quot;)&gt;0;2;(IF(COUNTIF([.B67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6];&quot;*mobile*&quot;)&gt;0;3;(IF(COUNTIF([.B676];&quot;*FIXED*&quot;)&gt;0;2;(IF(COUNTIF([.B6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THUA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7];&quot;*mobile*&quot;)&gt;0;3;(IF(COUNTIF([.B677];&quot;*FIXED*&quot;)&gt;0;2;(IF(COUNTIF([.B6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THUANIA MOBILE B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8];&quot;*mobile*&quot;)&gt;0;3;(IF(COUNTIF([.B678];&quot;*FIXED*&quot;)&gt;0;2;(IF(COUNTIF([.B6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THUANIA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79];&quot;*mobile*&quot;)&gt;0;3;(IF(COUNTIF([.B679];&quot;*FIXED*&quot;)&gt;0;2;(IF(COUNTIF([.B6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THUANIA MOBILE TELIA LIETUVA A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0];&quot;*mobile*&quot;)&gt;0;3;(IF(COUNTIF([.B680];&quot;*FIXED*&quot;)&gt;0;2;(IF(COUNTIF([.B6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ITHUAN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1];&quot;*mobile*&quot;)&gt;0;3;(IF(COUNTIF([.B681];&quot;*FIXED*&quot;)&gt;0;2;(IF(COUNTIF([.B68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THUA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2];&quot;*mobile*&quot;)&gt;0;3;(IF(COUNTIF([.B682];&quot;*FIXED*&quot;)&gt;0;2;(IF(COUNTIF([.B68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THUANIA SPECIAL SERVICES TYPE_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3];&quot;*mobile*&quot;)&gt;0;3;(IF(COUNTIF([.B683];&quot;*FIXED*&quot;)&gt;0;2;(IF(COUNTIF([.B68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4];&quot;*mobile*&quot;)&gt;0;3;(IF(COUNTIF([.B684];&quot;*FIXED*&quot;)&gt;0;2;(IF(COUNTIF([.B68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XEMBOURG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5];&quot;*mobile*&quot;)&gt;0;3;(IF(COUNTIF([.B685];&quot;*FIXED*&quot;)&gt;0;2;(IF(COUNTIF([.B6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UXEMBOURG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6];&quot;*mobile*&quot;)&gt;0;3;(IF(COUNTIF([.B686];&quot;*FIXED*&quot;)&gt;0;2;(IF(COUNTIF([.B68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UXEMBOURG MOBILE POST LUXEMBOUR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7];&quot;*mobile*&quot;)&gt;0;3;(IF(COUNTIF([.B687];&quot;*FIXED*&quot;)&gt;0;2;(IF(COUNTIF([.B6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UXEMBOURG MOBILE TAN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8];&quot;*mobile*&quot;)&gt;0;3;(IF(COUNTIF([.B688];&quot;*FIXED*&quot;)&gt;0;2;(IF(COUNTIF([.B6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UXEMBOURG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89];&quot;*mobile*&quot;)&gt;0;3;(IF(COUNTIF([.B689];&quot;*FIXED*&quot;)&gt;0;2;(IF(COUNTIF([.B68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CA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0];&quot;*mobile*&quot;)&gt;0;3;(IF(COUNTIF([.B690];&quot;*FIXED*&quot;)&gt;0;2;(IF(COUNTIF([.B69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CA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1];&quot;*mobile*&quot;)&gt;0;3;(IF(COUNTIF([.B691];&quot;*FIXED*&quot;)&gt;0;2;(IF(COUNTIF([.B6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2];&quot;*mobile*&quot;)&gt;0;3;(IF(COUNTIF([.B692];&quot;*FIXED*&quot;)&gt;0;2;(IF(COUNTIF([.B69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CEDONIA FIXED 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3];&quot;*mobile*&quot;)&gt;0;3;(IF(COUNTIF([.B693];&quot;*FIXED*&quot;)&gt;0;2;(IF(COUNTIF([.B69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CEDO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4];&quot;*mobile*&quot;)&gt;0;3;(IF(COUNTIF([.B694];&quot;*FIXED*&quot;)&gt;0;2;(IF(COUNTIF([.B69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CEDONIA MOBILE 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5];&quot;*mobile*&quot;)&gt;0;3;(IF(COUNTIF([.B695];&quot;*FIXED*&quot;)&gt;0;2;(IF(COUNTIF([.B69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CEDONIA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6];&quot;*mobile*&quot;)&gt;0;3;(IF(COUNTIF([.B696];&quot;*FIXED*&quot;)&gt;0;2;(IF(COUNTIF([.B69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CEDON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7];&quot;*mobile*&quot;)&gt;0;3;(IF(COUNTIF([.B697];&quot;*FIXED*&quot;)&gt;0;2;(IF(COUNTIF([.B6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CEDONIA SKOPJ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8];&quot;*mobile*&quot;)&gt;0;3;(IF(COUNTIF([.B698];&quot;*FIXED*&quot;)&gt;0;2;(IF(COUNTIF([.B6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CEDO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699];&quot;*mobile*&quot;)&gt;0;3;(IF(COUNTIF([.B699];&quot;*FIXED*&quot;)&gt;0;2;(IF(COUNTIF([.B69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CEDONIA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0];&quot;*mobile*&quot;)&gt;0;3;(IF(COUNTIF([.B700];&quot;*FIXED*&quot;)&gt;0;2;(IF(COUNTIF([.B700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CEDONIA SPECIAL SERVICES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1];&quot;*mobile*&quot;)&gt;0;3;(IF(COUNTIF([.B701];&quot;*FIXED*&quot;)&gt;0;2;(IF(COUNTIF([.B70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2];&quot;*mobile*&quot;)&gt;0;3;(IF(COUNTIF([.B702];&quot;*FIXED*&quot;)&gt;0;2;(IF(COUNTIF([.B7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DAGASCA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3];&quot;*mobile*&quot;)&gt;0;3;(IF(COUNTIF([.B703];&quot;*FIXED*&quot;)&gt;0;2;(IF(COUNTIF([.B7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DAGASCAR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4];&quot;*mobile*&quot;)&gt;0;3;(IF(COUNTIF([.B704];&quot;*FIXED*&quot;)&gt;0;2;(IF(COUNTIF([.B7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DAGASCAR MOBILE GULFS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5];&quot;*mobile*&quot;)&gt;0;3;(IF(COUNTIF([.B705];&quot;*FIXED*&quot;)&gt;0;2;(IF(COUNTIF([.B70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DAGASCAR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6];&quot;*mobile*&quot;)&gt;0;3;(IF(COUNTIF([.B706];&quot;*FIXED*&quot;)&gt;0;2;(IF(COUNTIF([.B7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DAGASCAR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7];&quot;*mobile*&quot;)&gt;0;3;(IF(COUNTIF([.B707];&quot;*FIXED*&quot;)&gt;0;2;(IF(COUNTIF([.B70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DAGASCAR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8];&quot;*mobile*&quot;)&gt;0;3;(IF(COUNTIF([.B708];&quot;*FIXED*&quot;)&gt;0;2;(IF(COUNTIF([.B70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DAGASCAR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09];&quot;*mobile*&quot;)&gt;0;3;(IF(COUNTIF([.B709];&quot;*FIXED*&quot;)&gt;0;2;(IF(COUNTIF([.B70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0];&quot;*mobile*&quot;)&gt;0;3;(IF(COUNTIF([.B710];&quot;*FIXED*&quot;)&gt;0;2;(IF(COUNTIF([.B7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AW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1];&quot;*mobile*&quot;)&gt;0;3;(IF(COUNTIF([.B711];&quot;*FIXED*&quot;)&gt;0;2;(IF(COUNTIF([.B7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WI MOBILE ACC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2];&quot;*mobile*&quot;)&gt;0;3;(IF(COUNTIF([.B712];&quot;*FIXED*&quot;)&gt;0;2;(IF(COUNTIF([.B7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WI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3];&quot;*mobile*&quot;)&gt;0;3;(IF(COUNTIF([.B713];&quot;*FIXED*&quot;)&gt;0;2;(IF(COUNTIF([.B7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WI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4];&quot;*mobile*&quot;)&gt;0;3;(IF(COUNTIF([.B714];&quot;*FIXED*&quot;)&gt;0;2;(IF(COUNTIF([.B71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5];&quot;*mobile*&quot;)&gt;0;3;(IF(COUNTIF([.B715];&quot;*FIXED*&quot;)&gt;0;2;(IF(COUNTIF([.B7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AYS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6];&quot;*mobile*&quot;)&gt;0;3;(IF(COUNTIF([.B716];&quot;*FIXED*&quot;)&gt;0;2;(IF(COUNTIF([.B7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YSIA MOBILE CEL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7];&quot;*mobile*&quot;)&gt;0;3;(IF(COUNTIF([.B717];&quot;*FIXED*&quot;)&gt;0;2;(IF(COUNTIF([.B7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YSIA MOBILE DIG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8];&quot;*mobile*&quot;)&gt;0;3;(IF(COUNTIF([.B718];&quot;*FIXED*&quot;)&gt;0;2;(IF(COUNTIF([.B7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AYSIA MOBILE MAX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19];&quot;*mobile*&quot;)&gt;0;3;(IF(COUNTIF([.B719];&quot;*FIXED*&quot;)&gt;0;2;(IF(COUNTIF([.B7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0];&quot;*mobile*&quot;)&gt;0;3;(IF(COUNTIF([.B720];&quot;*FIXED*&quot;)&gt;0;2;(IF(COUNTIF([.B7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DIVES MOBILE DHIRAAG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1];&quot;*mobile*&quot;)&gt;0;3;(IF(COUNTIF([.B721];&quot;*FIXED*&quot;)&gt;0;2;(IF(COUNTIF([.B7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DIVES MOBILE WATANI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2];&quot;*mobile*&quot;)&gt;0;3;(IF(COUNTIF([.B722];&quot;*FIXED*&quot;)&gt;0;2;(IF(COUNTIF([.B7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DIVE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3];&quot;*mobile*&quot;)&gt;0;3;(IF(COUNTIF([.B723];&quot;*FIXED*&quot;)&gt;0;2;(IF(COUNTIF([.B7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DIVES MOBILITY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4];&quot;*mobile*&quot;)&gt;0;3;(IF(COUNTIF([.B724];&quot;*FIXED*&quot;)&gt;0;2;(IF(COUNTIF([.B7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DIVES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5];&quot;*mobile*&quot;)&gt;0;3;(IF(COUNTIF([.B725];&quot;*FIXED*&quot;)&gt;0;2;(IF(COUNTIF([.B72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6];&quot;*mobile*&quot;)&gt;0;3;(IF(COUNTIF([.B726];&quot;*FIXED*&quot;)&gt;0;2;(IF(COUNTIF([.B7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I BAMAK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7];&quot;*mobile*&quot;)&gt;0;3;(IF(COUNTIF([.B727];&quot;*FIXED*&quot;)&gt;0;2;(IF(COUNTIF([.B72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I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8];&quot;*mobile*&quot;)&gt;0;3;(IF(COUNTIF([.B728];&quot;*FIXED*&quot;)&gt;0;2;(IF(COUNTIF([.B7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I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29];&quot;*mobile*&quot;)&gt;0;3;(IF(COUNTIF([.B729];&quot;*FIXED*&quot;)&gt;0;2;(IF(COUNTIF([.B7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I MOBILE TELE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0];&quot;*mobile*&quot;)&gt;0;3;(IF(COUNTIF([.B730];&quot;*FIXED*&quot;)&gt;0;2;(IF(COUNTIF([.B7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1];&quot;*mobile*&quot;)&gt;0;3;(IF(COUNTIF([.B731];&quot;*FIXED*&quot;)&gt;0;2;(IF(COUNTIF([.B7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T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2];&quot;*mobile*&quot;)&gt;0;3;(IF(COUNTIF([.B732];&quot;*FIXED*&quot;)&gt;0;2;(IF(COUNTIF([.B7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TA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3];&quot;*mobile*&quot;)&gt;0;3;(IF(COUNTIF([.B733];&quot;*FIXED*&quot;)&gt;0;2;(IF(COUNTIF([.B7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RSHALL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4];&quot;*mobile*&quot;)&gt;0;3;(IF(COUNTIF([.B734];&quot;*FIXED*&quot;)&gt;0;2;(IF(COUNTIF([.B7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5];&quot;*mobile*&quot;)&gt;0;3;(IF(COUNTIF([.B735];&quot;*FIXED*&quot;)&gt;0;2;(IF(COUNTIF([.B73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TINIQU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6];&quot;*mobile*&quot;)&gt;0;3;(IF(COUNTIF([.B736];&quot;*FIXED*&quot;)&gt;0;2;(IF(COUNTIF([.B7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RTINIQUE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7];&quot;*mobile*&quot;)&gt;0;3;(IF(COUNTIF([.B737];&quot;*FIXED*&quot;)&gt;0;2;(IF(COUNTIF([.B7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RTINIQUE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8];&quot;*mobile*&quot;)&gt;0;3;(IF(COUNTIF([.B738];&quot;*FIXED*&quot;)&gt;0;2;(IF(COUNTIF([.B7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RTINIQUE MOBILE OUTREM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39];&quot;*mobile*&quot;)&gt;0;3;(IF(COUNTIF([.B739];&quot;*FIXED*&quot;)&gt;0;2;(IF(COUNTIF([.B7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0];&quot;*mobile*&quot;)&gt;0;3;(IF(COUNTIF([.B740];&quot;*FIXED*&quot;)&gt;0;2;(IF(COUNTIF([.B7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URITANIA FIXED CHINGU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1];&quot;*mobile*&quot;)&gt;0;3;(IF(COUNTIF([.B741];&quot;*FIXED*&quot;)&gt;0;2;(IF(COUNTIF([.B74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URITANIA MOBILE CHINGU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2];&quot;*mobile*&quot;)&gt;0;3;(IF(COUNTIF([.B742];&quot;*FIXED*&quot;)&gt;0;2;(IF(COUNTIF([.B74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URITANIA MOBILE MAT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3];&quot;*mobile*&quot;)&gt;0;3;(IF(COUNTIF([.B743];&quot;*FIXED*&quot;)&gt;0;2;(IF(COUNTIF([.B7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URITANIA MOBILE MAUR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4];&quot;*mobile*&quot;)&gt;0;3;(IF(COUNTIF([.B744];&quot;*FIXED*&quot;)&gt;0;2;(IF(COUNTIF([.B7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5];&quot;*mobile*&quot;)&gt;0;3;(IF(COUNTIF([.B745];&quot;*FIXED*&quot;)&gt;0;2;(IF(COUNTIF([.B74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URITIU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6];&quot;*mobile*&quot;)&gt;0;3;(IF(COUNTIF([.B746];&quot;*FIXED*&quot;)&gt;0;2;(IF(COUNTIF([.B7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URITIUS MOBILE EM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7];&quot;*mobile*&quot;)&gt;0;3;(IF(COUNTIF([.B747];&quot;*FIXED*&quot;)&gt;0;2;(IF(COUNTIF([.B7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YOT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8];&quot;*mobile*&quot;)&gt;0;3;(IF(COUNTIF([.B748];&quot;*FIXED*&quot;)&gt;0;2;(IF(COUNTIF([.B7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YOTT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49];&quot;*mobile*&quot;)&gt;0;3;(IF(COUNTIF([.B749];&quot;*FIXED*&quot;)&gt;0;2;(IF(COUNTIF([.B7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0];&quot;*mobile*&quot;)&gt;0;3;(IF(COUNTIF([.B750];&quot;*FIXED*&quot;)&gt;0;2;(IF(COUNTIF([.B75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XICO EQUAL ACC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1];&quot;*mobile*&quot;)&gt;0;3;(IF(COUNTIF([.B751];&quot;*FIXED*&quot;)&gt;0;2;(IF(COUNTIF([.B75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XICO GUADALAJA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2];&quot;*mobile*&quot;)&gt;0;3;(IF(COUNTIF([.B752];&quot;*FIXED*&quot;)&gt;0;2;(IF(COUNTIF([.B75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XICO MEXICO CIT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3];&quot;*mobile*&quot;)&gt;0;3;(IF(COUNTIF([.B753];&quot;*FIXED*&quot;)&gt;0;2;(IF(COUNTIF([.B75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XIC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4];&quot;*mobile*&quot;)&gt;0;3;(IF(COUNTIF([.B754];&quot;*FIXED*&quot;)&gt;0;2;(IF(COUNTIF([.B75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MOVISTAR ZONE 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5];&quot;*mobile*&quot;)&gt;0;3;(IF(COUNTIF([.B755];&quot;*FIXED*&quot;)&gt;0;2;(IF(COUNTIF([.B7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MOVISTAR ZONE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6];&quot;*mobile*&quot;)&gt;0;3;(IF(COUNTIF([.B756];&quot;*FIXED*&quot;)&gt;0;2;(IF(COUNTIF([.B7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MOVISTAR ZONE 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7];&quot;*mobile*&quot;)&gt;0;3;(IF(COUNTIF([.B757];&quot;*FIXED*&quot;)&gt;0;2;(IF(COUNTIF([.B7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MOVISTAR ZONE 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8];&quot;*mobile*&quot;)&gt;0;3;(IF(COUNTIF([.B758];&quot;*FIXED*&quot;)&gt;0;2;(IF(COUNTIF([.B7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59];&quot;*mobile*&quot;)&gt;0;3;(IF(COUNTIF([.B759];&quot;*FIXED*&quot;)&gt;0;2;(IF(COUNTIF([.B7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0];&quot;*mobile*&quot;)&gt;0;3;(IF(COUNTIF([.B760];&quot;*FIXED*&quot;)&gt;0;2;(IF(COUNTIF([.B7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1];&quot;*mobile*&quot;)&gt;0;3;(IF(COUNTIF([.B761];&quot;*FIXED*&quot;)&gt;0;2;(IF(COUNTIF([.B7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2];&quot;*mobile*&quot;)&gt;0;3;(IF(COUNTIF([.B762];&quot;*FIXED*&quot;)&gt;0;2;(IF(COUNTIF([.B7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3];&quot;*mobile*&quot;)&gt;0;3;(IF(COUNTIF([.B763];&quot;*FIXED*&quot;)&gt;0;2;(IF(COUNTIF([.B7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4];&quot;*mobile*&quot;)&gt;0;3;(IF(COUNTIF([.B764];&quot;*FIXED*&quot;)&gt;0;2;(IF(COUNTIF([.B7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5];&quot;*mobile*&quot;)&gt;0;3;(IF(COUNTIF([.B765];&quot;*FIXED*&quot;)&gt;0;2;(IF(COUNTIF([.B7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6];&quot;*mobile*&quot;)&gt;0;3;(IF(COUNTIF([.B766];&quot;*FIXED*&quot;)&gt;0;2;(IF(COUNTIF([.B7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7];&quot;*mobile*&quot;)&gt;0;3;(IF(COUNTIF([.B767];&quot;*FIXED*&quot;)&gt;0;2;(IF(COUNTIF([.B7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8];&quot;*mobile*&quot;)&gt;0;3;(IF(COUNTIF([.B768];&quot;*FIXED*&quot;)&gt;0;2;(IF(COUNTIF([.B7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BILE TELCEL ZONE 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69];&quot;*mobile*&quot;)&gt;0;3;(IF(COUNTIF([.B769];&quot;*FIXED*&quot;)&gt;0;2;(IF(COUNTIF([.B7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XICO MONTERR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0];&quot;*mobile*&quot;)&gt;0;3;(IF(COUNTIF([.B770];&quot;*FIXED*&quot;)&gt;0;2;(IF(COUNTIF([.B7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XICO SATELLITE FIX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1];&quot;*mobile*&quot;)&gt;0;3;(IF(COUNTIF([.B771];&quot;*FIXED*&quot;)&gt;0;2;(IF(COUNTIF([.B77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ICRONE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2];&quot;*mobile*&quot;)&gt;0;3;(IF(COUNTIF([.B772];&quot;*FIXED*&quot;)&gt;0;2;(IF(COUNTIF([.B77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3];&quot;*mobile*&quot;)&gt;0;3;(IF(COUNTIF([.B773];&quot;*FIXED*&quot;)&gt;0;2;(IF(COUNTIF([.B77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LDOV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4];&quot;*mobile*&quot;)&gt;0;3;(IF(COUNTIF([.B774];&quot;*FIXED*&quot;)&gt;0;2;(IF(COUNTIF([.B7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LDOVA MOBILE MOLD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5];&quot;*mobile*&quot;)&gt;0;3;(IF(COUNTIF([.B775];&quot;*FIXED*&quot;)&gt;0;2;(IF(COUNTIF([.B7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LDOV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6];&quot;*mobile*&quot;)&gt;0;3;(IF(COUNTIF([.B776];&quot;*FIXED*&quot;)&gt;0;2;(IF(COUNTIF([.B7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LDOVA MOBILE UN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7];&quot;*mobile*&quot;)&gt;0;3;(IF(COUNTIF([.B777];&quot;*FIXED*&quot;)&gt;0;2;(IF(COUNTIF([.B7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LDOVA PRIDNESTROVJ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8];&quot;*mobile*&quot;)&gt;0;3;(IF(COUNTIF([.B778];&quot;*FIXED*&quot;)&gt;0;2;(IF(COUNTIF([.B77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LDOV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79];&quot;*mobile*&quot;)&gt;0;3;(IF(COUNTIF([.B779];&quot;*FIXED*&quot;)&gt;0;2;(IF(COUNTIF([.B77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0];&quot;*mobile*&quot;)&gt;0;3;(IF(COUNTIF([.B780];&quot;*FIXED*&quot;)&gt;0;2;(IF(COUNTIF([.B78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ACO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1];&quot;*mobile*&quot;)&gt;0;3;(IF(COUNTIF([.B781];&quot;*FIXED*&quot;)&gt;0;2;(IF(COUNTIF([.B78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NAC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2];&quot;*mobile*&quot;)&gt;0;3;(IF(COUNTIF([.B782];&quot;*FIXED*&quot;)&gt;0;2;(IF(COUNTIF([.B7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ACO MOBILE KOSOV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3];&quot;*mobile*&quot;)&gt;0;3;(IF(COUNTIF([.B783];&quot;*FIXED*&quot;)&gt;0;2;(IF(COUNTIF([.B7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4];&quot;*mobile*&quot;)&gt;0;3;(IF(COUNTIF([.B784];&quot;*FIXED*&quot;)&gt;0;2;(IF(COUNTIF([.B78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GOL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5];&quot;*mobile*&quot;)&gt;0;3;(IF(COUNTIF([.B785];&quot;*FIXED*&quot;)&gt;0;2;(IF(COUNTIF([.B7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GOL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6];&quot;*mobile*&quot;)&gt;0;3;(IF(COUNTIF([.B786];&quot;*FIXED*&quot;)&gt;0;2;(IF(COUNTIF([.B78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7];&quot;*mobile*&quot;)&gt;0;3;(IF(COUNTIF([.B787];&quot;*FIXED*&quot;)&gt;0;2;(IF(COUNTIF([.B78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TENEGR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8];&quot;*mobile*&quot;)&gt;0;3;(IF(COUNTIF([.B788];&quot;*FIXED*&quot;)&gt;0;2;(IF(COUNTIF([.B7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TENEGRO MOBILE M: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89];&quot;*mobile*&quot;)&gt;0;3;(IF(COUNTIF([.B789];&quot;*FIXED*&quot;)&gt;0;2;(IF(COUNTIF([.B7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TENEGRO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0];&quot;*mobile*&quot;)&gt;0;3;(IF(COUNTIF([.B790];&quot;*FIXED*&quot;)&gt;0;2;(IF(COUNTIF([.B7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NTENEGRO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1];&quot;*mobile*&quot;)&gt;0;3;(IF(COUNTIF([.B791];&quot;*FIXED*&quot;)&gt;0;2;(IF(COUNTIF([.B79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NTENEGRO SPECIAL SERVICES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2];&quot;*mobile*&quot;)&gt;0;3;(IF(COUNTIF([.B792];&quot;*FIXED*&quot;)&gt;0;2;(IF(COUNTIF([.B79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3];&quot;*mobile*&quot;)&gt;0;3;(IF(COUNTIF([.B793];&quot;*FIXED*&quot;)&gt;0;2;(IF(COUNTIF([.B7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TSERRAT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4];&quot;*mobile*&quot;)&gt;0;3;(IF(COUNTIF([.B794];&quot;*FIXED*&quot;)&gt;0;2;(IF(COUNTIF([.B79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5];&quot;*mobile*&quot;)&gt;0;3;(IF(COUNTIF([.B795];&quot;*FIXED*&quot;)&gt;0;2;(IF(COUNTIF([.B79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ROCCO FIXED INW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6];&quot;*mobile*&quot;)&gt;0;3;(IF(COUNTIF([.B796];&quot;*FIXED*&quot;)&gt;0;2;(IF(COUNTIF([.B79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ROCCO FIXED ORANGE MARO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7];&quot;*mobile*&quot;)&gt;0;3;(IF(COUNTIF([.B797];&quot;*FIXED*&quot;)&gt;0;2;(IF(COUNTIF([.B79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ROCC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8];&quot;*mobile*&quot;)&gt;0;3;(IF(COUNTIF([.B798];&quot;*FIXED*&quot;)&gt;0;2;(IF(COUNTIF([.B79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 MOBILE AL HOURRIA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799];&quot;*mobile*&quot;)&gt;0;3;(IF(COUNTIF([.B799];&quot;*FIXED*&quot;)&gt;0;2;(IF(COUNTIF([.B7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 MOBILE INW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0];&quot;*mobile*&quot;)&gt;0;3;(IF(COUNTIF([.B800];&quot;*FIXED*&quot;)&gt;0;2;(IF(COUNTIF([.B8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 MOBILE INWI FAR Z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1];&quot;*mobile*&quot;)&gt;0;3;(IF(COUNTIF([.B801];&quot;*FIXED*&quot;)&gt;0;2;(IF(COUNTIF([.B8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 MOBILE ORANGE MARO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2];&quot;*mobile*&quot;)&gt;0;3;(IF(COUNTIF([.B802];&quot;*FIXED*&quot;)&gt;0;2;(IF(COUNTIF([.B8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OCCO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3];&quot;*mobile*&quot;)&gt;0;3;(IF(COUNTIF([.B803];&quot;*FIXED*&quot;)&gt;0;2;(IF(COUNTIF([.B80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4];&quot;*mobile*&quot;)&gt;0;3;(IF(COUNTIF([.B804];&quot;*FIXED*&quot;)&gt;0;2;(IF(COUNTIF([.B80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ZAMBIQUE MOBILE M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5];&quot;*mobile*&quot;)&gt;0;3;(IF(COUNTIF([.B805];&quot;*FIXED*&quot;)&gt;0;2;(IF(COUNTIF([.B80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ZAMBIQUE MOBILE MOV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6];&quot;*mobile*&quot;)&gt;0;3;(IF(COUNTIF([.B806];&quot;*FIXED*&quot;)&gt;0;2;(IF(COUNTIF([.B8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ZAMBIQUE MOBILE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7];&quot;*mobile*&quot;)&gt;0;3;(IF(COUNTIF([.B807];&quot;*FIXED*&quot;)&gt;0;2;(IF(COUNTIF([.B8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8];&quot;*mobile*&quot;)&gt;0;3;(IF(COUNTIF([.B808];&quot;*FIXED*&quot;)&gt;0;2;(IF(COUNTIF([.B80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YANMA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09];&quot;*mobile*&quot;)&gt;0;3;(IF(COUNTIF([.B809];&quot;*FIXED*&quot;)&gt;0;2;(IF(COUNTIF([.B8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YANMAR MOBILE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0];&quot;*mobile*&quot;)&gt;0;3;(IF(COUNTIF([.B810];&quot;*FIXED*&quot;)&gt;0;2;(IF(COUNTIF([.B8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YANMAR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1];&quot;*mobile*&quot;)&gt;0;3;(IF(COUNTIF([.B811];&quot;*FIXED*&quot;)&gt;0;2;(IF(COUNTIF([.B8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YANMAR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2];&quot;*mobile*&quot;)&gt;0;3;(IF(COUNTIF([.B812];&quot;*FIXED*&quot;)&gt;0;2;(IF(COUNTIF([.B8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3];&quot;*mobile*&quot;)&gt;0;3;(IF(COUNTIF([.B813];&quot;*FIXED*&quot;)&gt;0;2;(IF(COUNTIF([.B81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AMIB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4];&quot;*mobile*&quot;)&gt;0;3;(IF(COUNTIF([.B814];&quot;*FIXED*&quot;)&gt;0;2;(IF(COUNTIF([.B8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MIBIA MOBILE MT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5];&quot;*mobile*&quot;)&gt;0;3;(IF(COUNTIF([.B815];&quot;*FIXED*&quot;)&gt;0;2;(IF(COUNTIF([.B8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MIB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6];&quot;*mobile*&quot;)&gt;0;3;(IF(COUNTIF([.B816];&quot;*FIXED*&quot;)&gt;0;2;(IF(COUNTIF([.B81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AUR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7];&quot;*mobile*&quot;)&gt;0;3;(IF(COUNTIF([.B817];&quot;*FIXED*&quot;)&gt;0;2;(IF(COUNTIF([.B81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8];&quot;*mobile*&quot;)&gt;0;3;(IF(COUNTIF([.B818];&quot;*FIXED*&quot;)&gt;0;2;(IF(COUNTIF([.B8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PAL KATHMAND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19];&quot;*mobile*&quot;)&gt;0;3;(IF(COUNTIF([.B819];&quot;*FIXED*&quot;)&gt;0;2;(IF(COUNTIF([.B8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PAL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0];&quot;*mobile*&quot;)&gt;0;3;(IF(COUNTIF([.B820];&quot;*FIXED*&quot;)&gt;0;2;(IF(COUNTIF([.B8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PAL MOBILE N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1];&quot;*mobile*&quot;)&gt;0;3;(IF(COUNTIF([.B821];&quot;*FIXED*&quot;)&gt;0;2;(IF(COUNTIF([.B8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PAL MOBILE NEPAL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2];&quot;*mobile*&quot;)&gt;0;3;(IF(COUNTIF([.B822];&quot;*FIXED*&quot;)&gt;0;2;(IF(COUNTIF([.B8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3];&quot;*mobile*&quot;)&gt;0;3;(IF(COUNTIF([.B823];&quot;*FIXED*&quot;)&gt;0;2;(IF(COUNTIF([.B8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ANTILL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4];&quot;*mobile*&quot;)&gt;0;3;(IF(COUNTIF([.B824];&quot;*FIXED*&quot;)&gt;0;2;(IF(COUNTIF([.B8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ANTILLES BONAI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5];&quot;*mobile*&quot;)&gt;0;3;(IF(COUNTIF([.B825];&quot;*FIXED*&quot;)&gt;0;2;(IF(COUNTIF([.B8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ANTILLES CURACA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6];&quot;*mobile*&quot;)&gt;0;3;(IF(COUNTIF([.B826];&quot;*FIXED*&quot;)&gt;0;2;(IF(COUNTIF([.B8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ANTILLE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7];&quot;*mobile*&quot;)&gt;0;3;(IF(COUNTIF([.B827];&quot;*FIXED*&quot;)&gt;0;2;(IF(COUNTIF([.B8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ANTILLE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8];&quot;*mobile*&quot;)&gt;0;3;(IF(COUNTIF([.B828];&quot;*FIXED*&quot;)&gt;0;2;(IF(COUNTIF([.B8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ANTILLES SINT MAART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29];&quot;*mobile*&quot;)&gt;0;3;(IF(COUNTIF([.B829];&quot;*FIXED*&quot;)&gt;0;2;(IF(COUNTIF([.B82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0];&quot;*mobile*&quot;)&gt;0;3;(IF(COUNTIF([.B830];&quot;*FIXED*&quot;)&gt;0;2;(IF(COUNTIF([.B8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IBAS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1];&quot;*mobile*&quot;)&gt;0;3;(IF(COUNTIF([.B831];&quot;*FIXED*&quot;)&gt;0;2;(IF(COUNTIF([.B8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LYCA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2];&quot;*mobile*&quot;)&gt;0;3;(IF(COUNTIF([.B832];&quot;*FIXED*&quot;)&gt;0;2;(IF(COUNTIF([.B8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3];&quot;*mobile*&quot;)&gt;0;3;(IF(COUNTIF([.B833];&quot;*FIXED*&quot;)&gt;0;2;(IF(COUNTIF([.B8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4];&quot;*mobile*&quot;)&gt;0;3;(IF(COUNTIF([.B834];&quot;*FIXED*&quot;)&gt;0;2;(IF(COUNTIF([.B8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TELFO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5];&quot;*mobile*&quot;)&gt;0;3;(IF(COUNTIF([.B835];&quot;*FIXED*&quot;)&gt;0;2;(IF(COUNTIF([.B8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6];&quot;*mobile*&quot;)&gt;0;3;(IF(COUNTIF([.B836];&quot;*FIXED*&quot;)&gt;0;2;(IF(COUNTIF([.B8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7];&quot;*mobile*&quot;)&gt;0;3;(IF(COUNTIF([.B837];&quot;*FIXED*&quot;)&gt;0;2;(IF(COUNTIF([.B8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THERLAND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8];&quot;*mobile*&quot;)&gt;0;3;(IF(COUNTIF([.B838];&quot;*FIXED*&quot;)&gt;0;2;(IF(COUNTIF([.B8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HERLAND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39];&quot;*mobile*&quot;)&gt;0;3;(IF(COUNTIF([.B839];&quot;*FIXED*&quot;)&gt;0;2;(IF(COUNTIF([.B83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0];&quot;*mobile*&quot;)&gt;0;3;(IF(COUNTIF([.B840];&quot;*FIXED*&quot;)&gt;0;2;(IF(COUNTIF([.B8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 CALEDO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1];&quot;*mobile*&quot;)&gt;0;3;(IF(COUNTIF([.B841];&quot;*FIXED*&quot;)&gt;0;2;(IF(COUNTIF([.B84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2];&quot;*mobile*&quot;)&gt;0;3;(IF(COUNTIF([.B842];&quot;*FIXED*&quot;)&gt;0;2;(IF(COUNTIF([.B8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 ZEA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3];&quot;*mobile*&quot;)&gt;0;3;(IF(COUNTIF([.B843];&quot;*FIXED*&quot;)&gt;0;2;(IF(COUNTIF([.B8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W ZEALAND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4];&quot;*mobile*&quot;)&gt;0;3;(IF(COUNTIF([.B844];&quot;*FIXED*&quot;)&gt;0;2;(IF(COUNTIF([.B8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5];&quot;*mobile*&quot;)&gt;0;3;(IF(COUNTIF([.B845];&quot;*FIXED*&quot;)&gt;0;2;(IF(COUNTIF([.B84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CARAGU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6];&quot;*mobile*&quot;)&gt;0;3;(IF(COUNTIF([.B846];&quot;*FIXED*&quot;)&gt;0;2;(IF(COUNTIF([.B8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CARAGU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7];&quot;*mobile*&quot;)&gt;0;3;(IF(COUNTIF([.B847];&quot;*FIXED*&quot;)&gt;0;2;(IF(COUNTIF([.B8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CARAGU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8];&quot;*mobile*&quot;)&gt;0;3;(IF(COUNTIF([.B848];&quot;*FIXED*&quot;)&gt;0;2;(IF(COUNTIF([.B8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49];&quot;*mobile*&quot;)&gt;0;3;(IF(COUNTIF([.B849];&quot;*FIXED*&quot;)&gt;0;2;(IF(COUNTIF([.B84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GE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0];&quot;*mobile*&quot;)&gt;0;3;(IF(COUNTIF([.B850];&quot;*FIXED*&quot;)&gt;0;2;(IF(COUNTIF([.B8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1];&quot;*mobile*&quot;)&gt;0;3;(IF(COUNTIF([.B851];&quot;*FIXED*&quot;)&gt;0;2;(IF(COUNTIF([.B8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 MOBILE MOO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2];&quot;*mobile*&quot;)&gt;0;3;(IF(COUNTIF([.B852];&quot;*FIXED*&quot;)&gt;0;2;(IF(COUNTIF([.B8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3];&quot;*mobile*&quot;)&gt;0;3;(IF(COUNTIF([.B853];&quot;*FIXED*&quot;)&gt;0;2;(IF(COUNTIF([.B8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4];&quot;*mobile*&quot;)&gt;0;3;(IF(COUNTIF([.B854];&quot;*FIXED*&quot;)&gt;0;2;(IF(COUNTIF([.B8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GER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5];&quot;*mobile*&quot;)&gt;0;3;(IF(COUNTIF([.B855];&quot;*FIXED*&quot;)&gt;0;2;(IF(COUNTIF([.B85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6];&quot;*mobile*&quot;)&gt;0;3;(IF(COUNTIF([.B856];&quot;*FIXED*&quot;)&gt;0;2;(IF(COUNTIF([.B85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GERIA FIXED VG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7];&quot;*mobile*&quot;)&gt;0;3;(IF(COUNTIF([.B857];&quot;*FIXED*&quot;)&gt;0;2;(IF(COUNTIF([.B85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GERIA FIXED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8];&quot;*mobile*&quot;)&gt;0;3;(IF(COUNTIF([.B858];&quot;*FIXED*&quot;)&gt;0;2;(IF(COUNTIF([.B85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GE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59];&quot;*mobile*&quot;)&gt;0;3;(IF(COUNTIF([.B859];&quot;*FIXED*&quot;)&gt;0;2;(IF(COUNTIF([.B8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9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0];&quot;*mobile*&quot;)&gt;0;3;(IF(COUNTIF([.B860];&quot;*FIXED*&quot;)&gt;0;2;(IF(COUNTIF([.B8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1];&quot;*mobile*&quot;)&gt;0;3;(IF(COUNTIF([.B861];&quot;*FIXED*&quot;)&gt;0;2;(IF(COUNTIF([.B8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GLOB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2];&quot;*mobile*&quot;)&gt;0;3;(IF(COUNTIF([.B862];&quot;*FIXED*&quot;)&gt;0;2;(IF(COUNTIF([.B8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3];&quot;*mobile*&quot;)&gt;0;3;(IF(COUNTIF([.B863];&quot;*FIXED*&quot;)&gt;0;2;(IF(COUNTIF([.B8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SM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4];&quot;*mobile*&quot;)&gt;0;3;(IF(COUNTIF([.B864];&quot;*FIXED*&quot;)&gt;0;2;(IF(COUNTIF([.B8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E VIS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5];&quot;*mobile*&quot;)&gt;0;3;(IF(COUNTIF([.B865];&quot;*FIXED*&quot;)&gt;0;2;(IF(COUNTIF([.B8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GER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6];&quot;*mobile*&quot;)&gt;0;3;(IF(COUNTIF([.B866];&quot;*FIXED*&quot;)&gt;0;2;(IF(COUNTIF([.B86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U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7];&quot;*mobile*&quot;)&gt;0;3;(IF(COUNTIF([.B867];&quot;*FIXED*&quot;)&gt;0;2;(IF(COUNTIF([.B86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FOLK IS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8];&quot;*mobile*&quot;)&gt;0;3;(IF(COUNTIF([.B868];&quot;*FIXED*&quot;)&gt;0;2;(IF(COUNTIF([.B86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TH KOR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69];&quot;*mobile*&quot;)&gt;0;3;(IF(COUNTIF([.B869];&quot;*FIXED*&quot;)&gt;0;2;(IF(COUNTIF([.B86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THERN MARIANA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0];&quot;*mobile*&quot;)&gt;0;3;(IF(COUNTIF([.B870];&quot;*FIXED*&quot;)&gt;0;2;(IF(COUNTIF([.B8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1];&quot;*mobile*&quot;)&gt;0;3;(IF(COUNTIF([.B871];&quot;*FIXED*&quot;)&gt;0;2;(IF(COUNTIF([.B87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WA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2];&quot;*mobile*&quot;)&gt;0;3;(IF(COUNTIF([.B872];&quot;*FIXED*&quot;)&gt;0;2;(IF(COUNTIF([.B8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RWAY MOBILE NET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3];&quot;*mobile*&quot;)&gt;0;3;(IF(COUNTIF([.B873];&quot;*FIXED*&quot;)&gt;0;2;(IF(COUNTIF([.B8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RWAY MOBILE NETWOR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4];&quot;*mobile*&quot;)&gt;0;3;(IF(COUNTIF([.B874];&quot;*FIXED*&quot;)&gt;0;2;(IF(COUNTIF([.B8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RWAY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5];&quot;*mobile*&quot;)&gt;0;3;(IF(COUNTIF([.B875];&quot;*FIXED*&quot;)&gt;0;2;(IF(COUNTIF([.B87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RWAY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6];&quot;*mobile*&quot;)&gt;0;3;(IF(COUNTIF([.B876];&quot;*FIXED*&quot;)&gt;0;2;(IF(COUNTIF([.B8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RWAY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7];&quot;*mobile*&quot;)&gt;0;3;(IF(COUNTIF([.B877];&quot;*FIXED*&quot;)&gt;0;2;(IF(COUNTIF([.B87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8];&quot;*mobile*&quot;)&gt;0;3;(IF(COUNTIF([.B878];&quot;*FIXED*&quot;)&gt;0;2;(IF(COUNTIF([.B87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MAN FIXED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79];&quot;*mobile*&quot;)&gt;0;3;(IF(COUNTIF([.B879];&quot;*FIXED*&quot;)&gt;0;2;(IF(COUNTIF([.B87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M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0];&quot;*mobile*&quot;)&gt;0;3;(IF(COUNTIF([.B880];&quot;*FIXED*&quot;)&gt;0;2;(IF(COUNTIF([.B8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MAN MOBILE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1];&quot;*mobile*&quot;)&gt;0;3;(IF(COUNTIF([.B881];&quot;*FIXED*&quot;)&gt;0;2;(IF(COUNTIF([.B8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2];&quot;*mobile*&quot;)&gt;0;3;(IF(COUNTIF([.B882];&quot;*FIXED*&quot;)&gt;0;2;(IF(COUNTIF([.B88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KISTAN FIXED S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3];&quot;*mobile*&quot;)&gt;0;3;(IF(COUNTIF([.B883];&quot;*FIXED*&quot;)&gt;0;2;(IF(COUNTIF([.B88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KISTAN ISLAMAB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4];&quot;*mobile*&quot;)&gt;0;3;(IF(COUNTIF([.B884];&quot;*FIXED*&quot;)&gt;0;2;(IF(COUNTIF([.B88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KISTAN KARACH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5];&quot;*mobile*&quot;)&gt;0;3;(IF(COUNTIF([.B885];&quot;*FIXED*&quot;)&gt;0;2;(IF(COUNTIF([.B88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KISTAN LAHO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6];&quot;*mobile*&quot;)&gt;0;3;(IF(COUNTIF([.B886];&quot;*FIXED*&quot;)&gt;0;2;(IF(COUNTIF([.B8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KI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7];&quot;*mobile*&quot;)&gt;0;3;(IF(COUNTIF([.B887];&quot;*FIXED*&quot;)&gt;0;2;(IF(COUNTIF([.B8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MOBILI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8];&quot;*mobile*&quot;)&gt;0;3;(IF(COUNTIF([.B888];&quot;*FIXED*&quot;)&gt;0;2;(IF(COUNTIF([.B8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S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89];&quot;*mobile*&quot;)&gt;0;3;(IF(COUNTIF([.B889];&quot;*FIXED*&quot;)&gt;0;2;(IF(COUNTIF([.B8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0];&quot;*mobile*&quot;)&gt;0;3;(IF(COUNTIF([.B890];&quot;*FIXED*&quot;)&gt;0;2;(IF(COUNTIF([.B8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U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1];&quot;*mobile*&quot;)&gt;0;3;(IF(COUNTIF([.B891];&quot;*FIXED*&quot;)&gt;0;2;(IF(COUNTIF([.B8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WARI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2];&quot;*mobile*&quot;)&gt;0;3;(IF(COUNTIF([.B892];&quot;*FIXED*&quot;)&gt;0;2;(IF(COUNTIF([.B8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KISTAN MOBILE ZO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3];&quot;*mobile*&quot;)&gt;0;3;(IF(COUNTIF([.B893];&quot;*FIXED*&quot;)&gt;0;2;(IF(COUNTIF([.B89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LA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4];&quot;*mobile*&quot;)&gt;0;3;(IF(COUNTIF([.B894];&quot;*FIXED*&quot;)&gt;0;2;(IF(COUNTIF([.B8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LEST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5];&quot;*mobile*&quot;)&gt;0;3;(IF(COUNTIF([.B895];&quot;*FIXED*&quot;)&gt;0;2;(IF(COUNTIF([.B89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LESTIN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6];&quot;*mobile*&quot;)&gt;0;3;(IF(COUNTIF([.B896];&quot;*FIXED*&quot;)&gt;0;2;(IF(COUNTIF([.B89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7];&quot;*mobile*&quot;)&gt;0;3;(IF(COUNTIF([.B897];&quot;*FIXED*&quot;)&gt;0;2;(IF(COUNTIF([.B8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AM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8];&quot;*mobile*&quot;)&gt;0;3;(IF(COUNTIF([.B898];&quot;*FIXED*&quot;)&gt;0;2;(IF(COUNTIF([.B89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NAMA MOBILE C&amp;W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899];&quot;*mobile*&quot;)&gt;0;3;(IF(COUNTIF([.B899];&quot;*FIXED*&quot;)&gt;0;2;(IF(COUNTIF([.B8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NAM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0];&quot;*mobile*&quot;)&gt;0;3;(IF(COUNTIF([.B900];&quot;*FIXED*&quot;)&gt;0;2;(IF(COUNTIF([.B9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NAM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1];&quot;*mobile*&quot;)&gt;0;3;(IF(COUNTIF([.B901];&quot;*FIXED*&quot;)&gt;0;2;(IF(COUNTIF([.B9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2];&quot;*mobile*&quot;)&gt;0;3;(IF(COUNTIF([.B902];&quot;*FIXED*&quot;)&gt;0;2;(IF(COUNTIF([.B9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PUA NEW GUINE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3];&quot;*mobile*&quot;)&gt;0;3;(IF(COUNTIF([.B903];&quot;*FIXED*&quot;)&gt;0;2;(IF(COUNTIF([.B9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PUA NEW GUINE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4];&quot;*mobile*&quot;)&gt;0;3;(IF(COUNTIF([.B904];&quot;*FIXED*&quot;)&gt;0;2;(IF(COUNTIF([.B9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PUA NEW GUINE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5];&quot;*mobile*&quot;)&gt;0;3;(IF(COUNTIF([.B905];&quot;*FIXED*&quot;)&gt;0;2;(IF(COUNTIF([.B90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6];&quot;*mobile*&quot;)&gt;0;3;(IF(COUNTIF([.B906];&quot;*FIXED*&quot;)&gt;0;2;(IF(COUNTIF([.B90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GUA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7];&quot;*mobile*&quot;)&gt;0;3;(IF(COUNTIF([.B907];&quot;*FIXED*&quot;)&gt;0;2;(IF(COUNTIF([.B9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RAGUAY MOBILE PERSON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8];&quot;*mobile*&quot;)&gt;0;3;(IF(COUNTIF([.B908];&quot;*FIXED*&quot;)&gt;0;2;(IF(COUNTIF([.B9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RAGUAY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09];&quot;*mobile*&quot;)&gt;0;3;(IF(COUNTIF([.B909];&quot;*FIXED*&quot;)&gt;0;2;(IF(COUNTIF([.B9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0];&quot;*mobile*&quot;)&gt;0;3;(IF(COUNTIF([.B910];&quot;*FIXED*&quot;)&gt;0;2;(IF(COUNTIF([.B9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RU HIGH CO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1];&quot;*mobile*&quot;)&gt;0;3;(IF(COUNTIF([.B911];&quot;*FIXED*&quot;)&gt;0;2;(IF(COUNTIF([.B91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RU LIM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2];&quot;*mobile*&quot;)&gt;0;3;(IF(COUNTIF([.B912];&quot;*FIXED*&quot;)&gt;0;2;(IF(COUNTIF([.B9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RU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3];&quot;*mobile*&quot;)&gt;0;3;(IF(COUNTIF([.B913];&quot;*FIXED*&quot;)&gt;0;2;(IF(COUNTIF([.B9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U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4];&quot;*mobile*&quot;)&gt;0;3;(IF(COUNTIF([.B914];&quot;*FIXED*&quot;)&gt;0;2;(IF(COUNTIF([.B9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U MOBILE TELEFON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5];&quot;*mobile*&quot;)&gt;0;3;(IF(COUNTIF([.B915];&quot;*FIXED*&quot;)&gt;0;2;(IF(COUNTIF([.B9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U RUR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6];&quot;*mobile*&quot;)&gt;0;3;(IF(COUNTIF([.B916];&quot;*FIXED*&quot;)&gt;0;2;(IF(COUNTIF([.B91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7];&quot;*mobile*&quot;)&gt;0;3;(IF(COUNTIF([.B917];&quot;*FIXED*&quot;)&gt;0;2;(IF(COUNTIF([.B91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 BAYAN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8];&quot;*mobile*&quot;)&gt;0;3;(IF(COUNTIF([.B918];&quot;*FIXED*&quot;)&gt;0;2;(IF(COUNTIF([.B91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 GLOB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19];&quot;*mobile*&quot;)&gt;0;3;(IF(COUNTIF([.B919];&quot;*FIXED*&quot;)&gt;0;2;(IF(COUNTIF([.B9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0];&quot;*mobile*&quot;)&gt;0;3;(IF(COUNTIF([.B920];&quot;*FIXED*&quot;)&gt;0;2;(IF(COUNTIF([.B9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HILIPPINES MOBILE GLOB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1];&quot;*mobile*&quot;)&gt;0;3;(IF(COUNTIF([.B921];&quot;*FIXED*&quot;)&gt;0;2;(IF(COUNTIF([.B9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HILIPPINES MOBILE SMA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2];&quot;*mobile*&quot;)&gt;0;3;(IF(COUNTIF([.B922];&quot;*FIXED*&quot;)&gt;0;2;(IF(COUNTIF([.B9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HILIPPINES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3];&quot;*mobile*&quot;)&gt;0;3;(IF(COUNTIF([.B923];&quot;*FIXED*&quot;)&gt;0;2;(IF(COUNTIF([.B9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 PLD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4];&quot;*mobile*&quot;)&gt;0;3;(IF(COUNTIF([.B924];&quot;*FIXED*&quot;)&gt;0;2;(IF(COUNTIF([.B9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ILIPPINE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5];&quot;*mobile*&quot;)&gt;0;3;(IF(COUNTIF([.B925];&quot;*FIXED*&quot;)&gt;0;2;(IF(COUNTIF([.B92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6];&quot;*mobile*&quot;)&gt;0;3;(IF(COUNTIF([.B926];&quot;*FIXED*&quot;)&gt;0;2;(IF(COUNTIF([.B9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LAND FIXED NET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7];&quot;*mobile*&quot;)&gt;0;3;(IF(COUNTIF([.B927];&quot;*FIXED*&quot;)&gt;0;2;(IF(COUNTIF([.B92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LAND FIXED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8];&quot;*mobile*&quot;)&gt;0;3;(IF(COUNTIF([.B928];&quot;*FIXED*&quot;)&gt;0;2;(IF(COUNTIF([.B92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LAND FIXED OLO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29];&quot;*mobile*&quot;)&gt;0;3;(IF(COUNTIF([.B929];&quot;*FIXED*&quot;)&gt;0;2;(IF(COUNTIF([.B92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LAND FIXED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0];&quot;*mobile*&quot;)&gt;0;3;(IF(COUNTIF([.B930];&quot;*FIXED*&quot;)&gt;0;2;(IF(COUNTIF([.B9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FIXED T-MOBILE (GTS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1];&quot;*mobile*&quot;)&gt;0;3;(IF(COUNTIF([.B931];&quot;*FIXED*&quot;)&gt;0;2;(IF(COUNTIF([.B9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2];&quot;*mobile*&quot;)&gt;0;3;(IF(COUNTIF([.B932];&quot;*FIXED*&quot;)&gt;0;2;(IF(COUNTIF([.B9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 CENTER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3];&quot;*mobile*&quot;)&gt;0;3;(IF(COUNTIF([.B933];&quot;*FIXED*&quot;)&gt;0;2;(IF(COUNTIF([.B9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4];&quot;*mobile*&quot;)&gt;0;3;(IF(COUNTIF([.B934];&quot;*FIXED*&quot;)&gt;0;2;(IF(COUNTIF([.B9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 P4 PL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5];&quot;*mobile*&quot;)&gt;0;3;(IF(COUNTIF([.B935];&quot;*FIXED*&quot;)&gt;0;2;(IF(COUNTIF([.B9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 PL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6];&quot;*mobile*&quot;)&gt;0;3;(IF(COUNTIF([.B936];&quot;*FIXED*&quot;)&gt;0;2;(IF(COUNTIF([.B9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E T-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7];&quot;*mobile*&quot;)&gt;0;3;(IF(COUNTIF([.B937];&quot;*FIXED*&quot;)&gt;0;2;(IF(COUNTIF([.B9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AND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8];&quot;*mobile*&quot;)&gt;0;3;(IF(COUNTIF([.B938];&quot;*FIXED*&quot;)&gt;0;2;(IF(COUNTIF([.B9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LAND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39];&quot;*mobile*&quot;)&gt;0;3;(IF(COUNTIF([.B939];&quot;*FIXED*&quot;)&gt;0;2;(IF(COUNTIF([.B93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0];&quot;*mobile*&quot;)&gt;0;3;(IF(COUNTIF([.B940];&quot;*FIXED*&quot;)&gt;0;2;(IF(COUNTIF([.B9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UGAL FIXED ME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1];&quot;*mobile*&quot;)&gt;0;3;(IF(COUNTIF([.B941];&quot;*FIXED*&quot;)&gt;0;2;(IF(COUNTIF([.B94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RTUGAL FIXED NOS COMUNICACOES 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2];&quot;*mobile*&quot;)&gt;0;3;(IF(COUNTIF([.B942];&quot;*FIXED*&quot;)&gt;0;2;(IF(COUNTIF([.B942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RTUGAL FIXED ONI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3];&quot;*mobile*&quot;)&gt;0;3;(IF(COUNTIF([.B943];&quot;*FIXED*&quot;)&gt;0;2;(IF(COUNTIF([.B94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RTUGAL MADEIRA AND AZOR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4];&quot;*mobile*&quot;)&gt;0;3;(IF(COUNTIF([.B944];&quot;*FIXED*&quot;)&gt;0;2;(IF(COUNTIF([.B94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UGAL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5];&quot;*mobile*&quot;)&gt;0;3;(IF(COUNTIF([.B945];&quot;*FIXED*&quot;)&gt;0;2;(IF(COUNTIF([.B9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RTUGAL MOBILE ME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6];&quot;*mobile*&quot;)&gt;0;3;(IF(COUNTIF([.B946];&quot;*FIXED*&quot;)&gt;0;2;(IF(COUNTIF([.B9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RTUGAL MOBILE NOS COMUNICACOES 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7];&quot;*mobile*&quot;)&gt;0;3;(IF(COUNTIF([.B947];&quot;*FIXED*&quot;)&gt;0;2;(IF(COUNTIF([.B9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RTUGAL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8];&quot;*mobile*&quot;)&gt;0;3;(IF(COUNTIF([.B948];&quot;*FIXED*&quot;)&gt;0;2;(IF(COUNTIF([.B94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49];&quot;*mobile*&quot;)&gt;0;3;(IF(COUNTIF([.B949];&quot;*FIXED*&quot;)&gt;0;2;(IF(COUNTIF([.B94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0];&quot;*mobile*&quot;)&gt;0;3;(IF(COUNTIF([.B950];&quot;*FIXED*&quot;)&gt;0;2;(IF(COUNTIF([.B95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ATAR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1];&quot;*mobile*&quot;)&gt;0;3;(IF(COUNTIF([.B951];&quot;*FIXED*&quot;)&gt;0;2;(IF(COUNTIF([.B9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ATAR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2];&quot;*mobile*&quot;)&gt;0;3;(IF(COUNTIF([.B952];&quot;*FIXED*&quot;)&gt;0;2;(IF(COUNTIF([.B9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UN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3];&quot;*mobile*&quot;)&gt;0;3;(IF(COUNTIF([.B953];&quot;*FIXED*&quot;)&gt;0;2;(IF(COUNTIF([.B95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UNIO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4];&quot;*mobile*&quot;)&gt;0;3;(IF(COUNTIF([.B954];&quot;*FIXED*&quot;)&gt;0;2;(IF(COUNTIF([.B95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UNION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5];&quot;*mobile*&quot;)&gt;0;3;(IF(COUNTIF([.B955];&quot;*FIXED*&quot;)&gt;0;2;(IF(COUNTIF([.B9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UNION MOBILE SR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6];&quot;*mobile*&quot;)&gt;0;3;(IF(COUNTIF([.B956];&quot;*FIXED*&quot;)&gt;0;2;(IF(COUNTIF([.B9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7];&quot;*mobile*&quot;)&gt;0;3;(IF(COUNTIF([.B957];&quot;*FIXED*&quot;)&gt;0;2;(IF(COUNTIF([.B95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ASTR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8];&quot;*mobile*&quot;)&gt;0;3;(IF(COUNTIF([.B958];&quot;*FIXED*&quot;)&gt;0;2;(IF(COUNTIF([.B95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BUCHAR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59];&quot;*mobile*&quot;)&gt;0;3;(IF(COUNTIF([.B959];&quot;*FIXED*&quot;)&gt;0;2;(IF(COUNTIF([.B95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COSMO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0];&quot;*mobile*&quot;)&gt;0;3;(IF(COUNTIF([.B960];&quot;*FIXED*&quot;)&gt;0;2;(IF(COUNTIF([.B96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1];&quot;*mobile*&quot;)&gt;0;3;(IF(COUNTIF([.B961];&quot;*FIXED*&quot;)&gt;0;2;(IF(COUNTIF([.B9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COSMO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2];&quot;*mobile*&quot;)&gt;0;3;(IF(COUNTIF([.B962];&quot;*FIXED*&quot;)&gt;0;2;(IF(COUNTIF([.B9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ENIGM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3];&quot;*mobile*&quot;)&gt;0;3;(IF(COUNTIF([.B963];&quot;*FIXED*&quot;)&gt;0;2;(IF(COUNTIF([.B9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4];&quot;*mobile*&quot;)&gt;0;3;(IF(COUNTIF([.B964];&quot;*FIXED*&quot;)&gt;0;2;(IF(COUNTIF([.B9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TELE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5];&quot;*mobile*&quot;)&gt;0;3;(IF(COUNTIF([.B965];&quot;*FIXED*&quot;)&gt;0;2;(IF(COUNTIF([.B9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6];&quot;*mobile*&quot;)&gt;0;3;(IF(COUNTIF([.B966];&quot;*FIXED*&quot;)&gt;0;2;(IF(COUNTIF([.B9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MOBILE ZAP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7];&quot;*mobile*&quot;)&gt;0;3;(IF(COUNTIF([.B967];&quot;*FIXED*&quot;)&gt;0;2;(IF(COUNTIF([.B9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MANIA OL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8];&quot;*mobile*&quot;)&gt;0;3;(IF(COUNTIF([.B968];&quot;*FIXED*&quot;)&gt;0;2;(IF(COUNTIF([.B96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69];&quot;*mobile*&quot;)&gt;0;3;(IF(COUNTIF([.B969];&quot;*FIXED*&quot;)&gt;0;2;(IF(COUNTIF([.B96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RCS &amp; R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0];&quot;*mobile*&quot;)&gt;0;3;(IF(COUNTIF([.B970];&quot;*FIXED*&quot;)&gt;0;2;(IF(COUNTIF([.B97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MA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1];&quot;*mobile*&quot;)&gt;0;3;(IF(COUNTIF([.B971];&quot;*FIXED*&quot;)&gt;0;2;(IF(COUNTIF([.B97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OMANIA SPECIAL SERVICES MEDIAF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2];&quot;*mobile*&quot;)&gt;0;3;(IF(COUNTIF([.B972];&quot;*FIXED*&quot;)&gt;0;2;(IF(COUNTIF([.B97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OMANIA SPECIAL SERVICES RCS &amp; R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3];&quot;*mobile*&quot;)&gt;0;3;(IF(COUNTIF([.B973];&quot;*FIXED*&quot;)&gt;0;2;(IF(COUNTIF([.B97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OMANIA SPECIAL SERVICES TYPE_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4];&quot;*mobile*&quot;)&gt;0;3;(IF(COUNTIF([.B974];&quot;*FIXED*&quot;)&gt;0;2;(IF(COUNTIF([.B974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OMANIA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5];&quot;*mobile*&quot;)&gt;0;3;(IF(COUNTIF([.B975];&quot;*FIXED*&quot;)&gt;0;2;(IF(COUNTIF([.B97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6];&quot;*mobile*&quot;)&gt;0;3;(IF(COUNTIF([.B976];&quot;*FIXED*&quot;)&gt;0;2;(IF(COUNTIF([.B9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ABKHAZ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7];&quot;*mobile*&quot;)&gt;0;3;(IF(COUNTIF([.B977];&quot;*FIXED*&quot;)&gt;0;2;(IF(COUNTIF([.B97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FAR Z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8];&quot;*mobile*&quot;)&gt;0;3;(IF(COUNTIF([.B978];&quot;*FIXED*&quot;)&gt;0;2;(IF(COUNTIF([.B97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FIXED 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79];&quot;*mobile*&quot;)&gt;0;3;(IF(COUNTIF([.B979];&quot;*FIXED*&quot;)&gt;0;2;(IF(COUNTIF([.B97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USSIA FIXED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0];&quot;*mobile*&quot;)&gt;0;3;(IF(COUNTIF([.B980];&quot;*FIXED*&quot;)&gt;0;2;(IF(COUNTIF([.B980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USSIA FIXED 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1];&quot;*mobile*&quot;)&gt;0;3;(IF(COUNTIF([.B981];&quot;*FIXED*&quot;)&gt;0;2;(IF(COUNTIF([.B981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USS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2];&quot;*mobile*&quot;)&gt;0;3;(IF(COUNTIF([.B982];&quot;*FIXED*&quot;)&gt;0;2;(IF(COUNTIF([.B9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ABKHAZ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3];&quot;*mobile*&quot;)&gt;0;3;(IF(COUNTIF([.B983];&quot;*FIXED*&quot;)&gt;0;2;(IF(COUNTIF([.B9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BEEL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4];&quot;*mobile*&quot;)&gt;0;3;(IF(COUNTIF([.B984];&quot;*FIXED*&quot;)&gt;0;2;(IF(COUNTIF([.B9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FEBO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5];&quot;*mobile*&quot;)&gt;0;3;(IF(COUNTIF([.B985];&quot;*FIXED*&quot;)&gt;0;2;(IF(COUNTIF([.B9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GLOBAL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6];&quot;*mobile*&quot;)&gt;0;3;(IF(COUNTIF([.B986];&quot;*FIXED*&quot;)&gt;0;2;(IF(COUNTIF([.B98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GT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7];&quot;*mobile*&quot;)&gt;0;3;(IF(COUNTIF([.B987];&quot;*FIXED*&quot;)&gt;0;2;(IF(COUNTIF([.B9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IRIDIUM SATELL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8];&quot;*mobile*&quot;)&gt;0;3;(IF(COUNTIF([.B988];&quot;*FIXED*&quot;)&gt;0;2;(IF(COUNTIF([.B9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MEGAF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89];&quot;*mobile*&quot;)&gt;0;3;(IF(COUNTIF([.B989];&quot;*FIXED*&quot;)&gt;0;2;(IF(COUNTIF([.B9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MT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0];&quot;*mobile*&quot;)&gt;0;3;(IF(COUNTIF([.B990];&quot;*FIXED*&quot;)&gt;0;2;(IF(COUNTIF([.B9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E MVN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1];&quot;*mobile*&quot;)&gt;0;3;(IF(COUNTIF([.B991];&quot;*FIXED*&quot;)&gt;0;2;(IF(COUNTIF([.B9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A MOBILITY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2];&quot;*mobile*&quot;)&gt;0;3;(IF(COUNTIF([.B992];&quot;*FIXED*&quot;)&gt;0;2;(IF(COUNTIF([.B99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MOSCOW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3];&quot;*mobile*&quot;)&gt;0;3;(IF(COUNTIF([.B993];&quot;*FIXED*&quot;)&gt;0;2;(IF(COUNTIF([.B9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SOUTH OSSET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4];&quot;*mobile*&quot;)&gt;0;3;(IF(COUNTIF([.B994];&quot;*FIXED*&quot;)&gt;0;2;(IF(COUNTIF([.B9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SS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5];&quot;*mobile*&quot;)&gt;0;3;(IF(COUNTIF([.B995];&quot;*FIXED*&quot;)&gt;0;2;(IF(COUNTIF([.B99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USSIA ST PETERSBUR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6];&quot;*mobile*&quot;)&gt;0;3;(IF(COUNTIF([.B996];&quot;*FIXED*&quot;)&gt;0;2;(IF(COUNTIF([.B9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7];&quot;*mobile*&quot;)&gt;0;3;(IF(COUNTIF([.B997];&quot;*FIXED*&quot;)&gt;0;2;(IF(COUNTIF([.B9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WANDA FIXED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8];&quot;*mobile*&quot;)&gt;0;3;(IF(COUNTIF([.B998];&quot;*FIXED*&quot;)&gt;0;2;(IF(COUNTIF([.B99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WAND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999];&quot;*mobile*&quot;)&gt;0;3;(IF(COUNTIF([.B999];&quot;*FIXED*&quot;)&gt;0;2;(IF(COUNTIF([.B9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WAND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0];&quot;*mobile*&quot;)&gt;0;3;(IF(COUNTIF([.B1000];&quot;*FIXED*&quot;)&gt;0;2;(IF(COUNTIF([.B10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WAND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1];&quot;*mobile*&quot;)&gt;0;3;(IF(COUNTIF([.B1001];&quot;*FIXED*&quot;)&gt;0;2;(IF(COUNTIF([.B10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WANDA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2];&quot;*mobile*&quot;)&gt;0;3;(IF(COUNTIF([.B1002];&quot;*FIXED*&quot;)&gt;0;2;(IF(COUNTIF([.B10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HEL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3];&quot;*mobile*&quot;)&gt;0;3;(IF(COUNTIF([.B1003];&quot;*FIXED*&quot;)&gt;0;2;(IF(COUNTIF([.B100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4];&quot;*mobile*&quot;)&gt;0;3;(IF(COUNTIF([.B1004];&quot;*FIXED*&quot;)&gt;0;2;(IF(COUNTIF([.B100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INT KITTS AND NEVI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5];&quot;*mobile*&quot;)&gt;0;3;(IF(COUNTIF([.B1005];&quot;*FIXED*&quot;)&gt;0;2;(IF(COUNTIF([.B100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KITTS AND NEVI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6];&quot;*mobile*&quot;)&gt;0;3;(IF(COUNTIF([.B1006];&quot;*FIXED*&quot;)&gt;0;2;(IF(COUNTIF([.B10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7];&quot;*mobile*&quot;)&gt;0;3;(IF(COUNTIF([.B1007];&quot;*FIXED*&quot;)&gt;0;2;(IF(COUNTIF([.B100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INT LUC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8];&quot;*mobile*&quot;)&gt;0;3;(IF(COUNTIF([.B1008];&quot;*FIXED*&quot;)&gt;0;2;(IF(COUNTIF([.B10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LUCI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09];&quot;*mobile*&quot;)&gt;0;3;(IF(COUNTIF([.B1009];&quot;*FIXED*&quot;)&gt;0;2;(IF(COUNTIF([.B10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PIERRE AND MIQUEL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0];&quot;*mobile*&quot;)&gt;0;3;(IF(COUNTIF([.B1010];&quot;*FIXED*&quot;)&gt;0;2;(IF(COUNTIF([.B10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INT PIERRE AND MIQUELO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1];&quot;*mobile*&quot;)&gt;0;3;(IF(COUNTIF([.B1011];&quot;*FIXED*&quot;)&gt;0;2;(IF(COUNTIF([.B10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2];&quot;*mobile*&quot;)&gt;0;3;(IF(COUNTIF([.B1012];&quot;*FIXED*&quot;)&gt;0;2;(IF(COUNTIF([.B101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INT VINCENT AND THE GRENADINE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3];&quot;*mobile*&quot;)&gt;0;3;(IF(COUNTIF([.B1013];&quot;*FIXED*&quot;)&gt;0;2;(IF(COUNTIF([.B10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INT VINCENT AND THE GRENADINE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4];&quot;*mobile*&quot;)&gt;0;3;(IF(COUNTIF([.B1014];&quot;*FIXED*&quot;)&gt;0;2;(IF(COUNTIF([.B101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5];&quot;*mobile*&quot;)&gt;0;3;(IF(COUNTIF([.B1015];&quot;*FIXED*&quot;)&gt;0;2;(IF(COUNTIF([.B10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N MARINO FIXED T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6];&quot;*mobile*&quot;)&gt;0;3;(IF(COUNTIF([.B1016];&quot;*FIXED*&quot;)&gt;0;2;(IF(COUNTIF([.B101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AN MARINO MOBILE ALTERNATIV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7];&quot;*mobile*&quot;)&gt;0;3;(IF(COUNTIF([.B1017];&quot;*FIXED*&quot;)&gt;0;2;(IF(COUNTIF([.B10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N MARINO MOBILE SAN MARINO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8];&quot;*mobile*&quot;)&gt;0;3;(IF(COUNTIF([.B1018];&quot;*FIXED*&quot;)&gt;0;2;(IF(COUNTIF([.B10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N MARINO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19];&quot;*mobile*&quot;)&gt;0;3;(IF(COUNTIF([.B1019];&quot;*FIXED*&quot;)&gt;0;2;(IF(COUNTIF([.B1019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AN MARINO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0];&quot;*mobile*&quot;)&gt;0;3;(IF(COUNTIF([.B1020];&quot;*FIXED*&quot;)&gt;0;2;(IF(COUNTIF([.B1020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AN MARINO SPECIAL SERVICES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1];&quot;*mobile*&quot;)&gt;0;3;(IF(COUNTIF([.B1021];&quot;*FIXED*&quot;)&gt;0;2;(IF(COUNTIF([.B102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2];&quot;*mobile*&quot;)&gt;0;3;(IF(COUNTIF([.B1022];&quot;*FIXED*&quot;)&gt;0;2;(IF(COUNTIF([.B10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O TOME AND PRINCIP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3];&quot;*mobile*&quot;)&gt;0;3;(IF(COUNTIF([.B1023];&quot;*FIXED*&quot;)&gt;0;2;(IF(COUNTIF([.B10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O TOME AND PRINCIPE MOBILE UN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4];&quot;*mobile*&quot;)&gt;0;3;(IF(COUNTIF([.B1024];&quot;*FIXED*&quot;)&gt;0;2;(IF(COUNTIF([.B102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5];&quot;*mobile*&quot;)&gt;0;3;(IF(COUNTIF([.B1025];&quot;*FIXED*&quot;)&gt;0;2;(IF(COUNTIF([.B10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UDI ARABIA FIXED ATHEEB WIM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6];&quot;*mobile*&quot;)&gt;0;3;(IF(COUNTIF([.B1026];&quot;*FIXED*&quot;)&gt;0;2;(IF(COUNTIF([.B102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AUDI ARAB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7];&quot;*mobile*&quot;)&gt;0;3;(IF(COUNTIF([.B1027];&quot;*FIXED*&quot;)&gt;0;2;(IF(COUNTIF([.B10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UDI ARABIA MOBILE ETISALAT MOBIL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8];&quot;*mobile*&quot;)&gt;0;3;(IF(COUNTIF([.B1028];&quot;*FIXED*&quot;)&gt;0;2;(IF(COUNTIF([.B10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UDI ARABIA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29];&quot;*mobile*&quot;)&gt;0;3;(IF(COUNTIF([.B1029];&quot;*FIXED*&quot;)&gt;0;2;(IF(COUNTIF([.B10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UDI ARABIA RIYA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0];&quot;*mobile*&quot;)&gt;0;3;(IF(COUNTIF([.B1030];&quot;*FIXED*&quot;)&gt;0;2;(IF(COUNTIF([.B103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1];&quot;*mobile*&quot;)&gt;0;3;(IF(COUNTIF([.B1031];&quot;*FIXED*&quot;)&gt;0;2;(IF(COUNTIF([.B10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EGAL FIXED EXPRESS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2];&quot;*mobile*&quot;)&gt;0;3;(IF(COUNTIF([.B1032];&quot;*FIXED*&quot;)&gt;0;2;(IF(COUNTIF([.B1032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NEGAL FIXED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3];&quot;*mobile*&quot;)&gt;0;3;(IF(COUNTIF([.B1033];&quot;*FIXED*&quot;)&gt;0;2;(IF(COUNTIF([.B103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NEGAL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4];&quot;*mobile*&quot;)&gt;0;3;(IF(COUNTIF([.B1034];&quot;*FIXED*&quot;)&gt;0;2;(IF(COUNTIF([.B10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NEGAL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5];&quot;*mobile*&quot;)&gt;0;3;(IF(COUNTIF([.B1035];&quot;*FIXED*&quot;)&gt;0;2;(IF(COUNTIF([.B10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NEGAL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6];&quot;*mobile*&quot;)&gt;0;3;(IF(COUNTIF([.B1036];&quot;*FIXED*&quot;)&gt;0;2;(IF(COUNTIF([.B10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7];&quot;*mobile*&quot;)&gt;0;3;(IF(COUNTIF([.B1037];&quot;*FIXED*&quot;)&gt;0;2;(IF(COUNTIF([.B10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BIA BELGRA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8];&quot;*mobile*&quot;)&gt;0;3;(IF(COUNTIF([.B1038];&quot;*FIXED*&quot;)&gt;0;2;(IF(COUNTIF([.B103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BIA FIXED ORION TELE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39];&quot;*mobile*&quot;)&gt;0;3;(IF(COUNTIF([.B1039];&quot;*FIXED*&quot;)&gt;0;2;(IF(COUNTIF([.B103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RBIA IPKO KOSOV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0];&quot;*mobile*&quot;)&gt;0;3;(IF(COUNTIF([.B1040];&quot;*FIXED*&quot;)&gt;0;2;(IF(COUNTIF([.B104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BIA KOSOV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1];&quot;*mobile*&quot;)&gt;0;3;(IF(COUNTIF([.B1041];&quot;*FIXED*&quot;)&gt;0;2;(IF(COUNTIF([.B10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BIA KUJTESANET KOSOV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2];&quot;*mobile*&quot;)&gt;0;3;(IF(COUNTIF([.B1042];&quot;*FIXED*&quot;)&gt;0;2;(IF(COUNTIF([.B10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B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3];&quot;*mobile*&quot;)&gt;0;3;(IF(COUNTIF([.B1043];&quot;*FIXED*&quot;)&gt;0;2;(IF(COUNTIF([.B10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RBIA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4];&quot;*mobile*&quot;)&gt;0;3;(IF(COUNTIF([.B1044];&quot;*FIXED*&quot;)&gt;0;2;(IF(COUNTIF([.B10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RBIA MOBILE VI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5];&quot;*mobile*&quot;)&gt;0;3;(IF(COUNTIF([.B1045];&quot;*FIXED*&quot;)&gt;0;2;(IF(COUNTIF([.B10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RB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6];&quot;*mobile*&quot;)&gt;0;3;(IF(COUNTIF([.B1046];&quot;*FIXED*&quot;)&gt;0;2;(IF(COUNTIF([.B104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ERBIA SPECIAL SERVICES TELECOM SRBIJ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7];&quot;*mobile*&quot;)&gt;0;3;(IF(COUNTIF([.B1047];&quot;*FIXED*&quot;)&gt;0;2;(IF(COUNTIF([.B104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8];&quot;*mobile*&quot;)&gt;0;3;(IF(COUNTIF([.B1048];&quot;*FIXED*&quot;)&gt;0;2;(IF(COUNTIF([.B10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YCHELLE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49];&quot;*mobile*&quot;)&gt;0;3;(IF(COUNTIF([.B1049];&quot;*FIXED*&quot;)&gt;0;2;(IF(COUNTIF([.B10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YCHELLES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0];&quot;*mobile*&quot;)&gt;0;3;(IF(COUNTIF([.B1050];&quot;*FIXED*&quot;)&gt;0;2;(IF(COUNTIF([.B10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YCHELLES MOBILE SMART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1];&quot;*mobile*&quot;)&gt;0;3;(IF(COUNTIF([.B1051];&quot;*FIXED*&quot;)&gt;0;2;(IF(COUNTIF([.B10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YCHELLE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2];&quot;*mobile*&quot;)&gt;0;3;(IF(COUNTIF([.B1052];&quot;*FIXED*&quot;)&gt;0;2;(IF(COUNTIF([.B105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3];&quot;*mobile*&quot;)&gt;0;3;(IF(COUNTIF([.B1053];&quot;*FIXED*&quot;)&gt;0;2;(IF(COUNTIF([.B105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ERRA LEON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4];&quot;*mobile*&quot;)&gt;0;3;(IF(COUNTIF([.B1054];&quot;*FIXED*&quot;)&gt;0;2;(IF(COUNTIF([.B105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ERRA LEONE MOBILE AFRI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5];&quot;*mobile*&quot;)&gt;0;3;(IF(COUNTIF([.B1055];&quot;*FIXED*&quot;)&gt;0;2;(IF(COUNTIF([.B10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ERRA LEONE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6];&quot;*mobile*&quot;)&gt;0;3;(IF(COUNTIF([.B1056];&quot;*FIXED*&quot;)&gt;0;2;(IF(COUNTIF([.B10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ERRA LEON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7];&quot;*mobile*&quot;)&gt;0;3;(IF(COUNTIF([.B1057];&quot;*FIXED*&quot;)&gt;0;2;(IF(COUNTIF([.B105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8];&quot;*mobile*&quot;)&gt;0;3;(IF(COUNTIF([.B1058];&quot;*FIXED*&quot;)&gt;0;2;(IF(COUNTIF([.B105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NGAPORE FIXED STARHU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59];&quot;*mobile*&quot;)&gt;0;3;(IF(COUNTIF([.B1059];&quot;*FIXED*&quot;)&gt;0;2;(IF(COUNTIF([.B105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NGAPOR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0];&quot;*mobile*&quot;)&gt;0;3;(IF(COUNTIF([.B1060];&quot;*FIXED*&quot;)&gt;0;2;(IF(COUNTIF([.B10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NGAPORE MOBILE M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1];&quot;*mobile*&quot;)&gt;0;3;(IF(COUNTIF([.B1061];&quot;*FIXED*&quot;)&gt;0;2;(IF(COUNTIF([.B10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NGAPORE MOBILE SING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2];&quot;*mobile*&quot;)&gt;0;3;(IF(COUNTIF([.B1062];&quot;*FIXED*&quot;)&gt;0;2;(IF(COUNTIF([.B10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NGAPORE MOBILE STARHU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3];&quot;*mobile*&quot;)&gt;0;3;(IF(COUNTIF([.B1063];&quot;*FIXED*&quot;)&gt;0;2;(IF(COUNTIF([.B10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4];&quot;*mobile*&quot;)&gt;0;3;(IF(COUNTIF([.B1064];&quot;*FIXED*&quot;)&gt;0;2;(IF(COUNTIF([.B106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LOVAKIA FIXED SHORT NUMBER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5];&quot;*mobile*&quot;)&gt;0;3;(IF(COUNTIF([.B1065];&quot;*FIXED*&quot;)&gt;0;2;(IF(COUNTIF([.B106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LOVAK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6];&quot;*mobile*&quot;)&gt;0;3;(IF(COUNTIF([.B1066];&quot;*FIXED*&quot;)&gt;0;2;(IF(COUNTIF([.B106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 MOBILE O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7];&quot;*mobile*&quot;)&gt;0;3;(IF(COUNTIF([.B1067];&quot;*FIXED*&quot;)&gt;0;2;(IF(COUNTIF([.B10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8];&quot;*mobile*&quot;)&gt;0;3;(IF(COUNTIF([.B1068];&quot;*FIXED*&quot;)&gt;0;2;(IF(COUNTIF([.B10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 MOBILE SLOVAK TELE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69];&quot;*mobile*&quot;)&gt;0;3;(IF(COUNTIF([.B1069];&quot;*FIXED*&quot;)&gt;0;2;(IF(COUNTIF([.B10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 MOBILE SW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0];&quot;*mobile*&quot;)&gt;0;3;(IF(COUNTIF([.B1070];&quot;*FIXED*&quot;)&gt;0;2;(IF(COUNTIF([.B10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AK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1];&quot;*mobile*&quot;)&gt;0;3;(IF(COUNTIF([.B1071];&quot;*FIXED*&quot;)&gt;0;2;(IF(COUNTIF([.B107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2];&quot;*mobile*&quot;)&gt;0;3;(IF(COUNTIF([.B1072];&quot;*FIXED*&quot;)&gt;0;2;(IF(COUNTIF([.B107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LOVENIA FIXED IPK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3];&quot;*mobile*&quot;)&gt;0;3;(IF(COUNTIF([.B1073];&quot;*FIXED*&quot;)&gt;0;2;(IF(COUNTIF([.B107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LOVENIA FIXED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4];&quot;*mobile*&quot;)&gt;0;3;(IF(COUNTIF([.B1074];&quot;*FIXED*&quot;)&gt;0;2;(IF(COUNTIF([.B107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LOVENIA FIXED TYPE_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5];&quot;*mobile*&quot;)&gt;0;3;(IF(COUNTIF([.B1075];&quot;*FIXED*&quot;)&gt;0;2;(IF(COUNTIF([.B107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LOVE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6];&quot;*mobile*&quot;)&gt;0;3;(IF(COUNTIF([.B1076];&quot;*FIXED*&quot;)&gt;0;2;(IF(COUNTIF([.B107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ENIA MOBILE A1 SLOVENIJ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7];&quot;*mobile*&quot;)&gt;0;3;(IF(COUNTIF([.B1077];&quot;*FIXED*&quot;)&gt;0;2;(IF(COUNTIF([.B10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ENIA MOBILE IPK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8];&quot;*mobile*&quot;)&gt;0;3;(IF(COUNTIF([.B1078];&quot;*FIXED*&quot;)&gt;0;2;(IF(COUNTIF([.B10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ENIA MOBILE TELEKOM SLOVENIJ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79];&quot;*mobile*&quot;)&gt;0;3;(IF(COUNTIF([.B1079];&quot;*FIXED*&quot;)&gt;0;2;(IF(COUNTIF([.B10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ENIA MOBILE TELEMAC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0];&quot;*mobile*&quot;)&gt;0;3;(IF(COUNTIF([.B1080];&quot;*FIXED*&quot;)&gt;0;2;(IF(COUNTIF([.B10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OVEN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1];&quot;*mobile*&quot;)&gt;0;3;(IF(COUNTIF([.B1081];&quot;*FIXED*&quot;)&gt;0;2;(IF(COUNTIF([.B108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LOVE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2];&quot;*mobile*&quot;)&gt;0;3;(IF(COUNTIF([.B1082];&quot;*FIXED*&quot;)&gt;0;2;(IF(COUNTIF([.B108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NAC INMARSAT AE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3];&quot;*mobile*&quot;)&gt;0;3;(IF(COUNTIF([.B1083];&quot;*FIXED*&quot;)&gt;0;2;(IF(COUNTIF([.B108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4];&quot;*mobile*&quot;)&gt;0;3;(IF(COUNTIF([.B1084];&quot;*FIXED*&quot;)&gt;0;2;(IF(COUNTIF([.B108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B HS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5];&quot;*mobile*&quot;)&gt;0;3;(IF(COUNTIF([.B1085];&quot;*FIXED*&quot;)&gt;0;2;(IF(COUNTIF([.B108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BG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6];&quot;*mobile*&quot;)&gt;0;3;(IF(COUNTIF([.B1086];&quot;*FIXED*&quot;)&gt;0;2;(IF(COUNTIF([.B108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BGAN HS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7];&quot;*mobile*&quot;)&gt;0;3;(IF(COUNTIF([.B1087];&quot;*FIXED*&quot;)&gt;0;2;(IF(COUNTIF([.B108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8];&quot;*mobile*&quot;)&gt;0;3;(IF(COUNTIF([.B1088];&quot;*FIXED*&quot;)&gt;0;2;(IF(COUNTIF([.B108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M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89];&quot;*mobile*&quot;)&gt;0;3;(IF(COUNTIF([.B1089];&quot;*FIXED*&quot;)&gt;0;2;(IF(COUNTIF([.B108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AC INMARSAT MINI 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0];&quot;*mobile*&quot;)&gt;0;3;(IF(COUNTIF([.B1090];&quot;*FIXED*&quot;)&gt;0;2;(IF(COUNTIF([.B109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1];&quot;*mobile*&quot;)&gt;0;3;(IF(COUNTIF([.B1091];&quot;*FIXED*&quot;)&gt;0;2;(IF(COUNTIF([.B109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LOMON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2];&quot;*mobile*&quot;)&gt;0;3;(IF(COUNTIF([.B1092];&quot;*FIXED*&quot;)&gt;0;2;(IF(COUNTIF([.B10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LOMON ISLANDS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3];&quot;*mobile*&quot;)&gt;0;3;(IF(COUNTIF([.B1093];&quot;*FIXED*&quot;)&gt;0;2;(IF(COUNTIF([.B109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4];&quot;*mobile*&quot;)&gt;0;3;(IF(COUNTIF([.B1094];&quot;*FIXED*&quot;)&gt;0;2;(IF(COUNTIF([.B10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MALIA FIXED GOL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5];&quot;*mobile*&quot;)&gt;0;3;(IF(COUNTIF([.B1095];&quot;*FIXED*&quot;)&gt;0;2;(IF(COUNTIF([.B109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MALIA FIXED HO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6];&quot;*mobile*&quot;)&gt;0;3;(IF(COUNTIF([.B1096];&quot;*FIXED*&quot;)&gt;0;2;(IF(COUNTIF([.B109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MALIA FIXED TEL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7];&quot;*mobile*&quot;)&gt;0;3;(IF(COUNTIF([.B1097];&quot;*FIXED*&quot;)&gt;0;2;(IF(COUNTIF([.B109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MALIA FIXED TELES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8];&quot;*mobile*&quot;)&gt;0;3;(IF(COUNTIF([.B1098];&quot;*FIXED*&quot;)&gt;0;2;(IF(COUNTIF([.B109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MAL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099];&quot;*mobile*&quot;)&gt;0;3;(IF(COUNTIF([.B1099];&quot;*FIXED*&quot;)&gt;0;2;(IF(COUNTIF([.B10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E GOL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0];&quot;*mobile*&quot;)&gt;0;3;(IF(COUNTIF([.B1100];&quot;*FIXED*&quot;)&gt;0;2;(IF(COUNTIF([.B11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E HO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1];&quot;*mobile*&quot;)&gt;0;3;(IF(COUNTIF([.B1101];&quot;*FIXED*&quot;)&gt;0;2;(IF(COUNTIF([.B11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E SOM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2];&quot;*mobile*&quot;)&gt;0;3;(IF(COUNTIF([.B1102];&quot;*FIXED*&quot;)&gt;0;2;(IF(COUNTIF([.B110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E SOM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3];&quot;*mobile*&quot;)&gt;0;3;(IF(COUNTIF([.B1103];&quot;*FIXED*&quot;)&gt;0;2;(IF(COUNTIF([.B11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E TELES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4];&quot;*mobile*&quot;)&gt;0;3;(IF(COUNTIF([.B1104];&quot;*FIXED*&quot;)&gt;0;2;(IF(COUNTIF([.B11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ALI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5];&quot;*mobile*&quot;)&gt;0;3;(IF(COUNTIF([.B1105];&quot;*FIXED*&quot;)&gt;0;2;(IF(COUNTIF([.B110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MAL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6];&quot;*mobile*&quot;)&gt;0;3;(IF(COUNTIF([.B1106];&quot;*FIXED*&quot;)&gt;0;2;(IF(COUNTIF([.B110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7];&quot;*mobile*&quot;)&gt;0;3;(IF(COUNTIF([.B1107];&quot;*FIXED*&quot;)&gt;0;2;(IF(COUNTIF([.B110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TH AFRICA FIXED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8];&quot;*mobile*&quot;)&gt;0;3;(IF(COUNTIF([.B1108];&quot;*FIXED*&quot;)&gt;0;2;(IF(COUNTIF([.B110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UTH AFRIC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09];&quot;*mobile*&quot;)&gt;0;3;(IF(COUNTIF([.B1109];&quot;*FIXED*&quot;)&gt;0;2;(IF(COUNTIF([.B11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AFRICA MOBILE CELL 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0];&quot;*mobile*&quot;)&gt;0;3;(IF(COUNTIF([.B1110];&quot;*FIXED*&quot;)&gt;0;2;(IF(COUNTIF([.B111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AFRIC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1];&quot;*mobile*&quot;)&gt;0;3;(IF(COUNTIF([.B1111];&quot;*FIXED*&quot;)&gt;0;2;(IF(COUNTIF([.B11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AFRICA MOBILE OPENSERV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2];&quot;*mobile*&quot;)&gt;0;3;(IF(COUNTIF([.B1112];&quot;*FIXED*&quot;)&gt;0;2;(IF(COUNTIF([.B11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AFRICA MOBILE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3];&quot;*mobile*&quot;)&gt;0;3;(IF(COUNTIF([.B1113];&quot;*FIXED*&quot;)&gt;0;2;(IF(COUNTIF([.B111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AFRIC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4];&quot;*mobile*&quot;)&gt;0;3;(IF(COUNTIF([.B1114];&quot;*FIXED*&quot;)&gt;0;2;(IF(COUNTIF([.B1114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5];&quot;*mobile*&quot;)&gt;0;3;(IF(COUNTIF([.B1115];&quot;*FIXED*&quot;)&gt;0;2;(IF(COUNTIF([.B111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TH KORE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6];&quot;*mobile*&quot;)&gt;0;3;(IF(COUNTIF([.B1116];&quot;*FIXED*&quot;)&gt;0;2;(IF(COUNTIF([.B11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KOREA MOBILE KOREA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7];&quot;*mobile*&quot;)&gt;0;3;(IF(COUNTIF([.B1117];&quot;*FIXED*&quot;)&gt;0;2;(IF(COUNTIF([.B11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KOREA MOBILE SK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8];&quot;*mobile*&quot;)&gt;0;3;(IF(COUNTIF([.B1118];&quot;*FIXED*&quot;)&gt;0;2;(IF(COUNTIF([.B11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19];&quot;*mobile*&quot;)&gt;0;3;(IF(COUNTIF([.B1119];&quot;*FIXED*&quot;)&gt;0;2;(IF(COUNTIF([.B11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TH SUD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0];&quot;*mobile*&quot;)&gt;0;3;(IF(COUNTIF([.B1120];&quot;*FIXED*&quot;)&gt;0;2;(IF(COUNTIF([.B11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SUDA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1];&quot;*mobile*&quot;)&gt;0;3;(IF(COUNTIF([.B1121];&quot;*FIXED*&quot;)&gt;0;2;(IF(COUNTIF([.B11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SUDAN MOBILE VIVA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2];&quot;*mobile*&quot;)&gt;0;3;(IF(COUNTIF([.B1122];&quot;*FIXED*&quot;)&gt;0;2;(IF(COUNTIF([.B112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SUDAN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3];&quot;*mobile*&quot;)&gt;0;3;(IF(COUNTIF([.B1123];&quot;*FIXED*&quot;)&gt;0;2;(IF(COUNTIF([.B112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UTH SUDA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4];&quot;*mobile*&quot;)&gt;0;3;(IF(COUNTIF([.B1124];&quot;*FIXED*&quot;)&gt;0;2;(IF(COUNTIF([.B11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TH SUD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5];&quot;*mobile*&quot;)&gt;0;3;(IF(COUNTIF([.B1125];&quot;*FIXED*&quot;)&gt;0;2;(IF(COUNTIF([.B112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6];&quot;*mobile*&quot;)&gt;0;3;(IF(COUNTIF([.B1126];&quot;*FIXED*&quot;)&gt;0;2;(IF(COUNTIF([.B11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PAI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7];&quot;*mobile*&quot;)&gt;0;3;(IF(COUNTIF([.B1127];&quot;*FIXED*&quot;)&gt;0;2;(IF(COUNTIF([.B11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MOBILE LYC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8];&quot;*mobile*&quot;)&gt;0;3;(IF(COUNTIF([.B1128];&quot;*FIXED*&quot;)&gt;0;2;(IF(COUNTIF([.B11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29];&quot;*mobile*&quot;)&gt;0;3;(IF(COUNTIF([.B1129];&quot;*FIXED*&quot;)&gt;0;2;(IF(COUNTIF([.B11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MOBILE TELEFON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0];&quot;*mobile*&quot;)&gt;0;3;(IF(COUNTIF([.B1130];&quot;*FIXED*&quot;)&gt;0;2;(IF(COUNTIF([.B11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1];&quot;*mobile*&quot;)&gt;0;3;(IF(COUNTIF([.B1131];&quot;*FIXED*&quot;)&gt;0;2;(IF(COUNTIF([.B11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MOBILE XFE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2];&quot;*mobile*&quot;)&gt;0;3;(IF(COUNTIF([.B1132];&quot;*FIXED*&quot;)&gt;0;2;(IF(COUNTIF([.B11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3];&quot;*mobile*&quot;)&gt;0;3;(IF(COUNTIF([.B1133];&quot;*FIXED*&quot;)&gt;0;2;(IF(COUNTIF([.B1133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4];&quot;*mobile*&quot;)&gt;0;3;(IF(COUNTIF([.B1134];&quot;*FIXED*&quot;)&gt;0;2;(IF(COUNTIF([.B11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RI LANKA FIXED DIALO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5];&quot;*mobile*&quot;)&gt;0;3;(IF(COUNTIF([.B1135];&quot;*FIXED*&quot;)&gt;0;2;(IF(COUNTIF([.B1135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RI LANK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6];&quot;*mobile*&quot;)&gt;0;3;(IF(COUNTIF([.B1136];&quot;*FIXED*&quot;)&gt;0;2;(IF(COUNTIF([.B113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RI LANK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7];&quot;*mobile*&quot;)&gt;0;3;(IF(COUNTIF([.B1137];&quot;*FIXED*&quot;)&gt;0;2;(IF(COUNTIF([.B11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RI LANKA MOBILE DIALO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8];&quot;*mobile*&quot;)&gt;0;3;(IF(COUNTIF([.B1138];&quot;*FIXED*&quot;)&gt;0;2;(IF(COUNTIF([.B11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RI LANKA MOBILE ETISAL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39];&quot;*mobile*&quot;)&gt;0;3;(IF(COUNTIF([.B1139];&quot;*FIXED*&quot;)&gt;0;2;(IF(COUNTIF([.B11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RI LANKA MOBILE MOB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0];&quot;*mobile*&quot;)&gt;0;3;(IF(COUNTIF([.B1140];&quot;*FIXED*&quot;)&gt;0;2;(IF(COUNTIF([.B11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RI LANKA S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1];&quot;*mobile*&quot;)&gt;0;3;(IF(COUNTIF([.B1141];&quot;*FIXED*&quot;)&gt;0;2;(IF(COUNTIF([.B11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2];&quot;*mobile*&quot;)&gt;0;3;(IF(COUNTIF([.B1142];&quot;*FIXED*&quot;)&gt;0;2;(IF(COUNTIF([.B11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DAN FIXED CAN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3];&quot;*mobile*&quot;)&gt;0;3;(IF(COUNTIF([.B1143];&quot;*FIXED*&quot;)&gt;0;2;(IF(COUNTIF([.B1143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D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4];&quot;*mobile*&quot;)&gt;0;3;(IF(COUNTIF([.B1144];&quot;*FIXED*&quot;)&gt;0;2;(IF(COUNTIF([.B11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DA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5];&quot;*mobile*&quot;)&gt;0;3;(IF(COUNTIF([.B1145];&quot;*FIXED*&quot;)&gt;0;2;(IF(COUNTIF([.B11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DAN MOBILE ZAI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6];&quot;*mobile*&quot;)&gt;0;3;(IF(COUNTIF([.B1146];&quot;*FIXED*&quot;)&gt;0;2;(IF(COUNTIF([.B114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D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7];&quot;*mobile*&quot;)&gt;0;3;(IF(COUNTIF([.B1147];&quot;*FIXED*&quot;)&gt;0;2;(IF(COUNTIF([.B1147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8];&quot;*mobile*&quot;)&gt;0;3;(IF(COUNTIF([.B1148];&quot;*FIXED*&quot;)&gt;0;2;(IF(COUNTIF([.B114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RINAM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49];&quot;*mobile*&quot;)&gt;0;3;(IF(COUNTIF([.B1149];&quot;*FIXED*&quot;)&gt;0;2;(IF(COUNTIF([.B11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RINAME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0];&quot;*mobile*&quot;)&gt;0;3;(IF(COUNTIF([.B1150];&quot;*FIXED*&quot;)&gt;0;2;(IF(COUNTIF([.B11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AZI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1];&quot;*mobile*&quot;)&gt;0;3;(IF(COUNTIF([.B1151];&quot;*FIXED*&quot;)&gt;0;2;(IF(COUNTIF([.B115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AZI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2];&quot;*mobile*&quot;)&gt;0;3;(IF(COUNTIF([.B1152];&quot;*FIXED*&quot;)&gt;0;2;(IF(COUNTIF([.B11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AZILAND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3];&quot;*mobile*&quot;)&gt;0;3;(IF(COUNTIF([.B1153];&quot;*FIXED*&quot;)&gt;0;2;(IF(COUNTIF([.B11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4];&quot;*mobile*&quot;)&gt;0;3;(IF(COUNTIF([.B1154];&quot;*FIXED*&quot;)&gt;0;2;(IF(COUNTIF([.B115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EDE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5];&quot;*mobile*&quot;)&gt;0;3;(IF(COUNTIF([.B1155];&quot;*FIXED*&quot;)&gt;0;2;(IF(COUNTIF([.B11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EDEN MOBILE TELE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6];&quot;*mobile*&quot;)&gt;0;3;(IF(COUNTIF([.B1156];&quot;*FIXED*&quot;)&gt;0;2;(IF(COUNTIF([.B11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EDEN MOBILE TELEN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7];&quot;*mobile*&quot;)&gt;0;3;(IF(COUNTIF([.B1157];&quot;*FIXED*&quot;)&gt;0;2;(IF(COUNTIF([.B11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EDEN MOBILE TE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8];&quot;*mobile*&quot;)&gt;0;3;(IF(COUNTIF([.B1158];&quot;*FIXED*&quot;)&gt;0;2;(IF(COUNTIF([.B11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EDEN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59];&quot;*mobile*&quot;)&gt;0;3;(IF(COUNTIF([.B1159];&quot;*FIXED*&quot;)&gt;0;2;(IF(COUNTIF([.B11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0];&quot;*mobile*&quot;)&gt;0;3;(IF(COUNTIF([.B1160];&quot;*FIXED*&quot;)&gt;0;2;(IF(COUNTIF([.B116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ZER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1];&quot;*mobile*&quot;)&gt;0;3;(IF(COUNTIF([.B1161];&quot;*FIXED*&quot;)&gt;0;2;(IF(COUNTIF([.B116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ITZERLAND MOBILE LYCA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2];&quot;*mobile*&quot;)&gt;0;3;(IF(COUNTIF([.B1162];&quot;*FIXED*&quot;)&gt;0;2;(IF(COUNTIF([.B116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ITZERLAND MOBILE SALT MOBILE 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3];&quot;*mobile*&quot;)&gt;0;3;(IF(COUNTIF([.B1163];&quot;*FIXED*&quot;)&gt;0;2;(IF(COUNTIF([.B116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ITZERLAND MOBILE SUNRIS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4];&quot;*mobile*&quot;)&gt;0;3;(IF(COUNTIF([.B1164];&quot;*FIXED*&quot;)&gt;0;2;(IF(COUNTIF([.B116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WITZERLAND MOBILE SWISS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5];&quot;*mobile*&quot;)&gt;0;3;(IF(COUNTIF([.B1165];&quot;*FIXED*&quot;)&gt;0;2;(IF(COUNTIF([.B116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6];&quot;*mobile*&quot;)&gt;0;3;(IF(COUNTIF([.B1166];&quot;*FIXED*&quot;)&gt;0;2;(IF(COUNTIF([.B116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R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7];&quot;*mobile*&quot;)&gt;0;3;(IF(COUNTIF([.B1167];&quot;*FIXED*&quot;)&gt;0;2;(IF(COUNTIF([.B116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YRI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8];&quot;*mobile*&quot;)&gt;0;3;(IF(COUNTIF([.B1168];&quot;*FIXED*&quot;)&gt;0;2;(IF(COUNTIF([.B116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69];&quot;*mobile*&quot;)&gt;0;3;(IF(COUNTIF([.B1169];&quot;*FIXED*&quot;)&gt;0;2;(IF(COUNTIF([.B116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IW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0];&quot;*mobile*&quot;)&gt;0;3;(IF(COUNTIF([.B1170];&quot;*FIXED*&quot;)&gt;0;2;(IF(COUNTIF([.B11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 MOBILE CHUNGHW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1];&quot;*mobile*&quot;)&gt;0;3;(IF(COUNTIF([.B1171];&quot;*FIXED*&quot;)&gt;0;2;(IF(COUNTIF([.B11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 MOBILE FAR EAST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2];&quot;*mobile*&quot;)&gt;0;3;(IF(COUNTIF([.B1172];&quot;*FIXED*&quot;)&gt;0;2;(IF(COUNTIF([.B11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 MOBILE TAIW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3];&quot;*mobile*&quot;)&gt;0;3;(IF(COUNTIF([.B1173];&quot;*FIXED*&quot;)&gt;0;2;(IF(COUNTIF([.B11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 MOBILE TAIWAN STAR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4];&quot;*mobile*&quot;)&gt;0;3;(IF(COUNTIF([.B1174];&quot;*FIXED*&quot;)&gt;0;2;(IF(COUNTIF([.B117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IWA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5];&quot;*mobile*&quot;)&gt;0;3;(IF(COUNTIF([.B1175];&quot;*FIXED*&quot;)&gt;0;2;(IF(COUNTIF([.B117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6];&quot;*mobile*&quot;)&gt;0;3;(IF(COUNTIF([.B1176];&quot;*FIXED*&quot;)&gt;0;2;(IF(COUNTIF([.B11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JIKI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7];&quot;*mobile*&quot;)&gt;0;3;(IF(COUNTIF([.B1177];&quot;*FIXED*&quot;)&gt;0;2;(IF(COUNTIF([.B117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BABIL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8];&quot;*mobile*&quot;)&gt;0;3;(IF(COUNTIF([.B1178];&quot;*FIXED*&quot;)&gt;0;2;(IF(COUNTIF([.B11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BEEL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79];&quot;*mobile*&quot;)&gt;0;3;(IF(COUNTIF([.B1179];&quot;*FIXED*&quot;)&gt;0;2;(IF(COUNTIF([.B11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M TEK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0];&quot;*mobile*&quot;)&gt;0;3;(IF(COUNTIF([.B1180];&quot;*FIXED*&quot;)&gt;0;2;(IF(COUNTIF([.B118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MEGAF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1];&quot;*mobile*&quot;)&gt;0;3;(IF(COUNTIF([.B1181];&quot;*FIXED*&quot;)&gt;0;2;(IF(COUNTIF([.B118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T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2];&quot;*mobile*&quot;)&gt;0;3;(IF(COUNTIF([.B1182];&quot;*FIXED*&quot;)&gt;0;2;(IF(COUNTIF([.B11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TEL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3];&quot;*mobile*&quot;)&gt;0;3;(IF(COUNTIF([.B1183];&quot;*FIXED*&quot;)&gt;0;2;(IF(COUNTIF([.B11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TK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4];&quot;*mobile*&quot;)&gt;0;3;(IF(COUNTIF([.B1184];&quot;*FIXED*&quot;)&gt;0;2;(IF(COUNTIF([.B11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MOBILE TOCHIK 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5];&quot;*mobile*&quot;)&gt;0;3;(IF(COUNTIF([.B1185];&quot;*FIXED*&quot;)&gt;0;2;(IF(COUNTIF([.B11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JIKIST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6];&quot;*mobile*&quot;)&gt;0;3;(IF(COUNTIF([.B1186];&quot;*FIXED*&quot;)&gt;0;2;(IF(COUNTIF([.B1186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7];&quot;*mobile*&quot;)&gt;0;3;(IF(COUNTIF([.B1187];&quot;*FIXED*&quot;)&gt;0;2;(IF(COUNTIF([.B118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NZAN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8];&quot;*mobile*&quot;)&gt;0;3;(IF(COUNTIF([.B1188];&quot;*FIXED*&quot;)&gt;0;2;(IF(COUNTIF([.B11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89];&quot;*mobile*&quot;)&gt;0;3;(IF(COUNTIF([.B1189];&quot;*FIXED*&quot;)&gt;0;2;(IF(COUNTIF([.B11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SMA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0];&quot;*mobile*&quot;)&gt;0;3;(IF(COUNTIF([.B1190];&quot;*FIXED*&quot;)&gt;0;2;(IF(COUNTIF([.B11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SM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1];&quot;*mobile*&quot;)&gt;0;3;(IF(COUNTIF([.B1191];&quot;*FIXED*&quot;)&gt;0;2;(IF(COUNTIF([.B11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TI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2];&quot;*mobile*&quot;)&gt;0;3;(IF(COUNTIF([.B1192];&quot;*FIXED*&quot;)&gt;0;2;(IF(COUNTIF([.B11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VODA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3];&quot;*mobile*&quot;)&gt;0;3;(IF(COUNTIF([.B1193];&quot;*FIXED*&quot;)&gt;0;2;(IF(COUNTIF([.B119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MOBILE ZAN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4];&quot;*mobile*&quot;)&gt;0;3;(IF(COUNTIF([.B1194];&quot;*FIXED*&quot;)&gt;0;2;(IF(COUNTIF([.B119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NZAN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5];&quot;*mobile*&quot;)&gt;0;3;(IF(COUNTIF([.B1195];&quot;*FIXED*&quot;)&gt;0;2;(IF(COUNTIF([.B119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LECOMMUNICATIONS FOR DISASTER RELIE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6];&quot;*mobile*&quot;)&gt;0;3;(IF(COUNTIF([.B1196];&quot;*FIXED*&quot;)&gt;0;2;(IF(COUNTIF([.B11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7];&quot;*mobile*&quot;)&gt;0;3;(IF(COUNTIF([.B1197];&quot;*FIXED*&quot;)&gt;0;2;(IF(COUNTIF([.B11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AILAND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8];&quot;*mobile*&quot;)&gt;0;3;(IF(COUNTIF([.B1198];&quot;*FIXED*&quot;)&gt;0;2;(IF(COUNTIF([.B119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HAILAND MOBILE AW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199];&quot;*mobile*&quot;)&gt;0;3;(IF(COUNTIF([.B1199];&quot;*FIXED*&quot;)&gt;0;2;(IF(COUNTIF([.B119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HAILAND MOBILE DTA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0];&quot;*mobile*&quot;)&gt;0;3;(IF(COUNTIF([.B1200];&quot;*FIXED*&quot;)&gt;0;2;(IF(COUNTIF([.B120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HAILAND MOBILE TRUE MOV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1];&quot;*mobile*&quot;)&gt;0;3;(IF(COUNTIF([.B1201];&quot;*FIXED*&quot;)&gt;0;2;(IF(COUNTIF([.B120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2];&quot;*mobile*&quot;)&gt;0;3;(IF(COUNTIF([.B1202];&quot;*FIXED*&quot;)&gt;0;2;(IF(COUNTIF([.B12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G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3];&quot;*mobile*&quot;)&gt;0;3;(IF(COUNTIF([.B1203];&quot;*FIXED*&quot;)&gt;0;2;(IF(COUNTIF([.B120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O MOBILE MOO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4];&quot;*mobile*&quot;)&gt;0;3;(IF(COUNTIF([.B1204];&quot;*FIXED*&quot;)&gt;0;2;(IF(COUNTIF([.B120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O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5];&quot;*mobile*&quot;)&gt;0;3;(IF(COUNTIF([.B1205];&quot;*FIXED*&quot;)&gt;0;2;(IF(COUNTIF([.B120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OKELA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6];&quot;*mobile*&quot;)&gt;0;3;(IF(COUNTIF([.B1206];&quot;*FIXED*&quot;)&gt;0;2;(IF(COUNTIF([.B120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7];&quot;*mobile*&quot;)&gt;0;3;(IF(COUNTIF([.B1207];&quot;*FIXED*&quot;)&gt;0;2;(IF(COUNTIF([.B120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NG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8];&quot;*mobile*&quot;)&gt;0;3;(IF(COUNTIF([.B1208];&quot;*FIXED*&quot;)&gt;0;2;(IF(COUNTIF([.B12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NGA MOBILE DIG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09];&quot;*mobile*&quot;)&gt;0;3;(IF(COUNTIF([.B1209];&quot;*FIXED*&quot;)&gt;0;2;(IF(COUNTIF([.B120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0];&quot;*mobile*&quot;)&gt;0;3;(IF(COUNTIF([.B1210];&quot;*FIXED*&quot;)&gt;0;2;(IF(COUNTIF([.B12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INIDAD AND TOBAGO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1];&quot;*mobile*&quot;)&gt;0;3;(IF(COUNTIF([.B1211];&quot;*FIXED*&quot;)&gt;0;2;(IF(COUNTIF([.B12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NIDAD AND TOBAGO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2];&quot;*mobile*&quot;)&gt;0;3;(IF(COUNTIF([.B1212];&quot;*FIXED*&quot;)&gt;0;2;(IF(COUNTIF([.B121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3];&quot;*mobile*&quot;)&gt;0;3;(IF(COUNTIF([.B1213];&quot;*FIXED*&quot;)&gt;0;2;(IF(COUNTIF([.B121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NISIA FIXED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4];&quot;*mobile*&quot;)&gt;0;3;(IF(COUNTIF([.B1214];&quot;*FIXED*&quot;)&gt;0;2;(IF(COUNTIF([.B121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UNISI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5];&quot;*mobile*&quot;)&gt;0;3;(IF(COUNTIF([.B1215];&quot;*FIXED*&quot;)&gt;0;2;(IF(COUNTIF([.B12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NISIA MOBILE OOREDO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6];&quot;*mobile*&quot;)&gt;0;3;(IF(COUNTIF([.B1216];&quot;*FIXED*&quot;)&gt;0;2;(IF(COUNTIF([.B121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NISIA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7];&quot;*mobile*&quot;)&gt;0;3;(IF(COUNTIF([.B1217];&quot;*FIXED*&quot;)&gt;0;2;(IF(COUNTIF([.B121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NISI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8];&quot;*mobile*&quot;)&gt;0;3;(IF(COUNTIF([.B1218];&quot;*FIXED*&quot;)&gt;0;2;(IF(COUNTIF([.B121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19];&quot;*mobile*&quot;)&gt;0;3;(IF(COUNTIF([.B1219];&quot;*FIXED*&quot;)&gt;0;2;(IF(COUNTIF([.B121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444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0];&quot;*mobile*&quot;)&gt;0;3;(IF(COUNTIF([.B1220];&quot;*FIXED*&quot;)&gt;0;2;(IF(COUNTIF([.B122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AD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1];&quot;*mobile*&quot;)&gt;0;3;(IF(COUNTIF([.B1221];&quot;*FIXED*&quot;)&gt;0;2;(IF(COUNTIF([.B122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ANKA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2];&quot;*mobile*&quot;)&gt;0;3;(IF(COUNTIF([.B1222];&quot;*FIXED*&quot;)&gt;0;2;(IF(COUNTIF([.B12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ANTAL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3];&quot;*mobile*&quot;)&gt;0;3;(IF(COUNTIF([.B1223];&quot;*FIXED*&quot;)&gt;0;2;(IF(COUNTIF([.B12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BUR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4];&quot;*mobile*&quot;)&gt;0;3;(IF(COUNTIF([.B1224];&quot;*FIXED*&quot;)&gt;0;2;(IF(COUNTIF([.B122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ISTANBU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5];&quot;*mobile*&quot;)&gt;0;3;(IF(COUNTIF([.B1225];&quot;*FIXED*&quot;)&gt;0;2;(IF(COUNTIF([.B12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IZM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6];&quot;*mobile*&quot;)&gt;0;3;(IF(COUNTIF([.B1226];&quot;*FIXED*&quot;)&gt;0;2;(IF(COUNTIF([.B12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7];&quot;*mobile*&quot;)&gt;0;3;(IF(COUNTIF([.B1227];&quot;*FIXED*&quot;)&gt;0;2;(IF(COUNTIF([.B12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AV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8];&quot;*mobile*&quot;)&gt;0;3;(IF(COUNTIF([.B1228];&quot;*FIXED*&quot;)&gt;0;2;(IF(COUNTIF([.B12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ISTELIA TELEK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29];&quot;*mobile*&quot;)&gt;0;3;(IF(COUNTIF([.B1229];&quot;*FIXED*&quot;)&gt;0;2;(IF(COUNTIF([.B12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TURK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0];&quot;*mobile*&quot;)&gt;0;3;(IF(COUNTIF([.B1230];&quot;*FIXED*&quot;)&gt;0;2;(IF(COUNTIF([.B123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TURKCELL NORTH CYPR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1];&quot;*mobile*&quot;)&gt;0;3;(IF(COUNTIF([.B1231];&quot;*FIXED*&quot;)&gt;0;2;(IF(COUNTIF([.B123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2];&quot;*mobile*&quot;)&gt;0;3;(IF(COUNTIF([.B1232];&quot;*FIXED*&quot;)&gt;0;2;(IF(COUNTIF([.B12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E VODAFONE NORTH CYPR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3];&quot;*mobile*&quot;)&gt;0;3;(IF(COUNTIF([.B1233];&quot;*FIXED*&quot;)&gt;0;2;(IF(COUNTIF([.B123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EY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4];&quot;*mobile*&quot;)&gt;0;3;(IF(COUNTIF([.B1234];&quot;*FIXED*&quot;)&gt;0;2;(IF(COUNTIF([.B123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NOMADIC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5];&quot;*mobile*&quot;)&gt;0;3;(IF(COUNTIF([.B1235];&quot;*FIXED*&quot;)&gt;0;2;(IF(COUNTIF([.B123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NORTH CYPR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6];&quot;*mobile*&quot;)&gt;0;3;(IF(COUNTIF([.B1236];&quot;*FIXED*&quot;)&gt;0;2;(IF(COUNTIF([.B123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OTHER CITI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7];&quot;*mobile*&quot;)&gt;0;3;(IF(COUNTIF([.B1237];&quot;*FIXED*&quot;)&gt;0;2;(IF(COUNTIF([.B123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EY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8];&quot;*mobile*&quot;)&gt;0;3;(IF(COUNTIF([.B1238];&quot;*FIXED*&quot;)&gt;0;2;(IF(COUNTIF([.B1238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39];&quot;*mobile*&quot;)&gt;0;3;(IF(COUNTIF([.B1239];&quot;*FIXED*&quot;)&gt;0;2;(IF(COUNTIF([.B123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MENI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0];&quot;*mobile*&quot;)&gt;0;3;(IF(COUNTIF([.B1240];&quot;*FIXED*&quot;)&gt;0;2;(IF(COUNTIF([.B12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1];&quot;*mobile*&quot;)&gt;0;3;(IF(COUNTIF([.B1241];&quot;*FIXED*&quot;)&gt;0;2;(IF(COUNTIF([.B12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S AND CAICOS ISLAND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2];&quot;*mobile*&quot;)&gt;0;3;(IF(COUNTIF([.B1242];&quot;*FIXED*&quot;)&gt;0;2;(IF(COUNTIF([.B124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RKS AND CAICOS ISLANDS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3];&quot;*mobile*&quot;)&gt;0;3;(IF(COUNTIF([.B1243];&quot;*FIXED*&quot;)&gt;0;2;(IF(COUNTIF([.B12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4];&quot;*mobile*&quot;)&gt;0;3;(IF(COUNTIF([.B1244];&quot;*FIXED*&quot;)&gt;0;2;(IF(COUNTIF([.B124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5];&quot;*mobile*&quot;)&gt;0;3;(IF(COUNTIF([.B1245];&quot;*FIXED*&quot;)&gt;0;2;(IF(COUNTIF([.B124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GANDA FIXED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6];&quot;*mobile*&quot;)&gt;0;3;(IF(COUNTIF([.B1246];&quot;*FIXED*&quot;)&gt;0;2;(IF(COUNTIF([.B1246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GANDA FIXED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7];&quot;*mobile*&quot;)&gt;0;3;(IF(COUNTIF([.B1247];&quot;*FIXED*&quot;)&gt;0;2;(IF(COUNTIF([.B1247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GANDA FIXED SM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8];&quot;*mobile*&quot;)&gt;0;3;(IF(COUNTIF([.B1248];&quot;*FIXED*&quot;)&gt;0;2;(IF(COUNTIF([.B1248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GANDA FIXED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49];&quot;*mobile*&quot;)&gt;0;3;(IF(COUNTIF([.B1249];&quot;*FIXED*&quot;)&gt;0;2;(IF(COUNTIF([.B1249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GAND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0];&quot;*mobile*&quot;)&gt;0;3;(IF(COUNTIF([.B1250];&quot;*FIXED*&quot;)&gt;0;2;(IF(COUNTIF([.B125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AFRI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1];&quot;*mobile*&quot;)&gt;0;3;(IF(COUNTIF([.B1251];&quot;*FIXED*&quot;)&gt;0;2;(IF(COUNTIF([.B125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2];&quot;*mobile*&quot;)&gt;0;3;(IF(COUNTIF([.B1252];&quot;*FIXED*&quot;)&gt;0;2;(IF(COUNTIF([.B125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GEM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3];&quot;*mobile*&quot;)&gt;0;3;(IF(COUNTIF([.B1253];&quot;*FIXED*&quot;)&gt;0;2;(IF(COUNTIF([.B125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K2 TELECOM LIMIT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4];&quot;*mobile*&quot;)&gt;0;3;(IF(COUNTIF([.B1254];&quot;*FIXED*&quot;)&gt;0;2;(IF(COUNTIF([.B125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LYC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5];&quot;*mobile*&quot;)&gt;0;3;(IF(COUNTIF([.B1255];&quot;*FIXED*&quot;)&gt;0;2;(IF(COUNTIF([.B125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6];&quot;*mobile*&quot;)&gt;0;3;(IF(COUNTIF([.B1256];&quot;*FIXED*&quot;)&gt;0;2;(IF(COUNTIF([.B125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SMAR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7];&quot;*mobile*&quot;)&gt;0;3;(IF(COUNTIF([.B1257];&quot;*FIXED*&quot;)&gt;0;2;(IF(COUNTIF([.B125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SM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8];&quot;*mobile*&quot;)&gt;0;3;(IF(COUNTIF([.B1258];&quot;*FIXED*&quot;)&gt;0;2;(IF(COUNTIF([.B125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UG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59];&quot;*mobile*&quot;)&gt;0;3;(IF(COUNTIF([.B1259];&quot;*FIXED*&quot;)&gt;0;2;(IF(COUNTIF([.B125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0];&quot;*mobile*&quot;)&gt;0;3;(IF(COUNTIF([.B1260];&quot;*FIXED*&quot;)&gt;0;2;(IF(COUNTIF([.B126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GANDA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1];&quot;*mobile*&quot;)&gt;0;3;(IF(COUNTIF([.B1261];&quot;*FIXED*&quot;)&gt;0;2;(IF(COUNTIF([.B1261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UGANDA SPECIAL SERVICES TYPE_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2];&quot;*mobile*&quot;)&gt;0;3;(IF(COUNTIF([.B1262];&quot;*FIXED*&quot;)&gt;0;2;(IF(COUNTIF([.B126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3];&quot;*mobile*&quot;)&gt;0;3;(IF(COUNTIF([.B1263];&quot;*FIXED*&quot;)&gt;0;2;(IF(COUNTIF([.B126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CRIME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4];&quot;*mobile*&quot;)&gt;0;3;(IF(COUNTIF([.B1264];&quot;*FIXED*&quot;)&gt;0;2;(IF(COUNTIF([.B126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DNIEPROPETROVS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5];&quot;*mobile*&quot;)&gt;0;3;(IF(COUNTIF([.B1265];&quot;*FIXED*&quot;)&gt;0;2;(IF(COUNTIF([.B126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KHARKI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6];&quot;*mobile*&quot;)&gt;0;3;(IF(COUNTIF([.B1266];&quot;*FIXED*&quot;)&gt;0;2;(IF(COUNTIF([.B126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KIE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7];&quot;*mobile*&quot;)&gt;0;3;(IF(COUNTIF([.B1267];&quot;*FIXED*&quot;)&gt;0;2;(IF(COUNTIF([.B126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LVI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8];&quot;*mobile*&quot;)&gt;0;3;(IF(COUNTIF([.B1268];&quot;*FIXED*&quot;)&gt;0;2;(IF(COUNTIF([.B126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69];&quot;*mobile*&quot;)&gt;0;3;(IF(COUNTIF([.B1269];&quot;*FIXED*&quot;)&gt;0;2;(IF(COUNTIF([.B126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KRAINE MOBILE INTERTELEC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0];&quot;*mobile*&quot;)&gt;0;3;(IF(COUNTIF([.B1270];&quot;*FIXED*&quot;)&gt;0;2;(IF(COUNTIF([.B127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KRAINE MOBILE KYIV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1];&quot;*mobile*&quot;)&gt;0;3;(IF(COUNTIF([.B1271];&quot;*FIXED*&quot;)&gt;0;2;(IF(COUNTIF([.B127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KRAINE MOBILE LIFECEL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2];&quot;*mobile*&quot;)&gt;0;3;(IF(COUNTIF([.B1272];&quot;*FIXED*&quot;)&gt;0;2;(IF(COUNTIF([.B127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KRAINE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3];&quot;*mobile*&quot;)&gt;0;3;(IF(COUNTIF([.B1273];&quot;*FIXED*&quot;)&gt;0;2;(IF(COUNTIF([.B127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KRAINE ODES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4];&quot;*mobile*&quot;)&gt;0;3;(IF(COUNTIF([.B1274];&quot;*FIXED*&quot;)&gt;0;2;(IF(COUNTIF([.B127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KRAIN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5];&quot;*mobile*&quot;)&gt;0;3;(IF(COUNTIF([.B1275];&quot;*FIXED*&quot;)&gt;0;2;(IF(COUNTIF([.B1275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6];&quot;*mobile*&quot;)&gt;0;3;(IF(COUNTIF([.B1276];&quot;*FIXED*&quot;)&gt;0;2;(IF(COUNTIF([.B127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ARAB EMIRATES D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7];&quot;*mobile*&quot;)&gt;0;3;(IF(COUNTIF([.B1277];&quot;*FIXED*&quot;)&gt;0;2;(IF(COUNTIF([.B127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ARAB EMIRATES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8];&quot;*mobile*&quot;)&gt;0;3;(IF(COUNTIF([.B1278];&quot;*FIXED*&quot;)&gt;0;2;(IF(COUNTIF([.B127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ARAB EMIRATES MOBILE D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79];&quot;*mobile*&quot;)&gt;0;3;(IF(COUNTIF([.B1279];&quot;*FIXED*&quot;)&gt;0;2;(IF(COUNTIF([.B127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0];&quot;*mobile*&quot;)&gt;0;3;(IF(COUNTIF([.B1280];&quot;*FIXED*&quot;)&gt;0;2;(IF(COUNTIF([.B128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CORPORATE NUMBER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1];&quot;*mobile*&quot;)&gt;0;3;(IF(COUNTIF([.B1281];&quot;*FIXED*&quot;)&gt;0;2;(IF(COUNTIF([.B128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2];&quot;*mobile*&quot;)&gt;0;3;(IF(COUNTIF([.B1282];&quot;*FIXED*&quot;)&gt;0;2;(IF(COUNTIF([.B128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ALTERNATIVE NETWORK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3];&quot;*mobile*&quot;)&gt;0;3;(IF(COUNTIF([.B1283];&quot;*FIXED*&quot;)&gt;0;2;(IF(COUNTIF([.B128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CORE TELECOM LIMIT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4];&quot;*mobile*&quot;)&gt;0;3;(IF(COUNTIF([.B1284];&quot;*FIXED*&quot;)&gt;0;2;(IF(COUNTIF([.B128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EE LTD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5];&quot;*mobile*&quot;)&gt;0;3;(IF(COUNTIF([.B1285];&quot;*FIXED*&quot;)&gt;0;2;(IF(COUNTIF([.B128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JERS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6];&quot;*mobile*&quot;)&gt;0;3;(IF(COUNTIF([.B1286];&quot;*FIXED*&quot;)&gt;0;2;(IF(COUNTIF([.B128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LYCA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7];&quot;*mobile*&quot;)&gt;0;3;(IF(COUNTIF([.B1287];&quot;*FIXED*&quot;)&gt;0;2;(IF(COUNTIF([.B128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O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8];&quot;*mobile*&quot;)&gt;0;3;(IF(COUNTIF([.B1288];&quot;*FIXED*&quot;)&gt;0;2;(IF(COUNTIF([.B128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89];&quot;*mobile*&quot;)&gt;0;3;(IF(COUNTIF([.B1289];&quot;*FIXED*&quot;)&gt;0;2;(IF(COUNTIF([.B128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THR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0];&quot;*mobile*&quot;)&gt;0;3;(IF(COUNTIF([.B1290];&quot;*FIXED*&quot;)&gt;0;2;(IF(COUNTIF([.B129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1];&quot;*mobile*&quot;)&gt;0;3;(IF(COUNTIF([.B1291];&quot;*FIXED*&quot;)&gt;0;2;(IF(COUNTIF([.B129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E VODA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2];&quot;*mobile*&quot;)&gt;0;3;(IF(COUNTIF([.B1292];&quot;*FIXED*&quot;)&gt;0;2;(IF(COUNTIF([.B129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NITED KINGDOM MOBILITY SERVICES TISM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3];&quot;*mobile*&quot;)&gt;0;3;(IF(COUNTIF([.B1293];&quot;*FIXED*&quot;)&gt;0;2;(IF(COUNTIF([.B129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PERSONAL NUMBER7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4];&quot;*mobile*&quot;)&gt;0;3;(IF(COUNTIF([.B1294];&quot;*FIXED*&quot;)&gt;0;2;(IF(COUNTIF([.B129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PERSONAL NUMBER8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5];&quot;*mobile*&quot;)&gt;0;3;(IF(COUNTIF([.B1295];&quot;*FIXED*&quot;)&gt;0;2;(IF(COUNTIF([.B129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PERSONAL NUMBER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6];&quot;*mobile*&quot;)&gt;0;3;(IF(COUNTIF([.B1296];&quot;*FIXED*&quot;)&gt;0;2;(IF(COUNTIF([.B129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KINGDOM WIDE NUMBER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7];&quot;*mobile*&quot;)&gt;0;3;(IF(COUNTIF([.B1297];&quot;*FIXED*&quot;)&gt;0;2;(IF(COUNTIF([.B129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8];&quot;*mobile*&quot;)&gt;0;3;(IF(COUNTIF([.B1298];&quot;*FIXED*&quot;)&gt;0;2;(IF(COUNTIF([.B1298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STATES 8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299];&quot;*mobile*&quot;)&gt;0;3;(IF(COUNTIF([.B1299];&quot;*FIXED*&quot;)&gt;0;2;(IF(COUNTIF([.B129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STATES ALASK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0];&quot;*mobile*&quot;)&gt;0;3;(IF(COUNTIF([.B1300];&quot;*FIXED*&quot;)&gt;0;2;(IF(COUNTIF([.B130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STATES HAWAI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1];&quot;*mobile*&quot;)&gt;0;3;(IF(COUNTIF([.B1301];&quot;*FIXED*&quot;)&gt;0;2;(IF(COUNTIF([.B130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TED STATES VIRGIN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2];&quot;*mobile*&quot;)&gt;0;3;(IF(COUNTIF([.B1302];&quot;*FIXED*&quot;)&gt;0;2;(IF(COUNTIF([.B130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IVERSAL PERSONAL TELECOMMUNICATIONS TP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3];&quot;*mobile*&quot;)&gt;0;3;(IF(COUNTIF([.B1303];&quot;*FIXED*&quot;)&gt;0;2;(IF(COUNTIF([.B130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4];&quot;*mobile*&quot;)&gt;0;3;(IF(COUNTIF([.B1304];&quot;*FIXED*&quot;)&gt;0;2;(IF(COUNTIF([.B130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RUGUAY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5];&quot;*mobile*&quot;)&gt;0;3;(IF(COUNTIF([.B1305];&quot;*FIXED*&quot;)&gt;0;2;(IF(COUNTIF([.B130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RUGUAY MOBILE AN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6];&quot;*mobile*&quot;)&gt;0;3;(IF(COUNTIF([.B1306];&quot;*FIXED*&quot;)&gt;0;2;(IF(COUNTIF([.B1306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RUGUAY MOBILE CLAR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7];&quot;*mobile*&quot;)&gt;0;3;(IF(COUNTIF([.B1307];&quot;*FIXED*&quot;)&gt;0;2;(IF(COUNTIF([.B130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RUGUAY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8];&quot;*mobile*&quot;)&gt;0;3;(IF(COUNTIF([.B1308];&quot;*FIXED*&quot;)&gt;0;2;(IF(COUNTIF([.B130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RUGUAY MONTEVIDE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09];&quot;*mobile*&quot;)&gt;0;3;(IF(COUNTIF([.B1309];&quot;*FIXED*&quot;)&gt;0;2;(IF(COUNTIF([.B1309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0];&quot;*mobile*&quot;)&gt;0;3;(IF(COUNTIF([.B1310];&quot;*FIXED*&quot;)&gt;0;2;(IF(COUNTIF([.B1310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ZBEKISTA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1];&quot;*mobile*&quot;)&gt;0;3;(IF(COUNTIF([.B1311];&quot;*FIXED*&quot;)&gt;0;2;(IF(COUNTIF([.B131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ZBEKISTAN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2];&quot;*mobile*&quot;)&gt;0;3;(IF(COUNTIF([.B1312];&quot;*FIXED*&quot;)&gt;0;2;(IF(COUNTIF([.B1312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UZBEKISTAN TASHKE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3];&quot;*mobile*&quot;)&gt;0;3;(IF(COUNTIF([.B1313];&quot;*FIXED*&quot;)&gt;0;2;(IF(COUNTIF([.B131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4];&quot;*mobile*&quot;)&gt;0;3;(IF(COUNTIF([.B1314];&quot;*FIXED*&quot;)&gt;0;2;(IF(COUNTIF([.B1314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NUATU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5];&quot;*mobile*&quot;)&gt;0;3;(IF(COUNTIF([.B1315];&quot;*FIXED*&quot;)&gt;0;2;(IF(COUNTIF([.B131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6];&quot;*mobile*&quot;)&gt;0;3;(IF(COUNTIF([.B1316];&quot;*FIXED*&quot;)&gt;0;2;(IF(COUNTIF([.B131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NEZUELA CARAC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7];&quot;*mobile*&quot;)&gt;0;3;(IF(COUNTIF([.B1317];&quot;*FIXED*&quot;)&gt;0;2;(IF(COUNTIF([.B1317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NEZUEL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8];&quot;*mobile*&quot;)&gt;0;3;(IF(COUNTIF([.B1318];&quot;*FIXED*&quot;)&gt;0;2;(IF(COUNTIF([.B131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NEZUELA MOBILE DIGI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19];&quot;*mobile*&quot;)&gt;0;3;(IF(COUNTIF([.B1319];&quot;*FIXED*&quot;)&gt;0;2;(IF(COUNTIF([.B131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NEZUELA MOBILE MOVIL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0];&quot;*mobile*&quot;)&gt;0;3;(IF(COUNTIF([.B1320];&quot;*FIXED*&quot;)&gt;0;2;(IF(COUNTIF([.B132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NEZUELA MOBILE MOVISTA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1];&quot;*mobile*&quot;)&gt;0;3;(IF(COUNTIF([.B1321];&quot;*FIXED*&quot;)&gt;0;2;(IF(COUNTIF([.B1321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NEZUELA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2];&quot;*mobile*&quot;)&gt;0;3;(IF(COUNTIF([.B1322];&quot;*FIXED*&quot;)&gt;0;2;(IF(COUNTIF([.B132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3];&quot;*mobile*&quot;)&gt;0;3;(IF(COUNTIF([.B1323];&quot;*FIXED*&quot;)&gt;0;2;(IF(COUNTIF([.B132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T NAM FIXED VIET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4];&quot;*mobile*&quot;)&gt;0;3;(IF(COUNTIF([.B1324];&quot;*FIXED*&quot;)&gt;0;2;(IF(COUNTIF([.B1324];&quot;*SPECIAL*&quot;)&gt;0;5;1))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T NAM HANO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5];&quot;*mobile*&quot;)&gt;0;3;(IF(COUNTIF([.B1325];&quot;*FIXED*&quot;)&gt;0;2;(IF(COUNTIF([.B1325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T NAM HO CHI MIN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6];&quot;*mobile*&quot;)&gt;0;3;(IF(COUNTIF([.B1326];&quot;*FIXED*&quot;)&gt;0;2;(IF(COUNTIF([.B132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T NAM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7];&quot;*mobile*&quot;)&gt;0;3;(IF(COUNTIF([.B1327];&quot;*FIXED*&quot;)&gt;0;2;(IF(COUNTIF([.B132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IET NAM MOBILE MOBIF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8];&quot;*mobile*&quot;)&gt;0;3;(IF(COUNTIF([.B1328];&quot;*FIXED*&quot;)&gt;0;2;(IF(COUNTIF([.B132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IET NAM MOBILE VIET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29];&quot;*mobile*&quot;)&gt;0;3;(IF(COUNTIF([.B1329];&quot;*FIXED*&quot;)&gt;0;2;(IF(COUNTIF([.B132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IET NAM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0];&quot;*mobile*&quot;)&gt;0;3;(IF(COUNTIF([.B1330];&quot;*FIXED*&quot;)&gt;0;2;(IF(COUNTIF([.B1330];&quot;*SPECIAL*&quot;)&gt;0;5;1)))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ALLIS AND FUTU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1];&quot;*mobile*&quot;)&gt;0;3;(IF(COUNTIF([.B1331];&quot;*FIXED*&quot;)&gt;0;2;(IF(COUNTIF([.B133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LLIS AND FUTUN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2];&quot;*mobile*&quot;)&gt;0;3;(IF(COUNTIF([.B1332];&quot;*FIXED*&quot;)&gt;0;2;(IF(COUNTIF([.B1332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ESTERN SAMO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3];&quot;*mobile*&quot;)&gt;0;3;(IF(COUNTIF([.B1333];&quot;*FIXED*&quot;)&gt;0;2;(IF(COUNTIF([.B1333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STERN SAMOA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4];&quot;*mobile*&quot;)&gt;0;3;(IF(COUNTIF([.B1334];&quot;*FIXED*&quot;)&gt;0;2;(IF(COUNTIF([.B133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ESTERN SAMOA MOBILE DIGIC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5];&quot;*mobile*&quot;)&gt;0;3;(IF(COUNTIF([.B1335];&quot;*FIXED*&quot;)&gt;0;2;(IF(COUNTIF([.B133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6];&quot;*mobile*&quot;)&gt;0;3;(IF(COUNTIF([.B1336];&quot;*FIXED*&quot;)&gt;0;2;(IF(COUNTIF([.B133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EMEN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7];&quot;*mobile*&quot;)&gt;0;3;(IF(COUNTIF([.B1337];&quot;*FIXED*&quot;)&gt;0;2;(IF(COUNTIF([.B133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EMEN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8];&quot;*mobile*&quot;)&gt;0;3;(IF(COUNTIF([.B1338];&quot;*FIXED*&quot;)&gt;0;2;(IF(COUNTIF([.B133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EMEN MOBILE SABAF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39];&quot;*mobile*&quot;)&gt;0;3;(IF(COUNTIF([.B1339];&quot;*FIXED*&quot;)&gt;0;2;(IF(COUNTIF([.B133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EMEN MOBILE TELEYEM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0];&quot;*mobile*&quot;)&gt;0;3;(IF(COUNTIF([.B1340];&quot;*FIXED*&quot;)&gt;0;2;(IF(COUNTIF([.B1340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EMEN MOBILITY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1];&quot;*mobile*&quot;)&gt;0;3;(IF(COUNTIF([.B1341];&quot;*FIXED*&quot;)&gt;0;2;(IF(COUNTIF([.B1341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2];&quot;*mobile*&quot;)&gt;0;3;(IF(COUNTIF([.B1342];&quot;*FIXED*&quot;)&gt;0;2;(IF(COUNTIF([.B1342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AMBIA MOBILE AIR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3];&quot;*mobile*&quot;)&gt;0;3;(IF(COUNTIF([.B1343];&quot;*FIXED*&quot;)&gt;0;2;(IF(COUNTIF([.B1343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MBIA MOBILE M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4];&quot;*mobile*&quot;)&gt;0;3;(IF(COUNTIF([.B1344];&quot;*FIXED*&quot;)&gt;0;2;(IF(COUNTIF([.B1344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MBIA MOBILE ZAMTE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5];&quot;*mobile*&quot;)&gt;0;3;(IF(COUNTIF([.B1345];&quot;*FIXED*&quot;)&gt;0;2;(IF(COUNTIF([.B1345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6];&quot;*mobile*&quot;)&gt;0;3;(IF(COUNTIF([.B1346];&quot;*FIXED*&quot;)&gt;0;2;(IF(COUNTIF([.B1346];&quot;*SPECIAL*&quot;)&gt;0;5;1))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IMBABWE MOBI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7];&quot;*mobile*&quot;)&gt;0;3;(IF(COUNTIF([.B1347];&quot;*FIXED*&quot;)&gt;0;2;(IF(COUNTIF([.B1347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IMBABWE MOBILE ECON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8];&quot;*mobile*&quot;)&gt;0;3;(IF(COUNTIF([.B1348];&quot;*FIXED*&quot;)&gt;0;2;(IF(COUNTIF([.B1348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IMBABWE MOBILE NET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49];&quot;*mobile*&quot;)&gt;0;3;(IF(COUNTIF([.B1349];&quot;*FIXED*&quot;)&gt;0;2;(IF(COUNTIF([.B1349];&quot;*SPECIAL*&quot;)&gt;0;5;1)))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IMBABWE SPECIAL SERVI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COUNTIF([.B1350];&quot;*mobile*&quot;)&gt;0;3;(IF(COUNTIF([.B1350];&quot;*FIXED*&quot;)&gt;0;2;(IF(COUNTIF([.B1350];&quot;*SPECIAL*&quot;)&gt;0;5;1))))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date-style style:name="N114">
      <number:day number:style="long"/>
      <number:text>-</number:text>
      <number:month number:textual="true"/>
      <number:text>-</number:text>
      <number:year number:style="long"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0:01:43.699069731</dc:date>
    <meta:editing-duration>PT59S</meta:editing-duration>
    <meta:editing-cycles>1</meta:editing-cycles>
    <meta:document-statistic meta:table-count="1" meta:cell-count="5408" meta:object-count="0"/>
    <meta:generator>LibreOffice/6.0.3.2$Linux_X86_64 LibreOffice_project/00m0$Build-2</meta:generator>
  </office:meta>
</office:document-meta>
</file>